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1Diciemb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_consumo</text:p>
          </table:table-cell>
          <table:table-cell office:value-type="string" table:style-name="ce1">
            <text:p>Tipo_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_BOL</text:p>
          </table:table-cell>
          <table:table-cell office:value-type="string" table:style-name="ce1">
            <text:p>MWh_BOL</text:p>
          </table:table-cell>
          <table:table-cell office:value-type="string" table:style-name="ce1">
            <text:p>FACT_BOL</text:p>
          </table:table-cell>
          <table:table-cell office:value-type="string" table:style-name="ce1">
            <text:p>Clientes_EOR</text:p>
          </table:table-cell>
          <table:table-cell office:value-type="string" table:style-name="ce1">
            <text:p>MWh_EOR</text:p>
          </table:table-cell>
          <table:table-cell office:value-type="string" table:style-name="ce1">
            <text:p>FACT_EOR</text:p>
          </table:table-cell>
          <table:table-cell office:value-type="string" table:style-name="ce1">
            <text:p>Clientes_ESM</text:p>
          </table:table-cell>
          <table:table-cell office:value-type="string" table:style-name="ce1">
            <text:p>MWh_ESM</text:p>
          </table:table-cell>
          <table:table-cell office:value-type="string" table:style-name="ce1">
            <text:p>FACT_ESM</text:p>
          </table:table-cell>
          <table:table-cell office:value-type="string" table:style-name="ce1">
            <text:p>Clientes_GYE</text:p>
          </table:table-cell>
          <table:table-cell office:value-type="string" table:style-name="ce1">
            <text:p>MWh_GYE</text:p>
          </table:table-cell>
          <table:table-cell office:value-type="string" table:style-name="ce1">
            <text:p>FACT_GYE</text:p>
          </table:table-cell>
          <table:table-cell office:value-type="string" table:style-name="ce1">
            <text:p>Clientes_GLR</text:p>
          </table:table-cell>
          <table:table-cell office:value-type="string" table:style-name="ce1">
            <text:p>MWh_GLR</text:p>
          </table:table-cell>
          <table:table-cell office:value-type="string" table:style-name="ce1">
            <text:p>FACT_GLR</text:p>
          </table:table-cell>
          <table:table-cell office:value-type="string" table:style-name="ce1">
            <text:p>Clientes_LRS</text:p>
          </table:table-cell>
          <table:table-cell office:value-type="string" table:style-name="ce1">
            <text:p>MWh_LRS</text:p>
          </table:table-cell>
          <table:table-cell office:value-type="string" table:style-name="ce1">
            <text:p>FACT_LRS</text:p>
          </table:table-cell>
          <table:table-cell office:value-type="string" table:style-name="ce1">
            <text:p>Clientes_MAN</text:p>
          </table:table-cell>
          <table:table-cell office:value-type="string" table:style-name="ce1">
            <text:p>MWh_MAN</text:p>
          </table:table-cell>
          <table:table-cell office:value-type="string" table:style-name="ce1">
            <text:p>FACT_MAN</text:p>
          </table:table-cell>
          <table:table-cell office:value-type="string" table:style-name="ce1">
            <text:p>Clientes_MLG</text:p>
          </table:table-cell>
          <table:table-cell office:value-type="string" table:style-name="ce1">
            <text:p>MWh_MLG</text:p>
          </table:table-cell>
          <table:table-cell office:value-type="string" table:style-name="ce1">
            <text:p>FACT_MLG</text:p>
          </table:table-cell>
          <table:table-cell office:value-type="string" table:style-name="ce1">
            <text:p>Clientes_STE</text:p>
          </table:table-cell>
          <table:table-cell office:value-type="string" table:style-name="ce1">
            <text:p>MWh_STE</text:p>
          </table:table-cell>
          <table:table-cell office:value-type="string" table:style-name="ce1">
            <text:p>FACT_STE</text:p>
          </table:table-cell>
          <table:table-cell office:value-type="string" table:style-name="ce1">
            <text:p>Clientes_STD</text:p>
          </table:table-cell>
          <table:table-cell office:value-type="string" table:style-name="ce1">
            <text:p>MWh_STD</text:p>
          </table:table-cell>
          <table:table-cell office:value-type="string" table:style-name="ce1">
            <text:p>FACT_STD</text:p>
          </table:table-cell>
          <table:table-cell office:value-type="string" table:style-name="ce1">
            <text:p>Clientes_SUC</text:p>
          </table:table-cell>
          <table:table-cell office:value-type="string" table:style-name="ce1">
            <text:p>MWh_SUC</text:p>
          </table:table-cell>
          <table:table-cell office:value-type="string" table:style-name="ce1">
            <text:p>FACT_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Alumbrado P£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£blico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APCD01 (BT / Alumbrado P£blico)</text:p>
          </table:table-cell>
          <table:table-cell office:value-type="float" office:value="1" table:style-name="ce1">
            <text:p>1</text:p>
          </table:table-cell>
          <table:table-cell office:value-type="float" office:value="1540.58" table:style-name="ce2">
            <text:p>1.540,58</text:p>
          </table:table-cell>
          <table:table-cell office:value-type="float" office:value="111682.15" table:style-name="ce2">
            <text:p>111.682,15</text:p>
          </table:table-cell>
          <table:table-cell office:value-type="float" office:value="1" table:style-name="ce1">
            <text:p>1</text:p>
          </table:table-cell>
          <table:table-cell office:value-type="float" office:value="8080.52" table:style-name="ce2">
            <text:p>8.080,52</text:p>
          </table:table-cell>
          <table:table-cell office:value-type="float" office:value="878154.46" table:style-name="ce2">
            <text:p>878.154,46</text:p>
          </table:table-cell>
          <table:table-cell office:value-type="float" office:value="1" table:style-name="ce1">
            <text:p>1</text:p>
          </table:table-cell>
          <table:table-cell office:value-type="float" office:value="3856.47" table:style-name="ce2">
            <text:p>3.856,47</text:p>
          </table:table-cell>
          <table:table-cell office:value-type="float" office:value="324710.73" table:style-name="ce2">
            <text:p>324.710,73</text:p>
          </table:table-cell>
          <table:table-cell office:value-type="float" office:value="1" table:style-name="ce1">
            <text:p>1</text:p>
          </table:table-cell>
          <table:table-cell office:value-type="float" office:value="15163.61" table:style-name="ce2">
            <text:p>15.163,61</text:p>
          </table:table-cell>
          <table:table-cell office:value-type="float" office:value="1297824.8799999999" table:style-name="ce2">
            <text:p>1.297.824,88</text:p>
          </table:table-cell>
          <table:table-cell office:value-type="float" office:value="1" table:style-name="ce1">
            <text:p>1</text:p>
          </table:table-cell>
          <table:table-cell office:value-type="float" office:value="8314.48" table:style-name="ce2">
            <text:p>8.314,48</text:p>
          </table:table-cell>
          <table:table-cell office:value-type="float" office:value="1582719.97" table:style-name="ce2">
            <text:p>1.582.719,97</text:p>
          </table:table-cell>
          <table:table-cell office:value-type="float" office:value="1" table:style-name="ce1">
            <text:p>1</text:p>
          </table:table-cell>
          <table:table-cell office:value-type="float" office:value="2654.52" table:style-name="ce2">
            <text:p>2.654,52</text:p>
          </table:table-cell>
          <table:table-cell office:value-type="float" office:value="267691.90999999997" table:style-name="ce2">
            <text:p>267.691,91</text:p>
          </table:table-cell>
          <table:table-cell office:value-type="float" office:value="1" table:style-name="ce1">
            <text:p>1</text:p>
          </table:table-cell>
          <table:table-cell office:value-type="float" office:value="10706.7" table:style-name="ce2">
            <text:p>10.706,70</text:p>
          </table:table-cell>
          <table:table-cell office:value-type="float" office:value="728615.17" table:style-name="ce2">
            <text:p>728.615,17</text:p>
          </table:table-cell>
          <table:table-cell office:value-type="float" office:value="1" table:style-name="ce1">
            <text:p>1</text:p>
          </table:table-cell>
          <table:table-cell office:value-type="float" office:value="3708.89" table:style-name="ce2">
            <text:p>3.708,89</text:p>
          </table:table-cell>
          <table:table-cell office:value-type="float" office:value="400390.67" table:style-name="ce2">
            <text:p>400.390,67</text:p>
          </table:table-cell>
          <table:table-cell office:value-type="float" office:value="257" table:style-name="ce1">
            <text:p>257</text:p>
          </table:table-cell>
          <table:table-cell office:value-type="float" office:value="3789.33" table:style-name="ce2">
            <text:p>3.789,33</text:p>
          </table:table-cell>
          <table:table-cell office:value-type="float" office:value="633916.11" table:style-name="ce2">
            <text:p>633.916,11</text:p>
          </table:table-cell>
          <table:table-cell office:value-type="float" office:value="1" table:style-name="ce1">
            <text:p>1</text:p>
          </table:table-cell>
          <table:table-cell office:value-type="float" office:value="6442.93" table:style-name="ce2">
            <text:p>6.442,93</text:p>
          </table:table-cell>
          <table:table-cell office:value-type="float" office:value="701298.31" table:style-name="ce2">
            <text:p>701.298,31</text:p>
          </table:table-cell>
          <table:table-cell office:value-type="float" office:value="1" table:style-name="ce1">
            <text:p>1</text:p>
          </table:table-cell>
          <table:table-cell office:value-type="float" office:value="3172.47" table:style-name="ce2">
            <text:p>3.172,47</text:p>
          </table:table-cell>
          <table:table-cell office:value-type="float" office:value="275533.40000000002" table:style-name="ce2">
            <text:p>275.533,4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4" table:style-name="ce1">
            <text:p>84</text:p>
          </table:table-cell>
          <table:table-cell office:value-type="float" office:value="31.99" table:style-name="ce1">
            <text:p>31,99</text:p>
          </table:table-cell>
          <table:table-cell office:value-type="float" office:value="1654.83" table:style-name="ce2">
            <text:p>1.654,83</text:p>
          </table:table-cell>
          <table:table-cell office:value-type="float" office:value="161" table:style-name="ce1">
            <text:p>161</text:p>
          </table:table-cell>
          <table:table-cell office:value-type="float" office:value="115.15" table:style-name="ce1">
            <text:p>115,15</text:p>
          </table:table-cell>
          <table:table-cell office:value-type="float" office:value="6500.45" table:style-name="ce2">
            <text:p>6.500,45</text:p>
          </table:table-cell>
          <table:table-cell office:value-type="float" office:value="116" table:style-name="ce1">
            <text:p>116</text:p>
          </table:table-cell>
          <table:table-cell office:value-type="float" office:value="53.32" table:style-name="ce1">
            <text:p>53,32</text:p>
          </table:table-cell>
          <table:table-cell office:value-type="float" office:value="2915.08" table:style-name="ce2">
            <text:p>2.915,08</text:p>
          </table:table-cell>
          <table:table-cell office:value-type="float" office:value="55" table:style-name="ce1">
            <text:p>55</text:p>
          </table:table-cell>
          <table:table-cell office:value-type="float" office:value="52.15" table:style-name="ce1">
            <text:p>52,15</text:p>
          </table:table-cell>
          <table:table-cell office:value-type="float" office:value="5135.18" table:style-name="ce2">
            <text:p>5.135,18</text:p>
          </table:table-cell>
          <table:table-cell office:value-type="float" office:value="107" table:style-name="ce1">
            <text:p>107</text:p>
          </table:table-cell>
          <table:table-cell office:value-type="float" office:value="92.6" table:style-name="ce1">
            <text:p>92,6</text:p>
          </table:table-cell>
          <table:table-cell office:value-type="float" office:value="5241.66" table:style-name="ce2">
            <text:p>5.241,66</text:p>
          </table:table-cell>
          <table:table-cell office:value-type="float" office:value="64" table:style-name="ce1">
            <text:p>64</text:p>
          </table:table-cell>
          <table:table-cell office:value-type="float" office:value="37.03" table:style-name="ce1">
            <text:p>37,03</text:p>
          </table:table-cell>
          <table:table-cell office:value-type="float" office:value="2051.56" table:style-name="ce2">
            <text:p>2.051,56</text:p>
          </table:table-cell>
          <table:table-cell office:value-type="float" office:value="168" table:style-name="ce1">
            <text:p>168</text:p>
          </table:table-cell>
          <table:table-cell office:value-type="float" office:value="113.93" table:style-name="ce1">
            <text:p>113,93</text:p>
          </table:table-cell>
          <table:table-cell office:value-type="float" office:value="6359.31" table:style-name="ce2">
            <text:p>6.359,31</text:p>
          </table:table-cell>
          <table:table-cell office:value-type="float" office:value="42" table:style-name="ce1">
            <text:p>42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1053.0999999999999" table:style-name="ce2">
            <text:p>1.053,10</text:p>
          </table:table-cell>
          <table:table-cell office:value-type="float" office:value="47" table:style-name="ce1">
            <text:p>47</text:p>
          </table:table-cell>
          <table:table-cell office:value-type="float" office:value="29.84" table:style-name="ce1">
            <text:p>29,84</text:p>
          </table:table-cell>
          <table:table-cell office:value-type="float" office:value="1642.34" table:style-name="ce2">
            <text:p>1.642,34</text:p>
          </table:table-cell>
          <table:table-cell office:value-type="float" office:value="127" table:style-name="ce1">
            <text:p>127</text:p>
          </table:table-cell>
          <table:table-cell office:value-type="float" office:value="94.88" table:style-name="ce1">
            <text:p>94,88</text:p>
          </table:table-cell>
          <table:table-cell office:value-type="float" office:value="5237.2299999999996" table:style-name="ce2">
            <text:p>5.237,23</text:p>
          </table:table-cell>
          <table:table-cell office:value-type="float" office:value="134" table:style-name="ce1">
            <text:p>134</text:p>
          </table:table-cell>
          <table:table-cell office:value-type="float" office:value="63.09" table:style-name="ce1">
            <text:p>63,09</text:p>
          </table:table-cell>
          <table:table-cell office:value-type="float" office:value="3665.09" table:style-name="ce2">
            <text:p>3.665,0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float" office:value="3.59" table:style-name="ce1">
            <text:p>3,59</text:p>
          </table:table-cell>
          <table:table-cell office:value-type="float" office:value="306.83999999999997" table:style-name="ce1">
            <text:p>306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2.11" table:style-name="ce1">
            <text:p>32,11</text:p>
          </table:table-cell>
          <table:table-cell office:value-type="float" office:value="2477.46" table:style-name="ce2">
            <text:p>2.477,46</text:p>
          </table:table-cell>
          <table:table-cell office:value-type="float" office:value="33" table:style-name="ce1">
            <text:p>33</text:p>
          </table:table-cell>
          <table:table-cell office:value-type="float" office:value="85.69" table:style-name="ce1">
            <text:p>85,69</text:p>
          </table:table-cell>
          <table:table-cell office:value-type="float" office:value="6685.04" table:style-name="ce2">
            <text:p>6.685,04</text:p>
          </table:table-cell>
          <table:table-cell office:value-type="float" office:value="8" table:style-name="ce1">
            <text:p>8</text:p>
          </table:table-cell>
          <table:table-cell office:value-type="float" office:value="9.67" table:style-name="ce1">
            <text:p>9,67</text:p>
          </table:table-cell>
          <table:table-cell office:value-type="float" office:value="954.25" table:style-name="ce1">
            <text:p>954,25</text:p>
          </table:table-cell>
          <table:table-cell office:value-type="float" office:value="5" table:style-name="ce1">
            <text:p>5</text:p>
          </table:table-cell>
          <table:table-cell office:value-type="float" office:value="10.23" table:style-name="ce1">
            <text:p>10,23</text:p>
          </table:table-cell>
          <table:table-cell office:value-type="float" office:value="858.27" table:style-name="ce1">
            <text:p>858,27</text:p>
          </table:table-cell>
          <table:table-cell office:value-type="float" office:value="1" table:style-name="ce1">
            <text:p>1</text:p>
          </table:table-cell>
          <table:table-cell office:value-type="float" office:value="2.69" table:style-name="ce1">
            <text:p>2,69</text:p>
          </table:table-cell>
          <table:table-cell office:value-type="float" office:value="223.94" table:style-name="ce1">
            <text:p>223,94</text:p>
          </table:table-cell>
          <table:table-cell office:value-type="float" office:value="10" table:style-name="ce1">
            <text:p>10</text:p>
          </table:table-cell>
          <table:table-cell office:value-type="float" office:value="29.82" table:style-name="ce1">
            <text:p>29,82</text:p>
          </table:table-cell>
          <table:table-cell office:value-type="float" office:value="2500.7800000000002" table:style-name="ce2">
            <text:p>2.500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64" table:style-name="ce1">
            <text:p>0,64</text:p>
          </table:table-cell>
          <table:table-cell office:value-type="float" office:value="78.22" table:style-name="ce1">
            <text:p>78,2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166.58" table:style-name="ce1">
            <text:p>166,58</text:p>
          </table:table-cell>
          <table:table-cell office:value-type="float" office:value="12859.92" table:style-name="ce2">
            <text:p>12.859,9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4 (BT / Beneficio P£blico)</text:p>
          </table:table-cell>
          <table:table-cell office:value-type="float" office:value="516" table:style-name="ce1">
            <text:p>516</text:p>
          </table:table-cell>
          <table:table-cell office:value-type="float" office:value="49.32" table:style-name="ce1">
            <text:p>49,32</text:p>
          </table:table-cell>
          <table:table-cell office:value-type="float" office:value="3125.32" table:style-name="ce2">
            <text:p>3.125,32</text:p>
          </table:table-cell>
          <table:table-cell office:value-type="float" office:value="853" table:style-name="ce1">
            <text:p>853</text:p>
          </table:table-cell>
          <table:table-cell office:value-type="float" office:value="126.64" table:style-name="ce1">
            <text:p>126,64</text:p>
          </table:table-cell>
          <table:table-cell office:value-type="float" office:value="7028.9" table:style-name="ce2">
            <text:p>7.028,90</text:p>
          </table:table-cell>
          <table:table-cell office:value-type="float" office:value="831" table:style-name="ce1">
            <text:p>831</text:p>
          </table:table-cell>
          <table:table-cell office:value-type="float" office:value="144.15" table:style-name="ce1">
            <text:p>144,15</text:p>
          </table:table-cell>
          <table:table-cell office:value-type="float" office:value="8115.12" table:style-name="ce2">
            <text:p>8.115,12</text:p>
          </table:table-cell>
          <table:table-cell office:value-type="float" office:value="393" table:style-name="ce1">
            <text:p>393</text:p>
          </table:table-cell>
          <table:table-cell office:value-type="float" office:value="151.66999999999999" table:style-name="ce1">
            <text:p>151,67</text:p>
          </table:table-cell>
          <table:table-cell office:value-type="float" office:value="13588.2" table:style-name="ce2">
            <text:p>13.588,20</text:p>
          </table:table-cell>
          <table:table-cell office:value-type="float" office:value="831" table:style-name="ce1">
            <text:p>831</text:p>
          </table:table-cell>
          <table:table-cell office:value-type="float" office:value="120.78" table:style-name="ce1">
            <text:p>120,78</text:p>
          </table:table-cell>
          <table:table-cell office:value-type="float" office:value="6939.74" table:style-name="ce2">
            <text:p>6.939,74</text:p>
          </table:table-cell>
          <table:table-cell office:value-type="float" office:value="265" table:style-name="ce1">
            <text:p>265</text:p>
          </table:table-cell>
          <table:table-cell office:value-type="float" office:value="39.31" table:style-name="ce1">
            <text:p>39,31</text:p>
          </table:table-cell>
          <table:table-cell office:value-type="float" office:value="2210.56" table:style-name="ce2">
            <text:p>2.210,56</text:p>
          </table:table-cell>
          <table:table-cell office:value-type="float" office:value="577" table:style-name="ce1">
            <text:p>577</text:p>
          </table:table-cell>
          <table:table-cell office:value-type="float" office:value="91.68" table:style-name="ce1">
            <text:p>91,68</text:p>
          </table:table-cell>
          <table:table-cell office:value-type="float" office:value="5212.72" table:style-name="ce2">
            <text:p>5.212,72</text:p>
          </table:table-cell>
          <table:table-cell office:value-type="float" office:value="264" table:style-name="ce1">
            <text:p>264</text:p>
          </table:table-cell>
          <table:table-cell office:value-type="float" office:value="38.19" table:style-name="ce1">
            <text:p>38,19</text:p>
          </table:table-cell>
          <table:table-cell office:value-type="float" office:value="2167.06" table:style-name="ce2">
            <text:p>2.167,06</text:p>
          </table:table-cell>
          <table:table-cell office:value-type="float" office:value="237" table:style-name="ce1">
            <text:p>237</text:p>
          </table:table-cell>
          <table:table-cell office:value-type="float" office:value="45.83" table:style-name="ce1">
            <text:p>45,83</text:p>
          </table:table-cell>
          <table:table-cell office:value-type="float" office:value="2482.16" table:style-name="ce2">
            <text:p>2.482,16</text:p>
          </table:table-cell>
          <table:table-cell office:value-type="float" office:value="936" table:style-name="ce1">
            <text:p>936</text:p>
          </table:table-cell>
          <table:table-cell office:value-type="float" office:value="117" table:style-name="ce1">
            <text:p>117</text:p>
          </table:table-cell>
          <table:table-cell office:value-type="float" office:value="6634" table:style-name="ce2">
            <text:p>6.634,00</text:p>
          </table:table-cell>
          <table:table-cell office:value-type="float" office:value="756" table:style-name="ce1">
            <text:p>756</text:p>
          </table:table-cell>
          <table:table-cell office:value-type="float" office:value="79.25" table:style-name="ce1">
            <text:p>79,25</text:p>
          </table:table-cell>
          <table:table-cell office:value-type="float" office:value="4584.62" table:style-name="ce2">
            <text:p>4.584,6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5 (BT / Beneficio P£blico con Demanda)</text:p>
          </table:table-cell>
          <table:table-cell office:value-type="float" office:value="2" table:style-name="ce1">
            <text:p>2</text:p>
          </table:table-cell>
          <table:table-cell office:value-type="float" office:value="2.92" table:style-name="ce1">
            <text:p>2,92</text:p>
          </table:table-cell>
          <table:table-cell office:value-type="float" office:value="279.42" table:style-name="ce1">
            <text:p>279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.72" table:style-name="ce1">
            <text:p>5,72</text:p>
          </table:table-cell>
          <table:table-cell office:value-type="float" office:value="630.52" table:style-name="ce1">
            <text:p>630,52</text:p>
          </table:table-cell>
          <table:table-cell office:value-type="float" office:value="56" table:style-name="ce1">
            <text:p>56</text:p>
          </table:table-cell>
          <table:table-cell office:value-type="float" office:value="87.32" table:style-name="ce1">
            <text:p>87,32</text:p>
          </table:table-cell>
          <table:table-cell office:value-type="float" office:value="7144.47" table:style-name="ce2">
            <text:p>7.144,47</text:p>
          </table:table-cell>
          <table:table-cell office:value-type="float" office:value="3" table:style-name="ce1">
            <text:p>3</text:p>
          </table:table-cell>
          <table:table-cell office:value-type="float" office:value="3.53" table:style-name="ce1">
            <text:p>3,53</text:p>
          </table:table-cell>
          <table:table-cell office:value-type="float" office:value="414.01" table:style-name="ce1">
            <text:p>414,01</text:p>
          </table:table-cell>
          <table:table-cell office:value-type="float" office:value="8" table:style-name="ce1">
            <text:p>8</text:p>
          </table:table-cell>
          <table:table-cell office:value-type="float" office:value="6.15" table:style-name="ce1">
            <text:p>6,15</text:p>
          </table:table-cell>
          <table:table-cell office:value-type="float" office:value="608.35" table:style-name="ce1">
            <text:p>608,35</text:p>
          </table:table-cell>
          <table:table-cell office:value-type="float" office:value="8" table:style-name="ce1">
            <text:p>8</text:p>
          </table:table-cell>
          <table:table-cell office:value-type="float" office:value="10.53" table:style-name="ce1">
            <text:p>10,53</text:p>
          </table:table-cell>
          <table:table-cell office:value-type="float" office:value="953.81" table:style-name="ce1">
            <text:p>953,81</text:p>
          </table:table-cell>
          <table:table-cell office:value-type="float" office:value="19" table:style-name="ce1">
            <text:p>19</text:p>
          </table:table-cell>
          <table:table-cell office:value-type="float" office:value="39.380000000000003" table:style-name="ce1">
            <text:p>39,38</text:p>
          </table:table-cell>
          <table:table-cell office:value-type="float" office:value="3238.34" table:style-name="ce2">
            <text:p>3.238,34</text:p>
          </table:table-cell>
          <table:table-cell office:value-type="float" office:value="2" table:style-name="ce1">
            <text:p>2</text:p>
          </table:table-cell>
          <table:table-cell office:value-type="float" office:value="0.96" table:style-name="ce1">
            <text:p>0,96</text:p>
          </table:table-cell>
          <table:table-cell office:value-type="float" office:value="81.5" table:style-name="ce1">
            <text:p>81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.38" table:style-name="ce1">
            <text:p>1,38</text:p>
          </table:table-cell>
          <table:table-cell office:value-type="float" office:value="284.10000000000002" table:style-name="ce1">
            <text:p>284,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0 (BT / Beneficio P£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70.709999999999994" table:style-name="ce1">
            <text:p>70,71</text:p>
          </table:table-cell>
          <table:table-cell office:value-type="float" office:value="5945.32" table:style-name="ce2">
            <text:p>5.945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15" table:style-name="ce1">
            <text:p>15</text:p>
          </table:table-cell>
          <table:table-cell office:value-type="float" office:value="2.92" table:style-name="ce1">
            <text:p>2,92</text:p>
          </table:table-cell>
          <table:table-cell office:value-type="float" office:value="250.02" table:style-name="ce1">
            <text:p>250,02</text:p>
          </table:table-cell>
          <table:table-cell office:value-type="float" office:value="13" table:style-name="ce1">
            <text:p>13</text:p>
          </table:table-cell>
          <table:table-cell office:value-type="float" office:value="30.25" table:style-name="ce1">
            <text:p>30,25</text:p>
          </table:table-cell>
          <table:table-cell office:value-type="float" office:value="1219.26" table:style-name="ce2">
            <text:p>1.219,26</text:p>
          </table:table-cell>
          <table:table-cell office:value-type="float" office:value="3" table:style-name="ce1">
            <text:p>3</text:p>
          </table:table-cell>
          <table:table-cell office:value-type="float" office:value="3.09" table:style-name="ce1">
            <text:p>3,09</text:p>
          </table:table-cell>
          <table:table-cell office:value-type="float" office:value="125.86" table:style-name="ce1">
            <text:p>125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.2" table:style-name="ce1">
            <text:p>6,2</text:p>
          </table:table-cell>
          <table:table-cell office:value-type="float" office:value="253.4" table:style-name="ce1">
            <text:p>253,4</text:p>
          </table:table-cell>
          <table:table-cell office:value-type="float" office:value="1" table:style-name="ce1">
            <text:p>1</text:p>
          </table:table-cell>
          <table:table-cell office:value-type="float" office:value="22.86" table:style-name="ce1">
            <text:p>22,86</text:p>
          </table:table-cell>
          <table:table-cell office:value-type="float" office:value="914.94" table:style-name="ce1">
            <text:p>914,94</text:p>
          </table:table-cell>
          <table:table-cell office:value-type="float" office:value="11" table:style-name="ce1">
            <text:p>11</text:p>
          </table:table-cell>
          <table:table-cell office:value-type="float" office:value="12.41" table:style-name="ce1">
            <text:p>12,41</text:p>
          </table:table-cell>
          <table:table-cell office:value-type="float" office:value="504.26" table:style-name="ce1">
            <text:p>504,26</text:p>
          </table:table-cell>
          <table:table-cell office:value-type="float" office:value="8" table:style-name="ce1">
            <text:p>8</text:p>
          </table:table-cell>
          <table:table-cell office:value-type="float" office:value="35.619999999999997" table:style-name="ce1">
            <text:p>35,62</text:p>
          </table:table-cell>
          <table:table-cell office:value-type="float" office:value="1477.6" table:style-name="ce2">
            <text:p>1.477,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8.79" table:style-name="ce1">
            <text:p>18,79</text:p>
          </table:table-cell>
          <table:table-cell office:value-type="float" office:value="761.4" table:style-name="ce1">
            <text:p>761,4</text:p>
          </table:table-cell>
          <table:table-cell office:value-type="float" office:value="52" table:style-name="ce1">
            <text:p>52</text:p>
          </table:table-cell>
          <table:table-cell office:value-type="float" office:value="43.14" table:style-name="ce1">
            <text:p>43,14</text:p>
          </table:table-cell>
          <table:table-cell office:value-type="float" office:value="1761.88" table:style-name="ce2">
            <text:p>1.761,8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5.32" table:style-name="ce1">
            <text:p>25,32</text:p>
          </table:table-cell>
          <table:table-cell office:value-type="float" office:value="2279.19" table:style-name="ce2">
            <text:p>2.279,19</text:p>
          </table:table-cell>
          <table:table-cell office:value-type="float" office:value="10" table:style-name="ce1">
            <text:p>10</text:p>
          </table:table-cell>
          <table:table-cell office:value-type="float" office:value="54.93" table:style-name="ce1">
            <text:p>54,93</text:p>
          </table:table-cell>
          <table:table-cell office:value-type="float" office:value="5160.3999999999996" table:style-name="ce2">
            <text:p>5.160,40</text:p>
          </table:table-cell>
          <table:table-cell office:value-type="float" office:value="49" table:style-name="ce1">
            <text:p>49</text:p>
          </table:table-cell>
          <table:table-cell office:value-type="float" office:value="40.21" table:style-name="ce1">
            <text:p>40,21</text:p>
          </table:table-cell>
          <table:table-cell office:value-type="float" office:value="3921.61" table:style-name="ce2">
            <text:p>3.921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.33" table:style-name="ce1">
            <text:p>14,33</text:p>
          </table:table-cell>
          <table:table-cell office:value-type="float" office:value="1360.91" table:style-name="ce2">
            <text:p>1.360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.04" table:style-name="ce1">
            <text:p>5,04</text:p>
          </table:table-cell>
          <table:table-cell office:value-type="float" office:value="431.06" table:style-name="ce1">
            <text:p>431,06</text:p>
          </table:table-cell>
          <table:table-cell office:value-type="float" office:value="28" table:style-name="ce1">
            <text:p>28</text:p>
          </table:table-cell>
          <table:table-cell office:value-type="float" office:value="25.71" table:style-name="ce1">
            <text:p>25,71</text:p>
          </table:table-cell>
          <table:table-cell office:value-type="float" office:value="2387.39" table:style-name="ce2">
            <text:p>2.387,3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57.12" table:style-name="ce1">
            <text:p>57,12</text:p>
          </table:table-cell>
          <table:table-cell office:value-type="float" office:value="5099.4399999999996" table:style-name="ce2">
            <text:p>5.099,4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4 (BT / Bombeo de Agua para Servicio P£blic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7.149999999999999" table:style-name="ce1">
            <text:p>17,15</text:p>
          </table:table-cell>
          <table:table-cell office:value-type="float" office:value="1126.0899999999999" table:style-name="ce2">
            <text:p>1.126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5.65" table:style-name="ce1">
            <text:p>25,65</text:p>
          </table:table-cell>
          <table:table-cell office:value-type="float" office:value="1732.68" table:style-name="ce2">
            <text:p>1.732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9.86" table:style-name="ce1">
            <text:p>9,86</text:p>
          </table:table-cell>
          <table:table-cell office:value-type="float" office:value="645.91" table:style-name="ce1">
            <text:p>645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8.809999999999999" table:style-name="ce1">
            <text:p>18,81</text:p>
          </table:table-cell>
          <table:table-cell office:value-type="float" office:value="1235.52" table:style-name="ce2">
            <text:p>1.235,52</text:p>
          </table:table-cell>
          <table:table-cell office:value-type="float" office:value="11" table:style-name="ce1">
            <text:p>11</text:p>
          </table:table-cell>
          <table:table-cell office:value-type="float" office:value="10.01" table:style-name="ce1">
            <text:p>10,01</text:p>
          </table:table-cell>
          <table:table-cell office:value-type="float" office:value="660.2" table:style-name="ce1">
            <text:p>660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0 (BT / Bombeo de Agua para Servicio P£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6.56" table:style-name="ce1">
            <text:p>76,56</text:p>
          </table:table-cell>
          <table:table-cell office:value-type="float" office:value="4899.42" table:style-name="ce2">
            <text:p>4.899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12" table:style-name="ce1">
            <text:p>3,12</text:p>
          </table:table-cell>
          <table:table-cell office:value-type="float" office:value="259.27" table:style-name="ce1">
            <text:p>259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594.45000000000005" table:style-name="ce1">
            <text:p>594,45</text:p>
          </table:table-cell>
          <table:table-cell office:value-type="float" office:value="38349.35" table:style-name="ce2">
            <text:p>38.349,3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2.57" table:style-name="ce1">
            <text:p>2,57</text:p>
          </table:table-cell>
          <table:table-cell office:value-type="float" office:value="301.13" table:style-name="ce1">
            <text:p>301,13</text:p>
          </table:table-cell>
          <table:table-cell office:value-type="float" office:value="223" table:style-name="ce1">
            <text:p>223</text:p>
          </table:table-cell>
          <table:table-cell office:value-type="float" office:value="124.35" table:style-name="ce1">
            <text:p>124,35</text:p>
          </table:table-cell>
          <table:table-cell office:value-type="float" office:value="12690.85" table:style-name="ce2">
            <text:p>12.690,85</text:p>
          </table:table-cell>
          <table:table-cell office:value-type="float" office:value="20" table:style-name="ce1">
            <text:p>20</text:p>
          </table:table-cell>
          <table:table-cell office:value-type="float" office:value="9.83" table:style-name="ce1">
            <text:p>9,83</text:p>
          </table:table-cell>
          <table:table-cell office:value-type="float" office:value="1049.31" table:style-name="ce2">
            <text:p>1.049,31</text:p>
          </table:table-cell>
          <table:table-cell office:value-type="float" office:value="6" table:style-name="ce1">
            <text:p>6</text:p>
          </table:table-cell>
          <table:table-cell office:value-type="float" office:value="3.39" table:style-name="ce1">
            <text:p>3,39</text:p>
          </table:table-cell>
          <table:table-cell office:value-type="float" office:value="339.47" table:style-name="ce1">
            <text:p>339,47</text:p>
          </table:table-cell>
          <table:table-cell office:value-type="float" office:value="9" table:style-name="ce1">
            <text:p>9</text:p>
          </table:table-cell>
          <table:table-cell office:value-type="float" office:value="3.86" table:style-name="ce1">
            <text:p>3,86</text:p>
          </table:table-cell>
          <table:table-cell office:value-type="float" office:value="386.04" table:style-name="ce1">
            <text:p>386,04</text:p>
          </table:table-cell>
          <table:table-cell office:value-type="float" office:value="29" table:style-name="ce1">
            <text:p>29</text:p>
          </table:table-cell>
          <table:table-cell office:value-type="float" office:value="8.01" table:style-name="ce1">
            <text:p>8,01</text:p>
          </table:table-cell>
          <table:table-cell office:value-type="float" office:value="824.36" table:style-name="ce1">
            <text:p>824,36</text:p>
          </table:table-cell>
          <table:table-cell office:value-type="float" office:value="58" table:style-name="ce1">
            <text:p>58</text:p>
          </table:table-cell>
          <table:table-cell office:value-type="float" office:value="24.29" table:style-name="ce1">
            <text:p>24,29</text:p>
          </table:table-cell>
          <table:table-cell office:value-type="float" office:value="2506.48" table:style-name="ce2">
            <text:p>2.506,48</text:p>
          </table:table-cell>
          <table:table-cell office:value-type="float" office:value="3" table:style-name="ce1">
            <text:p>3</text:p>
          </table:table-cell>
          <table:table-cell office:value-type="float" office:value="1.52" table:style-name="ce1">
            <text:p>1,52</text:p>
          </table:table-cell>
          <table:table-cell office:value-type="float" office:value="153.31" table:style-name="ce1">
            <text:p>153,31</text:p>
          </table:table-cell>
          <table:table-cell office:value-type="float" office:value="16" table:style-name="ce1">
            <text:p>16</text:p>
          </table:table-cell>
          <table:table-cell office:value-type="float" office:value="9.76" table:style-name="ce1">
            <text:p>9,76</text:p>
          </table:table-cell>
          <table:table-cell office:value-type="float" office:value="996.91" table:style-name="ce1">
            <text:p>996,91</text:p>
          </table:table-cell>
          <table:table-cell office:value-type="float" office:value="27" table:style-name="ce1">
            <text:p>27</text:p>
          </table:table-cell>
          <table:table-cell office:value-type="float" office:value="34.19" table:style-name="ce1">
            <text:p>34,19</text:p>
          </table:table-cell>
          <table:table-cell office:value-type="float" office:value="3481" table:style-name="ce2">
            <text:p>3.481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6.079999999999998" table:style-name="ce1">
            <text:p>16,08</text:p>
          </table:table-cell>
          <table:table-cell office:value-type="float" office:value="1756.61" table:style-name="ce2">
            <text:p>1.756,61</text:p>
          </table:table-cell>
          <table:table-cell office:value-type="float" office:value="3" table:style-name="ce1">
            <text:p>3</text:p>
          </table:table-cell>
          <table:table-cell office:value-type="float" office:value="15.96" table:style-name="ce1">
            <text:p>15,96</text:p>
          </table:table-cell>
          <table:table-cell office:value-type="float" office:value="1967.75" table:style-name="ce2">
            <text:p>1.967,75</text:p>
          </table:table-cell>
          <table:table-cell office:value-type="float" office:value="3" table:style-name="ce1">
            <text:p>3</text:p>
          </table:table-cell>
          <table:table-cell office:value-type="float" office:value="13.39" table:style-name="ce1">
            <text:p>13,39</text:p>
          </table:table-cell>
          <table:table-cell office:value-type="float" office:value="1678.19" table:style-name="ce2">
            <text:p>1.678,19</text:p>
          </table:table-cell>
          <table:table-cell office:value-type="float" office:value="1" table:style-name="ce1">
            <text:p>1</text:p>
          </table:table-cell>
          <table:table-cell office:value-type="float" office:value="2.99" table:style-name="ce1">
            <text:p>2,99</text:p>
          </table:table-cell>
          <table:table-cell office:value-type="float" office:value="349.9" table:style-name="ce1">
            <text:p>349,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5.25" table:style-name="ce1">
            <text:p>25,25</text:p>
          </table:table-cell>
          <table:table-cell office:value-type="float" office:value="2745.45" table:style-name="ce2">
            <text:p>2.745,4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4.99" table:style-name="ce1">
            <text:p>34,99</text:p>
          </table:table-cell>
          <table:table-cell office:value-type="float" office:value="3367.05" table:style-name="ce2">
            <text:p>3.367,0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.58" table:style-name="ce1">
            <text:p>6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28.72" table:style-name="ce1">
            <text:p>28,7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.58" table:style-name="ce1">
            <text:p>1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6" table:style-name="ce1">
            <text:p>0,36</text:p>
          </table:table-cell>
          <table:table-cell office:value-type="float" office:value="17.149999999999999" table:style-name="ce1">
            <text:p>17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2" table:style-name="ce1">
            <text:p>0,2</text:p>
          </table:table-cell>
          <table:table-cell office:value-type="float" office:value="16.66" table:style-name="ce1">
            <text:p>16,6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float" office:value="0.52" table:style-name="ce1">
            <text:p>0,52</text:p>
          </table:table-cell>
          <table:table-cell office:value-type="float" office:value="56.19" table:style-name="ce1">
            <text:p>56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54" table:style-name="ce1">
            <text:p>354</text:p>
          </table:table-cell>
          <table:table-cell office:value-type="float" office:value="99.43" table:style-name="ce1">
            <text:p>99,43</text:p>
          </table:table-cell>
          <table:table-cell office:value-type="float" office:value="9255.01" table:style-name="ce2">
            <text:p>9.255,01</text:p>
          </table:table-cell>
          <table:table-cell office:value-type="float" office:value="1026" table:style-name="ce3">
            <text:p>1.026</text:p>
          </table:table-cell>
          <table:table-cell office:value-type="float" office:value="435.47" table:style-name="ce1">
            <text:p>435,47</text:p>
          </table:table-cell>
          <table:table-cell office:value-type="float" office:value="40165.56" table:style-name="ce2">
            <text:p>40.165,56</text:p>
          </table:table-cell>
          <table:table-cell office:value-type="float" office:value="396" table:style-name="ce1">
            <text:p>396</text:p>
          </table:table-cell>
          <table:table-cell office:value-type="float" office:value="140.69999999999999" table:style-name="ce1">
            <text:p>140,7</text:p>
          </table:table-cell>
          <table:table-cell office:value-type="float" office:value="12994.7" table:style-name="ce2">
            <text:p>12.994,70</text:p>
          </table:table-cell>
          <table:table-cell office:value-type="float" office:value="1400" table:style-name="ce3">
            <text:p>1.400</text:p>
          </table:table-cell>
          <table:table-cell office:value-type="float" office:value="868.46" table:style-name="ce1">
            <text:p>868,46</text:p>
          </table:table-cell>
          <table:table-cell office:value-type="float" office:value="83628.02" table:style-name="ce2">
            <text:p>83.628,02</text:p>
          </table:table-cell>
          <table:table-cell office:value-type="float" office:value="628" table:style-name="ce1">
            <text:p>628</text:p>
          </table:table-cell>
          <table:table-cell office:value-type="float" office:value="426.19" table:style-name="ce1">
            <text:p>426,19</text:p>
          </table:table-cell>
          <table:table-cell office:value-type="float" office:value="39134.839999999997" table:style-name="ce2">
            <text:p>39.134,84</text:p>
          </table:table-cell>
          <table:table-cell office:value-type="float" office:value="292" table:style-name="ce1">
            <text:p>292</text:p>
          </table:table-cell>
          <table:table-cell office:value-type="float" office:value="191.98" table:style-name="ce1">
            <text:p>191,98</text:p>
          </table:table-cell>
          <table:table-cell office:value-type="float" office:value="17693.5" table:style-name="ce2">
            <text:p>17.693,50</text:p>
          </table:table-cell>
          <table:table-cell office:value-type="float" office:value="522" table:style-name="ce1">
            <text:p>522</text:p>
          </table:table-cell>
          <table:table-cell office:value-type="float" office:value="289.7" table:style-name="ce1">
            <text:p>289,7</text:p>
          </table:table-cell>
          <table:table-cell office:value-type="float" office:value="26665.35" table:style-name="ce2">
            <text:p>26.665,35</text:p>
          </table:table-cell>
          <table:table-cell office:value-type="float" office:value="350" table:style-name="ce1">
            <text:p>350</text:p>
          </table:table-cell>
          <table:table-cell office:value-type="float" office:value="248.62" table:style-name="ce1">
            <text:p>248,62</text:p>
          </table:table-cell>
          <table:table-cell office:value-type="float" office:value="23134.2" table:style-name="ce2">
            <text:p>23.134,20</text:p>
          </table:table-cell>
          <table:table-cell office:value-type="float" office:value="597" table:style-name="ce1">
            <text:p>597</text:p>
          </table:table-cell>
          <table:table-cell office:value-type="float" office:value="590.14" table:style-name="ce1">
            <text:p>590,14</text:p>
          </table:table-cell>
          <table:table-cell office:value-type="float" office:value="54534.91" table:style-name="ce2">
            <text:p>54.534,91</text:p>
          </table:table-cell>
          <table:table-cell office:value-type="float" office:value="679" table:style-name="ce1">
            <text:p>679</text:p>
          </table:table-cell>
          <table:table-cell office:value-type="float" office:value="436.17" table:style-name="ce1">
            <text:p>436,17</text:p>
          </table:table-cell>
          <table:table-cell office:value-type="float" office:value="40033.589999999997" table:style-name="ce2">
            <text:p>40.033,59</text:p>
          </table:table-cell>
          <table:table-cell office:value-type="float" office:value="279" table:style-name="ce1">
            <text:p>279</text:p>
          </table:table-cell>
          <table:table-cell office:value-type="float" office:value="133.25" table:style-name="ce1">
            <text:p>133,25</text:p>
          </table:table-cell>
          <table:table-cell office:value-type="float" office:value="12252.43" table:style-name="ce2">
            <text:p>12.252,4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float" office:value="38.840000000000003" table:style-name="ce1">
            <text:p>38,84</text:p>
          </table:table-cell>
          <table:table-cell office:value-type="float" office:value="4194.8500000000004" table:style-name="ce2">
            <text:p>4.194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71" table:style-name="ce1">
            <text:p>71</text:p>
          </table:table-cell>
          <table:table-cell office:value-type="float" office:value="7385.25" table:style-name="ce2">
            <text:p>7.385,25</text:p>
          </table:table-cell>
          <table:table-cell office:value-type="float" office:value="312" table:style-name="ce1">
            <text:p>312</text:p>
          </table:table-cell>
          <table:table-cell office:value-type="float" office:value="891.98" table:style-name="ce1">
            <text:p>891,98</text:p>
          </table:table-cell>
          <table:table-cell office:value-type="float" office:value="89285.52" table:style-name="ce2">
            <text:p>89.285,52</text:p>
          </table:table-cell>
          <table:table-cell office:value-type="float" office:value="66" table:style-name="ce1">
            <text:p>66</text:p>
          </table:table-cell>
          <table:table-cell office:value-type="float" office:value="105.09" table:style-name="ce1">
            <text:p>105,09</text:p>
          </table:table-cell>
          <table:table-cell office:value-type="float" office:value="11864.43" table:style-name="ce2">
            <text:p>11.864,43</text:p>
          </table:table-cell>
          <table:table-cell office:value-type="float" office:value="30" table:style-name="ce1">
            <text:p>30</text:p>
          </table:table-cell>
          <table:table-cell office:value-type="float" office:value="79.7" table:style-name="ce1">
            <text:p>79,7</text:p>
          </table:table-cell>
          <table:table-cell office:value-type="float" office:value="8513.9500000000007" table:style-name="ce2">
            <text:p>8.513,95</text:p>
          </table:table-cell>
          <table:table-cell office:value-type="float" office:value="122" table:style-name="ce1">
            <text:p>122</text:p>
          </table:table-cell>
          <table:table-cell office:value-type="float" office:value="205.1" table:style-name="ce1">
            <text:p>205,1</text:p>
          </table:table-cell>
          <table:table-cell office:value-type="float" office:value="21699.18" table:style-name="ce2">
            <text:p>21.699,18</text:p>
          </table:table-cell>
          <table:table-cell office:value-type="float" office:value="57" table:style-name="ce1">
            <text:p>57</text:p>
          </table:table-cell>
          <table:table-cell office:value-type="float" office:value="218.14" table:style-name="ce1">
            <text:p>218,14</text:p>
          </table:table-cell>
          <table:table-cell office:value-type="float" office:value="22315.919999999998" table:style-name="ce2">
            <text:p>22.315,92</text:p>
          </table:table-cell>
          <table:table-cell office:value-type="float" office:value="15" table:style-name="ce1">
            <text:p>15</text:p>
          </table:table-cell>
          <table:table-cell office:value-type="float" office:value="29.63" table:style-name="ce1">
            <text:p>29,63</text:p>
          </table:table-cell>
          <table:table-cell office:value-type="float" office:value="3052.33" table:style-name="ce2">
            <text:p>3.052,33</text:p>
          </table:table-cell>
          <table:table-cell office:value-type="float" office:value="3" table:style-name="ce1">
            <text:p>3</text:p>
          </table:table-cell>
          <table:table-cell office:value-type="float" office:value="7.33" table:style-name="ce1">
            <text:p>7,33</text:p>
          </table:table-cell>
          <table:table-cell office:value-type="float" office:value="705.69" table:style-name="ce1">
            <text:p>705,69</text:p>
          </table:table-cell>
          <table:table-cell office:value-type="float" office:value="30" table:style-name="ce1">
            <text:p>30</text:p>
          </table:table-cell>
          <table:table-cell office:value-type="float" office:value="23.24" table:style-name="ce1">
            <text:p>23,24</text:p>
          </table:table-cell>
          <table:table-cell office:value-type="float" office:value="2791.4" table:style-name="ce2">
            <text:p>2.791,4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463.69" table:style-name="ce1">
            <text:p>463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5.790000000000006" table:style-name="ce1">
            <text:p>75,79</text:p>
          </table:table-cell>
          <table:table-cell office:value-type="float" office:value="7266.23" table:style-name="ce2">
            <text:p>7.266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1" table:style-name="ce1">
            <text:p>221</text:p>
          </table:table-cell>
          <table:table-cell office:value-type="float" office:value="901.64" table:style-name="ce1">
            <text:p>901,64</text:p>
          </table:table-cell>
          <table:table-cell office:value-type="float" office:value="87713.07" table:style-name="ce2">
            <text:p>87.713,0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float" office:value="2.33" table:style-name="ce1">
            <text:p>2,33</text:p>
          </table:table-cell>
          <table:table-cell office:value-type="float" office:value="258.58999999999997" table:style-name="ce1">
            <text:p>258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.05" table:style-name="ce1">
            <text:p>3,05</text:p>
          </table:table-cell>
          <table:table-cell office:value-type="float" office:value="433.04" table:style-name="ce1">
            <text:p>433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6.03" table:style-name="ce1">
            <text:p>6,03</text:p>
          </table:table-cell>
          <table:table-cell office:value-type="float" office:value="699.29" table:style-name="ce1">
            <text:p>699,2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.8" table:style-name="ce1">
            <text:p>22,8</text:p>
          </table:table-cell>
          <table:table-cell office:value-type="float" office:value="2151.91" table:style-name="ce2">
            <text:p>2.151,9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.56" table:style-name="ce1">
            <text:p>6,56</text:p>
          </table:table-cell>
          <table:table-cell office:value-type="float" office:value="578.98" table:style-name="ce1">
            <text:p>578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0" table:style-name="ce1">
            <text:p>10</text:p>
          </table:table-cell>
          <table:table-cell office:value-type="float" office:value="0.78" table:style-name="ce1">
            <text:p>0,78</text:p>
          </table:table-cell>
          <table:table-cell office:value-type="float" office:value="77.73" table:style-name="ce1">
            <text:p>77,73</text:p>
          </table:table-cell>
          <table:table-cell office:value-type="float" office:value="14" table:style-name="ce1">
            <text:p>14</text:p>
          </table:table-cell>
          <table:table-cell office:value-type="float" office:value="1.52" table:style-name="ce1">
            <text:p>1,52</text:p>
          </table:table-cell>
          <table:table-cell office:value-type="float" office:value="146.25" table:style-name="ce1">
            <text:p>146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.73" table:style-name="ce1">
            <text:p>1,73</text:p>
          </table:table-cell>
          <table:table-cell office:value-type="float" office:value="155.6" table:style-name="ce1">
            <text:p>155,6</text:p>
          </table:table-cell>
          <table:table-cell office:value-type="float" office:value="11" table:style-name="ce1">
            <text:p>11</text:p>
          </table:table-cell>
          <table:table-cell office:value-type="float" office:value="2.91" table:style-name="ce1">
            <text:p>2,91</text:p>
          </table:table-cell>
          <table:table-cell office:value-type="float" office:value="270.51" table:style-name="ce1">
            <text:p>270,51</text:p>
          </table:table-cell>
          <table:table-cell office:value-type="float" office:value="1" table:style-name="ce1">
            <text:p>1</text:p>
          </table:table-cell>
          <table:table-cell office:value-type="float" office:value="0.36" table:style-name="ce1">
            <text:p>0,36</text:p>
          </table:table-cell>
          <table:table-cell office:value-type="float" office:value="31.31" table:style-name="ce1">
            <text:p>31,31</text:p>
          </table:table-cell>
          <table:table-cell office:value-type="float" office:value="11" table:style-name="ce1">
            <text:p>11</text:p>
          </table:table-cell>
          <table:table-cell office:value-type="float" office:value="4.46" table:style-name="ce1">
            <text:p>4,46</text:p>
          </table:table-cell>
          <table:table-cell office:value-type="float" office:value="412.87" table:style-name="ce1">
            <text:p>412,87</text:p>
          </table:table-cell>
          <table:table-cell office:value-type="float" office:value="8" table:style-name="ce1">
            <text:p>8</text:p>
          </table:table-cell>
          <table:table-cell office:value-type="float" office:value="3.02" table:style-name="ce1">
            <text:p>3,02</text:p>
          </table:table-cell>
          <table:table-cell office:value-type="float" office:value="282.58" table:style-name="ce1">
            <text:p>282,58</text:p>
          </table:table-cell>
          <table:table-cell office:value-type="float" office:value="6" table:style-name="ce1">
            <text:p>6</text:p>
          </table:table-cell>
          <table:table-cell office:value-type="float" office:value="0.27" table:style-name="ce1">
            <text:p>0,27</text:p>
          </table:table-cell>
          <table:table-cell office:value-type="float" office:value="30.52" table:style-name="ce1">
            <text:p>30,5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3.07" table:style-name="ce1">
            <text:p>3,07</text:p>
          </table:table-cell>
          <table:table-cell office:value-type="float" office:value="1" table:style-name="ce1">
            <text:p>1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228.26" table:style-name="ce1">
            <text:p>228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489.69" table:style-name="ce1">
            <text:p>489,69</text:p>
          </table:table-cell>
          <table:table-cell office:value-type="float" office:value="13" table:style-name="ce1">
            <text:p>13</text:p>
          </table:table-cell>
          <table:table-cell office:value-type="float" office:value="13.9" table:style-name="ce1">
            <text:p>13,9</text:p>
          </table:table-cell>
          <table:table-cell office:value-type="float" office:value="1153.8699999999999" table:style-name="ce2">
            <text:p>1.153,87</text:p>
          </table:table-cell>
          <table:table-cell office:value-type="float" office:value="28" table:style-name="ce1">
            <text:p>28</text:p>
          </table:table-cell>
          <table:table-cell office:value-type="float" office:value="31.1" table:style-name="ce1">
            <text:p>31,1</text:p>
          </table:table-cell>
          <table:table-cell office:value-type="float" office:value="2557.06" table:style-name="ce2">
            <text:p>2.557,06</text:p>
          </table:table-cell>
          <table:table-cell office:value-type="float" office:value="5" table:style-name="ce1">
            <text:p>5</text:p>
          </table:table-cell>
          <table:table-cell office:value-type="float" office:value="2.1" table:style-name="ce1">
            <text:p>2,1</text:p>
          </table:table-cell>
          <table:table-cell office:value-type="float" office:value="168.09" table:style-name="ce1">
            <text:p>168,09</text:p>
          </table:table-cell>
          <table:table-cell office:value-type="float" office:value="20" table:style-name="ce1">
            <text:p>20</text:p>
          </table:table-cell>
          <table:table-cell office:value-type="float" office:value="17.309999999999999" table:style-name="ce1">
            <text:p>17,31</text:p>
          </table:table-cell>
          <table:table-cell office:value-type="float" office:value="1419.88" table:style-name="ce2">
            <text:p>1.419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,2</text:p>
          </table:table-cell>
          <table:table-cell office:value-type="float" office:value="19.22" table:style-name="ce1">
            <text:p>19,22</text:p>
          </table:table-cell>
          <table:table-cell office:value-type="float" office:value="6" table:style-name="ce1">
            <text:p>6</text:p>
          </table:table-cell>
          <table:table-cell office:value-type="float" office:value="0.95" table:style-name="ce1">
            <text:p>0,95</text:p>
          </table:table-cell>
          <table:table-cell office:value-type="float" office:value="87.86" table:style-name="ce1">
            <text:p>87,86</text:p>
          </table:table-cell>
          <table:table-cell office:value-type="float" office:value="10" table:style-name="ce1">
            <text:p>10</text:p>
          </table:table-cell>
          <table:table-cell office:value-type="float" office:value="6.02" table:style-name="ce1">
            <text:p>6,02</text:p>
          </table:table-cell>
          <table:table-cell office:value-type="float" office:value="589.19000000000005" table:style-name="ce1">
            <text:p>589,19</text:p>
          </table:table-cell>
          <table:table-cell office:value-type="float" office:value="4" table:style-name="ce1">
            <text:p>4</text:p>
          </table:table-cell>
          <table:table-cell office:value-type="float" office:value="11.88" table:style-name="ce1">
            <text:p>11,88</text:p>
          </table:table-cell>
          <table:table-cell office:value-type="float" office:value="1099.9000000000001" table:style-name="ce2">
            <text:p>1.099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.38" table:style-name="ce1">
            <text:p>7,38</text:p>
          </table:table-cell>
          <table:table-cell office:value-type="float" office:value="723.42" table:style-name="ce1">
            <text:p>723,42</text:p>
          </table:table-cell>
          <table:table-cell office:value-type="float" office:value="1" table:style-name="ce1">
            <text:p>1</text:p>
          </table:table-cell>
          <table:table-cell office:value-type="float" office:value="0.44" table:style-name="ce1">
            <text:p>0,44</text:p>
          </table:table-cell>
          <table:table-cell office:value-type="float" office:value="69.739999999999995" table:style-name="ce1">
            <text:p>69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.53" table:style-name="ce1">
            <text:p>10,53</text:p>
          </table:table-cell>
          <table:table-cell office:value-type="float" office:value="1089.1300000000001" table:style-name="ce2">
            <text:p>1.089,1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7.71" table:style-name="ce1">
            <text:p>7,71</text:p>
          </table:table-cell>
          <table:table-cell office:value-type="float" office:value="890.13" table:style-name="ce1">
            <text:p>890,13</text:p>
          </table:table-cell>
          <table:table-cell office:value-type="float" office:value="691" table:style-name="ce1">
            <text:p>691</text:p>
          </table:table-cell>
          <table:table-cell office:value-type="float" office:value="134.68" table:style-name="ce1">
            <text:p>134,68</text:p>
          </table:table-cell>
          <table:table-cell office:value-type="float" office:value="14129.94" table:style-name="ce2">
            <text:p>14.129,94</text:p>
          </table:table-cell>
          <table:table-cell office:value-type="float" office:value="38" table:style-name="ce1">
            <text:p>38</text:p>
          </table:table-cell>
          <table:table-cell office:value-type="float" office:value="8.66" table:style-name="ce1">
            <text:p>8,66</text:p>
          </table:table-cell>
          <table:table-cell office:value-type="float" office:value="1372.68" table:style-name="ce2">
            <text:p>1.372,68</text:p>
          </table:table-cell>
          <table:table-cell office:value-type="float" office:value="230" table:style-name="ce1">
            <text:p>230</text:p>
          </table:table-cell>
          <table:table-cell office:value-type="float" office:value="24.48" table:style-name="ce1">
            <text:p>24,48</text:p>
          </table:table-cell>
          <table:table-cell office:value-type="float" office:value="2663.1" table:style-name="ce2">
            <text:p>2.663,10</text:p>
          </table:table-cell>
          <table:table-cell office:value-type="float" office:value="3" table:style-name="ce1">
            <text:p>3</text:p>
          </table:table-cell>
          <table:table-cell office:value-type="float" office:value="0.24" table:style-name="ce1">
            <text:p>0,24</text:p>
          </table:table-cell>
          <table:table-cell office:value-type="float" office:value="27.38" table:style-name="ce1">
            <text:p>27,38</text:p>
          </table:table-cell>
          <table:table-cell office:value-type="float" office:value="278" table:style-name="ce1">
            <text:p>278</text:p>
          </table:table-cell>
          <table:table-cell office:value-type="float" office:value="47.52" table:style-name="ce1">
            <text:p>47,52</text:p>
          </table:table-cell>
          <table:table-cell office:value-type="float" office:value="4474.75" table:style-name="ce2">
            <text:p>4.474,75</text:p>
          </table:table-cell>
          <table:table-cell office:value-type="float" office:value="7" table:style-name="ce1">
            <text:p>7</text:p>
          </table:table-cell>
          <table:table-cell office:value-type="float" office:value="0.99" table:style-name="ce1">
            <text:p>0,99</text:p>
          </table:table-cell>
          <table:table-cell office:value-type="float" office:value="108.77" table:style-name="ce1">
            <text:p>108,77</text:p>
          </table:table-cell>
          <table:table-cell office:value-type="float" office:value="5" table:style-name="ce1">
            <text:p>5</text:p>
          </table:table-cell>
          <table:table-cell office:value-type="float" office:value="1.56" table:style-name="ce1">
            <text:p>1,56</text:p>
          </table:table-cell>
          <table:table-cell office:value-type="float" office:value="158.44" table:style-name="ce1">
            <text:p>158,44</text:p>
          </table:table-cell>
          <table:table-cell office:value-type="float" office:value="11" table:style-name="ce1">
            <text:p>11</text:p>
          </table:table-cell>
          <table:table-cell office:value-type="float" office:value="3.12" table:style-name="ce1">
            <text:p>3,12</text:p>
          </table:table-cell>
          <table:table-cell office:value-type="float" office:value="334.05" table:style-name="ce1">
            <text:p>334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1 (BT / Veh¡culos El‚ctric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float" office:value="117.44" table:style-name="ce1">
            <text:p>117,44</text:p>
          </table:table-cell>
          <table:table-cell office:value-type="float" office:value="8364.52" table:style-name="ce2">
            <text:p>8.364,52</text:p>
          </table:table-cell>
          <table:table-cell office:value-type="float" office:value="16" table:style-name="ce1">
            <text:p>16</text:p>
          </table:table-cell>
          <table:table-cell office:value-type="float" office:value="14.6" table:style-name="ce1">
            <text:p>14,6</text:p>
          </table:table-cell>
          <table:table-cell office:value-type="float" office:value="1268.33" table:style-name="ce2">
            <text:p>1.268,33</text:p>
          </table:table-cell>
          <table:table-cell office:value-type="float" office:value="12" table:style-name="ce1">
            <text:p>12</text:p>
          </table:table-cell>
          <table:table-cell office:value-type="float" office:value="120.74" table:style-name="ce1">
            <text:p>120,74</text:p>
          </table:table-cell>
          <table:table-cell office:value-type="float" office:value="9222.94" table:style-name="ce2">
            <text:p>9.222,94</text:p>
          </table:table-cell>
          <table:table-cell office:value-type="float" office:value="25" table:style-name="ce1">
            <text:p>25</text:p>
          </table:table-cell>
          <table:table-cell office:value-type="float" office:value="401.44" table:style-name="ce1">
            <text:p>401,44</text:p>
          </table:table-cell>
          <table:table-cell office:value-type="float" office:value="28963.31" table:style-name="ce2">
            <text:p>28.963,31</text:p>
          </table:table-cell>
          <table:table-cell office:value-type="float" office:value="27" table:style-name="ce1">
            <text:p>27</text:p>
          </table:table-cell>
          <table:table-cell office:value-type="float" office:value="341.7" table:style-name="ce1">
            <text:p>341,7</text:p>
          </table:table-cell>
          <table:table-cell office:value-type="float" office:value="25875.66" table:style-name="ce2">
            <text:p>25.875,66</text:p>
          </table:table-cell>
          <table:table-cell office:value-type="float" office:value="28" table:style-name="ce1">
            <text:p>28</text:p>
          </table:table-cell>
          <table:table-cell office:value-type="float" office:value="282.17" table:style-name="ce1">
            <text:p>282,17</text:p>
          </table:table-cell>
          <table:table-cell office:value-type="float" office:value="21034.17" table:style-name="ce2">
            <text:p>21.034,17</text:p>
          </table:table-cell>
          <table:table-cell office:value-type="float" office:value="39" table:style-name="ce1">
            <text:p>39</text:p>
          </table:table-cell>
          <table:table-cell office:value-type="float" office:value="100.3" table:style-name="ce1">
            <text:p>100,3</text:p>
          </table:table-cell>
          <table:table-cell office:value-type="float" office:value="8323.6" table:style-name="ce2">
            <text:p>8.323,60</text:p>
          </table:table-cell>
          <table:table-cell office:value-type="float" office:value="9" table:style-name="ce1">
            <text:p>9</text:p>
          </table:table-cell>
          <table:table-cell office:value-type="float" office:value="197.44" table:style-name="ce1">
            <text:p>197,44</text:p>
          </table:table-cell>
          <table:table-cell office:value-type="float" office:value="14539.97" table:style-name="ce2">
            <text:p>14.539,97</text:p>
          </table:table-cell>
          <table:table-cell office:value-type="float" office:value="13" table:style-name="ce1">
            <text:p>13</text:p>
          </table:table-cell>
          <table:table-cell office:value-type="float" office:value="328.2" table:style-name="ce1">
            <text:p>328,2</text:p>
          </table:table-cell>
          <table:table-cell office:value-type="float" office:value="24254.34" table:style-name="ce2">
            <text:p>24.254,34</text:p>
          </table:table-cell>
          <table:table-cell office:value-type="float" office:value="16" table:style-name="ce1">
            <text:p>16</text:p>
          </table:table-cell>
          <table:table-cell office:value-type="float" office:value="110.08" table:style-name="ce1">
            <text:p>110,08</text:p>
          </table:table-cell>
          <table:table-cell office:value-type="float" office:value="8475.89" table:style-name="ce2">
            <text:p>8.475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328.27" table:style-name="ce2">
            <text:p>1.328,27</text:p>
          </table:table-cell>
          <table:table-cell office:value-type="float" office:value="89740.21" table:style-name="ce2">
            <text:p>89.740,21</text:p>
          </table:table-cell>
          <table:table-cell office:value-type="float" office:value="7" table:style-name="ce1">
            <text:p>7</text:p>
          </table:table-cell>
          <table:table-cell office:value-type="float" office:value="123.71" table:style-name="ce1">
            <text:p>123,71</text:p>
          </table:table-cell>
          <table:table-cell office:value-type="float" office:value="9139.4" table:style-name="ce2">
            <text:p>9.139,40</text:p>
          </table:table-cell>
          <table:table-cell office:value-type="float" office:value="19" table:style-name="ce1">
            <text:p>19</text:p>
          </table:table-cell>
          <table:table-cell office:value-type="float" office:value="5835.65" table:style-name="ce2">
            <text:p>5.835,65</text:p>
          </table:table-cell>
          <table:table-cell office:value-type="float" office:value="354769.2" table:style-name="ce2">
            <text:p>354.769,20</text:p>
          </table:table-cell>
          <table:table-cell office:value-type="float" office:value="2" table:style-name="ce1">
            <text:p>2</text:p>
          </table:table-cell>
          <table:table-cell office:value-type="float" office:value="44.17" table:style-name="ce1">
            <text:p>44,17</text:p>
          </table:table-cell>
          <table:table-cell office:value-type="float" office:value="3039.51" table:style-name="ce2">
            <text:p>3.039,51</text:p>
          </table:table-cell>
          <table:table-cell office:value-type="float" office:value="3" table:style-name="ce1">
            <text:p>3</text:p>
          </table:table-cell>
          <table:table-cell office:value-type="float" office:value="364.06" table:style-name="ce1">
            <text:p>364,06</text:p>
          </table:table-cell>
          <table:table-cell office:value-type="float" office:value="24375.58" table:style-name="ce2">
            <text:p>24.375,58</text:p>
          </table:table-cell>
          <table:table-cell office:value-type="float" office:value="19" table:style-name="ce1">
            <text:p>19</text:p>
          </table:table-cell>
          <table:table-cell office:value-type="float" office:value="468.89" table:style-name="ce1">
            <text:p>468,89</text:p>
          </table:table-cell>
          <table:table-cell office:value-type="float" office:value="32900.71" table:style-name="ce2">
            <text:p>32.900,71</text:p>
          </table:table-cell>
          <table:table-cell office:value-type="float" office:value="1" table:style-name="ce1">
            <text:p>1</text:p>
          </table:table-cell>
          <table:table-cell office:value-type="float" office:value="396.91" table:style-name="ce1">
            <text:p>396,91</text:p>
          </table:table-cell>
          <table:table-cell office:value-type="float" office:value="25891.57" table:style-name="ce2">
            <text:p>25.891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77.04" table:style-name="ce1">
            <text:p>477,04</text:p>
          </table:table-cell>
          <table:table-cell office:value-type="float" office:value="32754.45" table:style-name="ce2">
            <text:p>32.754,45</text:p>
          </table:table-cell>
          <table:table-cell office:value-type="float" office:value="7" table:style-name="ce1">
            <text:p>7</text:p>
          </table:table-cell>
          <table:table-cell office:value-type="float" office:value="69.53" table:style-name="ce1">
            <text:p>69,53</text:p>
          </table:table-cell>
          <table:table-cell office:value-type="float" office:value="4963.9399999999996" table:style-name="ce2">
            <text:p>4.963,9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9 (MT / Beneficio P£blico con Demanda)</text:p>
          </table:table-cell>
          <table:table-cell office:value-type="float" office:value="33" table:style-name="ce1">
            <text:p>33</text:p>
          </table:table-cell>
          <table:table-cell office:value-type="float" office:value="79.31" table:style-name="ce1">
            <text:p>79,31</text:p>
          </table:table-cell>
          <table:table-cell office:value-type="float" office:value="5906.46" table:style-name="ce2">
            <text:p>5.906,46</text:p>
          </table:table-cell>
          <table:table-cell office:value-type="float" office:value="43" table:style-name="ce1">
            <text:p>43</text:p>
          </table:table-cell>
          <table:table-cell office:value-type="float" office:value="38.049999999999997" table:style-name="ce1">
            <text:p>38,05</text:p>
          </table:table-cell>
          <table:table-cell office:value-type="float" office:value="3101.23" table:style-name="ce2">
            <text:p>3.101,23</text:p>
          </table:table-cell>
          <table:table-cell office:value-type="float" office:value="51" table:style-name="ce1">
            <text:p>51</text:p>
          </table:table-cell>
          <table:table-cell office:value-type="float" office:value="233.06" table:style-name="ce1">
            <text:p>233,06</text:p>
          </table:table-cell>
          <table:table-cell office:value-type="float" office:value="19968.189999999999" table:style-name="ce2">
            <text:p>19.968,19</text:p>
          </table:table-cell>
          <table:table-cell office:value-type="float" office:value="56" table:style-name="ce1">
            <text:p>56</text:p>
          </table:table-cell>
          <table:table-cell office:value-type="float" office:value="792.67" table:style-name="ce1">
            <text:p>792,67</text:p>
          </table:table-cell>
          <table:table-cell office:value-type="float" office:value="57320.94" table:style-name="ce2">
            <text:p>57.320,94</text:p>
          </table:table-cell>
          <table:table-cell office:value-type="float" office:value="57" table:style-name="ce1">
            <text:p>57</text:p>
          </table:table-cell>
          <table:table-cell office:value-type="float" office:value="255.34" table:style-name="ce1">
            <text:p>255,34</text:p>
          </table:table-cell>
          <table:table-cell office:value-type="float" office:value="23018.03" table:style-name="ce2">
            <text:p>23.018,03</text:p>
          </table:table-cell>
          <table:table-cell office:value-type="float" office:value="29" table:style-name="ce1">
            <text:p>29</text:p>
          </table:table-cell>
          <table:table-cell office:value-type="float" office:value="52.49" table:style-name="ce1">
            <text:p>52,49</text:p>
          </table:table-cell>
          <table:table-cell office:value-type="float" office:value="4568.8900000000003" table:style-name="ce2">
            <text:p>4.568,89</text:p>
          </table:table-cell>
          <table:table-cell office:value-type="float" office:value="123" table:style-name="ce1">
            <text:p>123</text:p>
          </table:table-cell>
          <table:table-cell office:value-type="float" office:value="111.06" table:style-name="ce1">
            <text:p>111,06</text:p>
          </table:table-cell>
          <table:table-cell office:value-type="float" office:value="10446.52" table:style-name="ce2">
            <text:p>10.446,52</text:p>
          </table:table-cell>
          <table:table-cell office:value-type="float" office:value="14" table:style-name="ce1">
            <text:p>14</text:p>
          </table:table-cell>
          <table:table-cell office:value-type="float" office:value="183.64" table:style-name="ce1">
            <text:p>183,64</text:p>
          </table:table-cell>
          <table:table-cell office:value-type="float" office:value="14689.28" table:style-name="ce2">
            <text:p>14.689,28</text:p>
          </table:table-cell>
          <table:table-cell office:value-type="float" office:value="19" table:style-name="ce1">
            <text:p>19</text:p>
          </table:table-cell>
          <table:table-cell office:value-type="float" office:value="45.67" table:style-name="ce1">
            <text:p>45,67</text:p>
          </table:table-cell>
          <table:table-cell office:value-type="float" office:value="5170.74" table:style-name="ce2">
            <text:p>5.170,74</text:p>
          </table:table-cell>
          <table:table-cell office:value-type="float" office:value="35" table:style-name="ce1">
            <text:p>35</text:p>
          </table:table-cell>
          <table:table-cell office:value-type="float" office:value="101.51" table:style-name="ce1">
            <text:p>101,51</text:p>
          </table:table-cell>
          <table:table-cell office:value-type="float" office:value="8040.7" table:style-name="ce2">
            <text:p>8.040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0 (MT / Beneficio P£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15.24" table:style-name="ce1">
            <text:p>115,24</text:p>
          </table:table-cell>
          <table:table-cell office:value-type="float" office:value="9173.2800000000007" table:style-name="ce2">
            <text:p>9.173,28</text:p>
          </table:table-cell>
          <table:table-cell office:value-type="float" office:value="4" table:style-name="ce1">
            <text:p>4</text:p>
          </table:table-cell>
          <table:table-cell office:value-type="float" office:value="10.31" table:style-name="ce1">
            <text:p>10,31</text:p>
          </table:table-cell>
          <table:table-cell office:value-type="float" office:value="1125.1500000000001" table:style-name="ce2">
            <text:p>1.125,15</text:p>
          </table:table-cell>
          <table:table-cell office:value-type="float" office:value="21" table:style-name="ce1">
            <text:p>21</text:p>
          </table:table-cell>
          <table:table-cell office:value-type="float" office:value="1466.6" table:style-name="ce2">
            <text:p>1.466,60</text:p>
          </table:table-cell>
          <table:table-cell office:value-type="float" office:value="92304.49" table:style-name="ce2">
            <text:p>92.304,49</text:p>
          </table:table-cell>
          <table:table-cell office:value-type="float" office:value="4" table:style-name="ce1">
            <text:p>4</text:p>
          </table:table-cell>
          <table:table-cell office:value-type="float" office:value="11.48" table:style-name="ce1">
            <text:p>11,48</text:p>
          </table:table-cell>
          <table:table-cell office:value-type="float" office:value="908.91" table:style-name="ce1">
            <text:p>908,91</text:p>
          </table:table-cell>
          <table:table-cell office:value-type="float" office:value="1" table:style-name="ce1">
            <text:p>1</text:p>
          </table:table-cell>
          <table:table-cell office:value-type="float" office:value="24.98" table:style-name="ce1">
            <text:p>24,98</text:p>
          </table:table-cell>
          <table:table-cell office:value-type="float" office:value="1729.72" table:style-name="ce2">
            <text:p>1.729,72</text:p>
          </table:table-cell>
          <table:table-cell office:value-type="float" office:value="19" table:style-name="ce1">
            <text:p>19</text:p>
          </table:table-cell>
          <table:table-cell office:value-type="float" office:value="411.02" table:style-name="ce1">
            <text:p>411,02</text:p>
          </table:table-cell>
          <table:table-cell office:value-type="float" office:value="30225.07" table:style-name="ce2">
            <text:p>30.225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4.68" table:style-name="ce1">
            <text:p>14,68</text:p>
          </table:table-cell>
          <table:table-cell office:value-type="float" office:value="1181.9000000000001" table:style-name="ce2">
            <text:p>1.181,90</text:p>
          </table:table-cell>
          <table:table-cell office:value-type="float" office:value="10" table:style-name="ce1">
            <text:p>10</text:p>
          </table:table-cell>
          <table:table-cell office:value-type="float" office:value="82.49" table:style-name="ce1">
            <text:p>82,49</text:p>
          </table:table-cell>
          <table:table-cell office:value-type="float" office:value="5750.81" table:style-name="ce2">
            <text:p>5.750,8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12" table:style-name="ce1">
            <text:p>2,12</text:p>
          </table:table-cell>
          <table:table-cell office:value-type="float" office:value="85.58" table:style-name="ce1">
            <text:p>85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.44" table:style-name="ce1">
            <text:p>1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131.33000000000001" table:style-name="ce1">
            <text:p>131,33</text:p>
          </table:table-cell>
          <table:table-cell office:value-type="float" office:value="44" table:style-name="ce1">
            <text:p>44</text:p>
          </table:table-cell>
          <table:table-cell office:value-type="float" office:value="203.73" table:style-name="ce1">
            <text:p>203,73</text:p>
          </table:table-cell>
          <table:table-cell office:value-type="float" office:value="21252.44" table:style-name="ce2">
            <text:p>21.252,44</text:p>
          </table:table-cell>
          <table:table-cell office:value-type="float" office:value="1" table:style-name="ce1">
            <text:p>1</text:p>
          </table:table-cell>
          <table:table-cell office:value-type="float" office:value="23.09" table:style-name="ce1">
            <text:p>23,09</text:p>
          </table:table-cell>
          <table:table-cell office:value-type="float" office:value="1454.52" table:style-name="ce2">
            <text:p>1.454,52</text:p>
          </table:table-cell>
          <table:table-cell office:value-type="float" office:value="181" table:style-name="ce1">
            <text:p>181</text:p>
          </table:table-cell>
          <table:table-cell office:value-type="float" office:value="1209.47" table:style-name="ce2">
            <text:p>1.209,47</text:p>
          </table:table-cell>
          <table:table-cell office:value-type="float" office:value="100968.36" table:style-name="ce2">
            <text:p>100.968,36</text:p>
          </table:table-cell>
          <table:table-cell office:value-type="float" office:value="67" table:style-name="ce1">
            <text:p>67</text:p>
          </table:table-cell>
          <table:table-cell office:value-type="float" office:value="866.17" table:style-name="ce1">
            <text:p>866,17</text:p>
          </table:table-cell>
          <table:table-cell office:value-type="float" office:value="67295.740000000005" table:style-name="ce2">
            <text:p>67.295,74</text:p>
          </table:table-cell>
          <table:table-cell office:value-type="float" office:value="31" table:style-name="ce1">
            <text:p>31</text:p>
          </table:table-cell>
          <table:table-cell office:value-type="float" office:value="46.63" table:style-name="ce1">
            <text:p>46,63</text:p>
          </table:table-cell>
          <table:table-cell office:value-type="float" office:value="4602.17" table:style-name="ce2">
            <text:p>4.602,17</text:p>
          </table:table-cell>
          <table:table-cell office:value-type="float" office:value="35" table:style-name="ce1">
            <text:p>35</text:p>
          </table:table-cell>
          <table:table-cell office:value-type="float" office:value="868.97" table:style-name="ce1">
            <text:p>868,97</text:p>
          </table:table-cell>
          <table:table-cell office:value-type="float" office:value="61762.85" table:style-name="ce2">
            <text:p>61.762,85</text:p>
          </table:table-cell>
          <table:table-cell office:value-type="float" office:value="8" table:style-name="ce1">
            <text:p>8</text:p>
          </table:table-cell>
          <table:table-cell office:value-type="float" office:value="36.479999999999997" table:style-name="ce1">
            <text:p>36,48</text:p>
          </table:table-cell>
          <table:table-cell office:value-type="float" office:value="3375.38" table:style-name="ce2">
            <text:p>3.375,38</text:p>
          </table:table-cell>
          <table:table-cell office:value-type="float" office:value="43" table:style-name="ce1">
            <text:p>43</text:p>
          </table:table-cell>
          <table:table-cell office:value-type="float" office:value="291.62" table:style-name="ce1">
            <text:p>291,62</text:p>
          </table:table-cell>
          <table:table-cell office:value-type="float" office:value="23821.75" table:style-name="ce2">
            <text:p>23.821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735.63" table:style-name="ce2">
            <text:p>1.735,63</text:p>
          </table:table-cell>
          <table:table-cell office:value-type="float" office:value="4" table:style-name="ce1">
            <text:p>4</text:p>
          </table:table-cell>
          <table:table-cell office:value-type="float" office:value="350.5" table:style-name="ce1">
            <text:p>350,5</text:p>
          </table:table-cell>
          <table:table-cell office:value-type="float" office:value="25407.77" table:style-name="ce2">
            <text:p>25.407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9.11" table:style-name="ce1">
            <text:p>29,11</text:p>
          </table:table-cell>
          <table:table-cell office:value-type="float" office:value="4095.19" table:style-name="ce2">
            <text:p>4.095,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0.05" table:style-name="ce1">
            <text:p>70,05</text:p>
          </table:table-cell>
          <table:table-cell office:value-type="float" office:value="30" table:style-name="ce1">
            <text:p>30</text:p>
          </table:table-cell>
          <table:table-cell office:value-type="float" office:value="543.79999999999995" table:style-name="ce1">
            <text:p>543,8</text:p>
          </table:table-cell>
          <table:table-cell office:value-type="float" office:value="41121.93" table:style-name="ce2">
            <text:p>41.121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783.63" table:style-name="ce2">
            <text:p>1.783,63</text:p>
          </table:table-cell>
          <table:table-cell office:value-type="float" office:value="118390.56" table:style-name="ce2">
            <text:p>118.390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1.79" table:style-name="ce1">
            <text:p>41,79</text:p>
          </table:table-cell>
          <table:table-cell office:value-type="float" office:value="3018.36" table:style-name="ce2">
            <text:p>3.018,3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56" table:style-name="ce1">
            <text:p>2,56</text:p>
          </table:table-cell>
          <table:table-cell office:value-type="float" office:value="284.07" table:style-name="ce1">
            <text:p>284,07</text:p>
          </table:table-cell>
          <table:table-cell office:value-type="float" office:value="22" table:style-name="ce1">
            <text:p>22</text:p>
          </table:table-cell>
          <table:table-cell office:value-type="float" office:value="90.68" table:style-name="ce1">
            <text:p>90,68</text:p>
          </table:table-cell>
          <table:table-cell office:value-type="float" office:value="9959.7099999999991" table:style-name="ce2">
            <text:p>9.959,71</text:p>
          </table:table-cell>
          <table:table-cell office:value-type="float" office:value="3" table:style-name="ce1">
            <text:p>3</text:p>
          </table:table-cell>
          <table:table-cell office:value-type="float" office:value="31.74" table:style-name="ce1">
            <text:p>31,74</text:p>
          </table:table-cell>
          <table:table-cell office:value-type="float" office:value="3412.31" table:style-name="ce2">
            <text:p>3.412,31</text:p>
          </table:table-cell>
          <table:table-cell office:value-type="float" office:value="4" table:style-name="ce1">
            <text:p>4</text:p>
          </table:table-cell>
          <table:table-cell office:value-type="float" office:value="18.03" table:style-name="ce1">
            <text:p>18,03</text:p>
          </table:table-cell>
          <table:table-cell office:value-type="float" office:value="2268.6799999999998" table:style-name="ce2">
            <text:p>2.268,68</text:p>
          </table:table-cell>
          <table:table-cell office:value-type="float" office:value="5" table:style-name="ce1">
            <text:p>5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637.27" table:style-name="ce1">
            <text:p>637,27</text:p>
          </table:table-cell>
          <table:table-cell office:value-type="float" office:value="18" table:style-name="ce1">
            <text:p>18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4596.68" table:style-name="ce2">
            <text:p>4.596,68</text:p>
          </table:table-cell>
          <table:table-cell office:value-type="float" office:value="6" table:style-name="ce1">
            <text:p>6</text:p>
          </table:table-cell>
          <table:table-cell office:value-type="float" office:value="50.14" table:style-name="ce1">
            <text:p>50,14</text:p>
          </table:table-cell>
          <table:table-cell office:value-type="float" office:value="5691.52" table:style-name="ce2">
            <text:p>5.691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68" table:style-name="ce1">
            <text:p>4,68</text:p>
          </table:table-cell>
          <table:table-cell office:value-type="float" office:value="500.72" table:style-name="ce1">
            <text:p>500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7.88" table:style-name="ce1">
            <text:p>47,88</text:p>
          </table:table-cell>
          <table:table-cell office:value-type="float" office:value="4668.32" table:style-name="ce2">
            <text:p>4.668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28" table:style-name="ce1">
            <text:p>4,28</text:p>
          </table:table-cell>
          <table:table-cell office:value-type="float" office:value="385.99" table:style-name="ce1">
            <text:p>385,99</text:p>
          </table:table-cell>
          <table:table-cell office:value-type="float" office:value="8" table:style-name="ce1">
            <text:p>8</text:p>
          </table:table-cell>
          <table:table-cell office:value-type="float" office:value="176.79" table:style-name="ce1">
            <text:p>176,79</text:p>
          </table:table-cell>
          <table:table-cell office:value-type="float" office:value="18044.560000000001" table:style-name="ce2">
            <text:p>18.044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5" table:style-name="ce1">
            <text:p>95</text:p>
          </table:table-cell>
          <table:table-cell office:value-type="float" office:value="206.04" table:style-name="ce1">
            <text:p>206,04</text:p>
          </table:table-cell>
          <table:table-cell office:value-type="float" office:value="18398.97" table:style-name="ce2">
            <text:p>18.398,97</text:p>
          </table:table-cell>
          <table:table-cell office:value-type="float" office:value="202" table:style-name="ce1">
            <text:p>202</text:p>
          </table:table-cell>
          <table:table-cell office:value-type="float" office:value="323.12" table:style-name="ce1">
            <text:p>323,12</text:p>
          </table:table-cell>
          <table:table-cell office:value-type="float" office:value="27558.85" table:style-name="ce2">
            <text:p>27.558,85</text:p>
          </table:table-cell>
          <table:table-cell office:value-type="float" office:value="160" table:style-name="ce1">
            <text:p>160</text:p>
          </table:table-cell>
          <table:table-cell office:value-type="float" office:value="1266.31" table:style-name="ce2">
            <text:p>1.266,31</text:p>
          </table:table-cell>
          <table:table-cell office:value-type="float" office:value="116625.5" table:style-name="ce2">
            <text:p>116.625,50</text:p>
          </table:table-cell>
          <table:table-cell office:value-type="float" office:value="170" table:style-name="ce1">
            <text:p>170</text:p>
          </table:table-cell>
          <table:table-cell office:value-type="float" office:value="3354.97" table:style-name="ce2">
            <text:p>3.354,97</text:p>
          </table:table-cell>
          <table:table-cell office:value-type="float" office:value="254259.01" table:style-name="ce2">
            <text:p>254.259,01</text:p>
          </table:table-cell>
          <table:table-cell office:value-type="float" office:value="315" table:style-name="ce1">
            <text:p>315</text:p>
          </table:table-cell>
          <table:table-cell office:value-type="float" office:value="1761.28" table:style-name="ce2">
            <text:p>1.761,28</text:p>
          </table:table-cell>
          <table:table-cell office:value-type="float" office:value="166478.95000000001" table:style-name="ce2">
            <text:p>166.478,95</text:p>
          </table:table-cell>
          <table:table-cell office:value-type="float" office:value="119" table:style-name="ce1">
            <text:p>119</text:p>
          </table:table-cell>
          <table:table-cell office:value-type="float" office:value="534.02" table:style-name="ce1">
            <text:p>534,02</text:p>
          </table:table-cell>
          <table:table-cell office:value-type="float" office:value="50006.75" table:style-name="ce2">
            <text:p>50.006,75</text:p>
          </table:table-cell>
          <table:table-cell office:value-type="float" office:value="492" table:style-name="ce1">
            <text:p>492</text:p>
          </table:table-cell>
          <table:table-cell office:value-type="float" office:value="1192.55" table:style-name="ce2">
            <text:p>1.192,55</text:p>
          </table:table-cell>
          <table:table-cell office:value-type="float" office:value="115721.59" table:style-name="ce2">
            <text:p>115.721,59</text:p>
          </table:table-cell>
          <table:table-cell office:value-type="float" office:value="37" table:style-name="ce1">
            <text:p>37</text:p>
          </table:table-cell>
          <table:table-cell office:value-type="float" office:value="461.06" table:style-name="ce1">
            <text:p>461,06</text:p>
          </table:table-cell>
          <table:table-cell office:value-type="float" office:value="42283.75" table:style-name="ce2">
            <text:p>42.283,75</text:p>
          </table:table-cell>
          <table:table-cell office:value-type="float" office:value="171" table:style-name="ce1">
            <text:p>171</text:p>
          </table:table-cell>
          <table:table-cell office:value-type="float" office:value="1357.49" table:style-name="ce2">
            <text:p>1.357,49</text:p>
          </table:table-cell>
          <table:table-cell office:value-type="float" office:value="128037.91" table:style-name="ce2">
            <text:p>128.037,91</text:p>
          </table:table-cell>
          <table:table-cell office:value-type="float" office:value="114" table:style-name="ce1">
            <text:p>114</text:p>
          </table:table-cell>
          <table:table-cell office:value-type="float" office:value="534.84" table:style-name="ce1">
            <text:p>534,84</text:p>
          </table:table-cell>
          <table:table-cell office:value-type="float" office:value="49208.14" table:style-name="ce2">
            <text:p>49.208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1733.19" table:style-name="ce2">
            <text:p>1.733,19</text:p>
          </table:table-cell>
          <table:table-cell office:value-type="float" office:value="142146.23999999999" table:style-name="ce2">
            <text:p>142.146,24</text:p>
          </table:table-cell>
          <table:table-cell office:value-type="float" office:value="11" table:style-name="ce1">
            <text:p>11</text:p>
          </table:table-cell>
          <table:table-cell office:value-type="float" office:value="208.52" table:style-name="ce1">
            <text:p>208,52</text:p>
          </table:table-cell>
          <table:table-cell office:value-type="float" office:value="20497.38" table:style-name="ce2">
            <text:p>20.497,38</text:p>
          </table:table-cell>
          <table:table-cell office:value-type="float" office:value="132" table:style-name="ce1">
            <text:p>132</text:p>
          </table:table-cell>
          <table:table-cell office:value-type="float" office:value="7494.47" table:style-name="ce2">
            <text:p>7.494,47</text:p>
          </table:table-cell>
          <table:table-cell office:value-type="float" office:value="517323.3" table:style-name="ce2">
            <text:p>517.323,30</text:p>
          </table:table-cell>
          <table:table-cell office:value-type="float" office:value="9" table:style-name="ce1">
            <text:p>9</text:p>
          </table:table-cell>
          <table:table-cell office:value-type="float" office:value="108.01" table:style-name="ce1">
            <text:p>108,01</text:p>
          </table:table-cell>
          <table:table-cell office:value-type="float" office:value="10789.65" table:style-name="ce2">
            <text:p>10.789,65</text:p>
          </table:table-cell>
          <table:table-cell office:value-type="float" office:value="6" table:style-name="ce1">
            <text:p>6</text:p>
          </table:table-cell>
          <table:table-cell office:value-type="float" office:value="127.38" table:style-name="ce1">
            <text:p>127,38</text:p>
          </table:table-cell>
          <table:table-cell office:value-type="float" office:value="9933.49" table:style-name="ce2">
            <text:p>9.933,49</text:p>
          </table:table-cell>
          <table:table-cell office:value-type="float" office:value="124" table:style-name="ce1">
            <text:p>124</text:p>
          </table:table-cell>
          <table:table-cell office:value-type="float" office:value="2087.81" table:style-name="ce2">
            <text:p>2.087,81</text:p>
          </table:table-cell>
          <table:table-cell office:value-type="float" office:value="172976.62" table:style-name="ce2">
            <text:p>172.976,62</text:p>
          </table:table-cell>
          <table:table-cell office:value-type="float" office:value="1" table:style-name="ce1">
            <text:p>1</text:p>
          </table:table-cell>
          <table:table-cell office:value-type="float" office:value="111.33" table:style-name="ce1">
            <text:p>111,33</text:p>
          </table:table-cell>
          <table:table-cell office:value-type="float" office:value="9270.2999999999993" table:style-name="ce2">
            <text:p>9.270,30</text:p>
          </table:table-cell>
          <table:table-cell office:value-type="float" office:value="2" table:style-name="ce1">
            <text:p>2</text:p>
          </table:table-cell>
          <table:table-cell office:value-type="float" office:value="209.39" table:style-name="ce1">
            <text:p>209,39</text:p>
          </table:table-cell>
          <table:table-cell office:value-type="float" office:value="16556.13" table:style-name="ce2">
            <text:p>16.556,13</text:p>
          </table:table-cell>
          <table:table-cell office:value-type="float" office:value="39" table:style-name="ce1">
            <text:p>39</text:p>
          </table:table-cell>
          <table:table-cell office:value-type="float" office:value="1975.5" table:style-name="ce2">
            <text:p>1.975,50</text:p>
          </table:table-cell>
          <table:table-cell office:value-type="float" office:value="152707.26999999999" table:style-name="ce2">
            <text:p>152.707,27</text:p>
          </table:table-cell>
          <table:table-cell office:value-type="float" office:value="31" table:style-name="ce1">
            <text:p>31</text:p>
          </table:table-cell>
          <table:table-cell office:value-type="float" office:value="1313.38" table:style-name="ce2">
            <text:p>1.313,38</text:p>
          </table:table-cell>
          <table:table-cell office:value-type="float" office:value="105487.8" table:style-name="ce2">
            <text:p>105.487,8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float" office:value="0.33" table:style-name="ce1">
            <text:p>0,33</text:p>
          </table:table-cell>
          <table:table-cell office:value-type="float" office:value="96.85" table:style-name="ce1">
            <text:p>96,85</text:p>
          </table:table-cell>
          <table:table-cell office:value-type="float" office:value="4" table:style-name="ce1">
            <text:p>4</text:p>
          </table:table-cell>
          <table:table-cell office:value-type="float" office:value="0.54" table:style-name="ce1">
            <text:p>0,54</text:p>
          </table:table-cell>
          <table:table-cell office:value-type="float" office:value="130.34" table:style-name="ce1">
            <text:p>130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.96" table:style-name="ce1">
            <text:p>22,96</text:p>
          </table:table-cell>
          <table:table-cell office:value-type="float" office:value="6" table:style-name="ce1">
            <text:p>6</text:p>
          </table:table-cell>
          <table:table-cell office:value-type="float" office:value="14.53" table:style-name="ce1">
            <text:p>14,53</text:p>
          </table:table-cell>
          <table:table-cell office:value-type="float" office:value="1452.33" table:style-name="ce2">
            <text:p>1.452,33</text:p>
          </table:table-cell>
          <table:table-cell office:value-type="float" office:value="5" table:style-name="ce1">
            <text:p>5</text:p>
          </table:table-cell>
          <table:table-cell office:value-type="float" office:value="1.68" table:style-name="ce1">
            <text:p>1,68</text:p>
          </table:table-cell>
          <table:table-cell office:value-type="float" office:value="285.23" table:style-name="ce1">
            <text:p>285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1018.43" table:style-name="ce2">
            <text:p>1.018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0.1" table:style-name="ce1">
            <text:p>30,1</text:p>
          </table:table-cell>
          <table:table-cell office:value-type="float" office:value="2630.66" table:style-name="ce2">
            <text:p>2.630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5.5" table:style-name="ce1">
            <text:p>35,5</text:p>
          </table:table-cell>
          <table:table-cell office:value-type="float" office:value="4740.91" table:style-name="ce2">
            <text:p>4.740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25 (MT / Estaci¢n de Carga R 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2" table:style-name="ce1">
            <text:p>0,82</text:p>
          </table:table-cell>
          <table:table-cell office:value-type="float" office:value="179.68" table:style-name="ce1">
            <text:p>179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49.29" table:style-name="ce1">
            <text:p>249,29</text:p>
          </table:table-cell>
          <table:table-cell office:value-type="float" office:value="29828.9" table:style-name="ce2">
            <text:p>29.828,9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90.16999999999996" table:style-name="ce1">
            <text:p>590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2.87" table:style-name="ce1">
            <text:p>92,87</text:p>
          </table:table-cell>
          <table:table-cell office:value-type="float" office:value="9380.56" table:style-name="ce2">
            <text:p>9.380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3.78" table:style-name="ce1">
            <text:p>83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3" table:style-name="ce1">
            <text:p>-0,63</text:p>
          </table:table-cell>
          <table:table-cell office:value-type="float" office:value="-144.53" table:style-name="ce1">
            <text:p>-144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5.98" table:style-name="ce2">
            <text:p>1.225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16" table:style-name="ce1">
            <text:p>4,16</text:p>
          </table:table-cell>
          <table:table-cell office:value-type="float" office:value="401.87" table:style-name="ce1">
            <text:p>401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.22" table:style-name="ce1">
            <text:p>113,22</text:p>
          </table:table-cell>
          <table:table-cell office:value-type="float" office:value="-7685.41" table:style-name="ce2">
            <text:p>-7.685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1.89999999999998" table:style-name="ce1">
            <text:p>-291,9</text:p>
          </table:table-cell>
          <table:table-cell office:value-type="float" office:value="-31854.38" table:style-name="ce2">
            <text:p>-31.854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4.040000000000006" table:style-name="ce1">
            <text:p>-74,04</text:p>
          </table:table-cell>
          <table:table-cell office:value-type="float" office:value="-84559.77" table:style-name="ce2">
            <text:p>-84.559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.1" table:style-name="ce1">
            <text:p>-11,1</text:p>
          </table:table-cell>
          <table:table-cell office:value-type="float" office:value="2928.35" table:style-name="ce2">
            <text:p>2.928,3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.43" table:style-name="ce1">
            <text:p>15,43</text:p>
          </table:table-cell>
          <table:table-cell office:value-type="float" office:value="1144.5999999999999" table:style-name="ce2">
            <text:p>1.144,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60.41000000000003" table:style-name="ce1">
            <text:p>260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5" table:style-name="ce1">
            <text:p>0,75</text:p>
          </table:table-cell>
          <table:table-cell office:value-type="float" office:value="125.97" table:style-name="ce1">
            <text:p>125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9 (MT / Bombeo de Agua para Servicio P£blico de Agua con Demanda Horaria)</text:p>
          </table:table-cell>
          <table:table-cell office:value-type="float" office:value="6" table:style-name="ce1">
            <text:p>6</text:p>
          </table:table-cell>
          <table:table-cell office:value-type="float" office:value="3.08" table:style-name="ce1">
            <text:p>3,08</text:p>
          </table:table-cell>
          <table:table-cell office:value-type="float" office:value="333.94" table:style-name="ce1">
            <text:p>333,94</text:p>
          </table:table-cell>
          <table:table-cell office:value-type="float" office:value="37" table:style-name="ce1">
            <text:p>37</text:p>
          </table:table-cell>
          <table:table-cell office:value-type="float" office:value="1257.5999999999999" table:style-name="ce2">
            <text:p>1.257,60</text:p>
          </table:table-cell>
          <table:table-cell office:value-type="float" office:value="59670.26" table:style-name="ce2">
            <text:p>59.670,26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078.44" table:style-name="ce2">
            <text:p>1.078,44</text:p>
          </table:table-cell>
          <table:table-cell office:value-type="float" office:value="17" table:style-name="ce1">
            <text:p>17</text:p>
          </table:table-cell>
          <table:table-cell office:value-type="float" office:value="700.16" table:style-name="ce1">
            <text:p>700,16</text:p>
          </table:table-cell>
          <table:table-cell office:value-type="float" office:value="34223.79" table:style-name="ce2">
            <text:p>34.223,79</text:p>
          </table:table-cell>
          <table:table-cell office:value-type="float" office:value="18" table:style-name="ce1">
            <text:p>18</text:p>
          </table:table-cell>
          <table:table-cell office:value-type="float" office:value="800.08" table:style-name="ce1">
            <text:p>800,08</text:p>
          </table:table-cell>
          <table:table-cell office:value-type="float" office:value="42427.65" table:style-name="ce2">
            <text:p>42.427,65</text:p>
          </table:table-cell>
          <table:table-cell office:value-type="float" office:value="8" table:style-name="ce1">
            <text:p>8</text:p>
          </table:table-cell>
          <table:table-cell office:value-type="float" office:value="28.5" table:style-name="ce1">
            <text:p>28,5</text:p>
          </table:table-cell>
          <table:table-cell office:value-type="float" office:value="1652.08" table:style-name="ce2">
            <text:p>1.652,08</text:p>
          </table:table-cell>
          <table:table-cell office:value-type="float" office:value="65" table:style-name="ce1">
            <text:p>65</text:p>
          </table:table-cell>
          <table:table-cell office:value-type="float" office:value="4936.4799999999996" table:style-name="ce2">
            <text:p>4.936,48</text:p>
          </table:table-cell>
          <table:table-cell office:value-type="float" office:value="236887.36" table:style-name="ce2">
            <text:p>236.887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300" table:style-name="ce1">
            <text:p>300</text:p>
          </table:table-cell>
          <table:table-cell office:value-type="float" office:value="15917.4" table:style-name="ce2">
            <text:p>15.917,40</text:p>
          </table:table-cell>
          <table:table-cell office:value-type="float" office:value="5" table:style-name="ce1">
            <text:p>5</text:p>
          </table:table-cell>
          <table:table-cell office:value-type="float" office:value="437.17" table:style-name="ce1">
            <text:p>437,17</text:p>
          </table:table-cell>
          <table:table-cell office:value-type="float" office:value="20407.240000000002" table:style-name="ce2">
            <text:p>20.407,2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92.22" table:style-name="ce1">
            <text:p>592,22</text:p>
          </table:table-cell>
          <table:table-cell office:value-type="float" office:value="37801.040000000001" table:style-name="ce2">
            <text:p>37.801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23.5" table:style-name="ce1">
            <text:p>423,5</text:p>
          </table:table-cell>
          <table:table-cell office:value-type="float" office:value="28108.15" table:style-name="ce2">
            <text:p>28.108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19.95999999999998" table:style-name="ce1">
            <text:p>319,96</text:p>
          </table:table-cell>
          <table:table-cell office:value-type="float" office:value="22318.01" table:style-name="ce2">
            <text:p>22.318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5 (AT / Beneficio P£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251.58" table:style-name="ce2">
            <text:p>7.251,58</text:p>
          </table:table-cell>
          <table:table-cell office:value-type="float" office:value="425744.43" table:style-name="ce2">
            <text:p>425.744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080.52" table:style-name="ce2">
            <text:p>3.080,52</text:p>
          </table:table-cell>
          <table:table-cell office:value-type="float" office:value="195649.13" table:style-name="ce2">
            <text:p>195.649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6 (AT / Estaci¢n de Carga R 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203.5100000000002" table:style-name="ce2">
            <text:p>2.203,51</text:p>
          </table:table-cell>
          <table:table-cell office:value-type="float" office:value="181254.14" table:style-name="ce2">
            <text:p>181.254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45.8000000000002" table:style-name="ce2">
            <text:p>2.345,80</text:p>
          </table:table-cell>
          <table:table-cell office:value-type="float" office:value="177123.55" table:style-name="ce2">
            <text:p>177.123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81.9" table:style-name="ce2">
            <text:p>2.381,90</text:p>
          </table:table-cell>
          <table:table-cell office:value-type="float" office:value="164478.65" table:style-name="ce2">
            <text:p>164.478,65</text:p>
          </table:table-cell>
          <table:table-cell office:value-type="float" office:value="1" table:style-name="ce1">
            <text:p>1</text:p>
          </table:table-cell>
          <table:table-cell office:value-type="float" office:value="329.53" table:style-name="ce1">
            <text:p>329,53</text:p>
          </table:table-cell>
          <table:table-cell office:value-type="float" office:value="26507.55" table:style-name="ce2">
            <text:p>26.507,55</text:p>
          </table:table-cell>
          <table:table-cell office:value-type="float" office:value="6" table:style-name="ce1">
            <text:p>6</text:p>
          </table:table-cell>
          <table:table-cell office:value-type="float" office:value="3145.81" table:style-name="ce2">
            <text:p>3.145,81</text:p>
          </table:table-cell>
          <table:table-cell office:value-type="float" office:value="198214.04" table:style-name="ce2">
            <text:p>198.214,04</text:p>
          </table:table-cell>
          <table:table-cell office:value-type="float" office:value="2" table:style-name="ce1">
            <text:p>2</text:p>
          </table:table-cell>
          <table:table-cell office:value-type="float" office:value="321.62" table:style-name="ce1">
            <text:p>321,62</text:p>
          </table:table-cell>
          <table:table-cell office:value-type="float" office:value="22569.82" table:style-name="ce2">
            <text:p>22.569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50.4" table:style-name="ce1">
            <text:p>350,4</text:p>
          </table:table-cell>
          <table:table-cell office:value-type="float" office:value="26550.21" table:style-name="ce2">
            <text:p>26.550,21</text:p>
          </table:table-cell>
          <table:table-cell office:value-type="float" office:value="2" table:style-name="ce1">
            <text:p>2</text:p>
          </table:table-cell>
          <table:table-cell office:value-type="float" office:value="1015.54" table:style-name="ce2">
            <text:p>1.015,54</text:p>
          </table:table-cell>
          <table:table-cell office:value-type="float" office:value="74855.539999999994" table:style-name="ce2">
            <text:p>74.855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3 (AT / Bombeo de Agua para Servicio P£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944.72" table:style-name="ce2">
            <text:p>2.944,72</text:p>
          </table:table-cell>
          <table:table-cell office:value-type="float" office:value="118895.35" table:style-name="ce2">
            <text:p>118.895,35</text:p>
          </table:table-cell>
          <table:table-cell office:value-type="float" office:value="1" table:style-name="ce1">
            <text:p>1</text:p>
          </table:table-cell>
          <table:table-cell office:value-type="float" office:value="608" table:style-name="ce1">
            <text:p>608</text:p>
          </table:table-cell>
          <table:table-cell office:value-type="float" office:value="25599.26" table:style-name="ce2">
            <text:p>25.599,26</text:p>
          </table:table-cell>
          <table:table-cell office:value-type="float" office:value="1" table:style-name="ce1">
            <text:p>1</text:p>
          </table:table-cell>
          <table:table-cell office:value-type="float" office:value="12021.81" table:style-name="ce2">
            <text:p>12.021,81</text:p>
          </table:table-cell>
          <table:table-cell office:value-type="float" office:value="497901.24" table:style-name="ce2">
            <text:p>497.901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963.82" table:style-name="ce2">
            <text:p>2.963,82</text:p>
          </table:table-cell>
          <table:table-cell office:value-type="float" office:value="129866.31" table:style-name="ce2">
            <text:p>129.866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697.79" table:style-name="ce2">
            <text:p>21.697,79</text:p>
          </table:table-cell>
          <table:table-cell office:value-type="float" office:value="1549075.98" table:style-name="ce2">
            <text:p>1.549.075,9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.6" table:style-name="ce1">
            <text:p>9,6</text:p>
          </table:table-cell>
          <table:table-cell office:value-type="float" office:value="712.84" table:style-name="ce1">
            <text:p>712,8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9.420000000000002" table:style-name="ce1">
            <text:p>19,42</text:p>
          </table:table-cell>
          <table:table-cell office:value-type="float" office:value="788.54" table:style-name="ce1">
            <text:p>788,54</text:p>
          </table:table-cell>
          <table:table-cell office:value-type="float" office:value="14" table:style-name="ce1">
            <text:p>14</text:p>
          </table:table-cell>
          <table:table-cell office:value-type="float" office:value="13.12" table:style-name="ce1">
            <text:p>13,12</text:p>
          </table:table-cell>
          <table:table-cell office:value-type="float" office:value="534.79999999999995" table:style-name="ce1">
            <text:p>534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3" table:style-name="ce1">
            <text:p>673</text:p>
          </table:table-cell>
          <table:table-cell office:value-type="float" office:value="319.89999999999998" table:style-name="ce1">
            <text:p>319,9</text:p>
          </table:table-cell>
          <table:table-cell office:value-type="float" office:value="13267.06" table:style-name="ce2">
            <text:p>13.267,06</text:p>
          </table:table-cell>
          <table:table-cell office:value-type="float" office:value="47" table:style-name="ce1">
            <text:p>47</text:p>
          </table:table-cell>
          <table:table-cell office:value-type="float" office:value="24.34" table:style-name="ce1">
            <text:p>24,34</text:p>
          </table:table-cell>
          <table:table-cell office:value-type="float" office:value="1006.66" table:style-name="ce2">
            <text:p>1.006,66</text:p>
          </table:table-cell>
          <table:table-cell office:value-type="float" office:value="998" table:style-name="ce1">
            <text:p>998</text:p>
          </table:table-cell>
          <table:table-cell office:value-type="float" office:value="497.69" table:style-name="ce1">
            <text:p>497,69</text:p>
          </table:table-cell>
          <table:table-cell office:value-type="float" office:value="20550.8" table:style-name="ce2">
            <text:p>20.550,80</text:p>
          </table:table-cell>
          <table:table-cell office:value-type="float" office:value="19" table:style-name="ce1">
            <text:p>19</text:p>
          </table:table-cell>
          <table:table-cell office:value-type="float" office:value="29.66" table:style-name="ce1">
            <text:p>29,66</text:p>
          </table:table-cell>
          <table:table-cell office:value-type="float" office:value="1216.71" table:style-name="ce2">
            <text:p>1.216,71</text:p>
          </table:table-cell>
          <table:table-cell office:value-type="float" office:value="15" table:style-name="ce1">
            <text:p>15</text:p>
          </table:table-cell>
          <table:table-cell office:value-type="float" office:value="6.02" table:style-name="ce1">
            <text:p>6,02</text:p>
          </table:table-cell>
          <table:table-cell office:value-type="float" office:value="251.26" table:style-name="ce1">
            <text:p>251,26</text:p>
          </table:table-cell>
          <table:table-cell office:value-type="float" office:value="32" table:style-name="ce1">
            <text:p>32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1350.2" table:style-name="ce2">
            <text:p>1.350,20</text:p>
          </table:table-cell>
          <table:table-cell office:value-type="float" office:value="101" table:style-name="ce1">
            <text:p>101</text:p>
          </table:table-cell>
          <table:table-cell office:value-type="float" office:value="63.54" table:style-name="ce1">
            <text:p>63,54</text:p>
          </table:table-cell>
          <table:table-cell office:value-type="float" office:value="2612.5" table:style-name="ce2">
            <text:p>2.612,5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632" table:style-name="ce1">
            <text:p>632</text:p>
          </table:table-cell>
          <table:table-cell office:value-type="float" office:value="44" table:style-name="ce1">
            <text:p>44</text:p>
          </table:table-cell>
          <table:table-cell office:value-type="float" office:value="151.71" table:style-name="ce1">
            <text:p>151,71</text:p>
          </table:table-cell>
          <table:table-cell office:value-type="float" office:value="14580.68" table:style-name="ce2">
            <text:p>14.580,68</text:p>
          </table:table-cell>
          <table:table-cell office:value-type="float" office:value="371" table:style-name="ce1">
            <text:p>371</text:p>
          </table:table-cell>
          <table:table-cell office:value-type="float" office:value="218.15" table:style-name="ce1">
            <text:p>218,15</text:p>
          </table:table-cell>
          <table:table-cell office:value-type="float" office:value="23018.92" table:style-name="ce2">
            <text:p>23.018,92</text:p>
          </table:table-cell>
          <table:table-cell office:value-type="float" office:value="12" table:style-name="ce1">
            <text:p>12</text:p>
          </table:table-cell>
          <table:table-cell office:value-type="float" office:value="41.37" table:style-name="ce1">
            <text:p>41,37</text:p>
          </table:table-cell>
          <table:table-cell office:value-type="float" office:value="3885.65" table:style-name="ce2">
            <text:p>3.885,65</text:p>
          </table:table-cell>
          <table:table-cell office:value-type="float" office:value="44" table:style-name="ce1">
            <text:p>44</text:p>
          </table:table-cell>
          <table:table-cell office:value-type="float" office:value="219.79" table:style-name="ce1">
            <text:p>219,79</text:p>
          </table:table-cell>
          <table:table-cell office:value-type="float" office:value="19159.45" table:style-name="ce2">
            <text:p>19.159,45</text:p>
          </table:table-cell>
          <table:table-cell office:value-type="float" office:value="17" table:style-name="ce1">
            <text:p>17</text:p>
          </table:table-cell>
          <table:table-cell office:value-type="float" office:value="112.15" table:style-name="ce1">
            <text:p>112,15</text:p>
          </table:table-cell>
          <table:table-cell office:value-type="float" office:value="10520.84" table:style-name="ce2">
            <text:p>10.520,84</text:p>
          </table:table-cell>
          <table:table-cell office:value-type="float" office:value="10" table:style-name="ce1">
            <text:p>10</text:p>
          </table:table-cell>
          <table:table-cell office:value-type="float" office:value="20.86" table:style-name="ce1">
            <text:p>20,86</text:p>
          </table:table-cell>
          <table:table-cell office:value-type="float" office:value="2445.7399999999998" table:style-name="ce2">
            <text:p>2.445,74</text:p>
          </table:table-cell>
          <table:table-cell office:value-type="float" office:value="3" table:style-name="ce1">
            <text:p>3</text:p>
          </table:table-cell>
          <table:table-cell office:value-type="float" office:value="6.34" table:style-name="ce1">
            <text:p>6,34</text:p>
          </table:table-cell>
          <table:table-cell office:value-type="float" office:value="510.44" table:style-name="ce1">
            <text:p>510,44</text:p>
          </table:table-cell>
          <table:table-cell office:value-type="float" office:value="22" table:style-name="ce1">
            <text:p>22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707.57" table:style-name="ce2">
            <text:p>1.707,5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44" table:style-name="ce1">
            <text:p>2,44</text:p>
          </table:table-cell>
          <table:table-cell office:value-type="float" office:value="276.52" table:style-name="ce1">
            <text:p>276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19.67" table:style-name="ce1">
            <text:p>119,67</text:p>
          </table:table-cell>
          <table:table-cell office:value-type="float" office:value="10030.59" table:style-name="ce2">
            <text:p>10.030,59</text:p>
          </table:table-cell>
          <table:table-cell office:value-type="float" office:value="2" table:style-name="ce1">
            <text:p>2</text:p>
          </table:table-cell>
          <table:table-cell office:value-type="float" office:value="24.52" table:style-name="ce1">
            <text:p>24,52</text:p>
          </table:table-cell>
          <table:table-cell office:value-type="float" office:value="2001.61" table:style-name="ce2">
            <text:p>2.001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1.5" table:style-name="ce1">
            <text:p>11,5</text:p>
          </table:table-cell>
          <table:table-cell office:value-type="float" office:value="979.53" table:style-name="ce1">
            <text:p>979,5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311" table:style-name="ce3">
            <text:p>3.311</text:p>
          </table:table-cell>
          <table:table-cell office:value-type="float" office:value="847.38" table:style-name="ce1">
            <text:p>847,38</text:p>
          </table:table-cell>
          <table:table-cell office:value-type="float" office:value="86360.51" table:style-name="ce2">
            <text:p>86.360,51</text:p>
          </table:table-cell>
          <table:table-cell office:value-type="float" office:value="20003" table:style-name="ce3">
            <text:p>20.003</text:p>
          </table:table-cell>
          <table:table-cell office:value-type="float" office:value="7358.02" table:style-name="ce2">
            <text:p>7.358,02</text:p>
          </table:table-cell>
          <table:table-cell office:value-type="float" office:value="745961.96" table:style-name="ce2">
            <text:p>745.961,96</text:p>
          </table:table-cell>
          <table:table-cell office:value-type="float" office:value="7694" table:style-name="ce3">
            <text:p>7.694</text:p>
          </table:table-cell>
          <table:table-cell office:value-type="float" office:value="2942.49" table:style-name="ce2">
            <text:p>2.942,49</text:p>
          </table:table-cell>
          <table:table-cell office:value-type="float" office:value="298906.48" table:style-name="ce2">
            <text:p>298.906,48</text:p>
          </table:table-cell>
          <table:table-cell office:value-type="float" office:value="70954" table:style-name="ce3">
            <text:p>70.954</text:p>
          </table:table-cell>
          <table:table-cell office:value-type="float" office:value="30633.29" table:style-name="ce2">
            <text:p>30.633,29</text:p>
          </table:table-cell>
          <table:table-cell office:value-type="float" office:value="3188484.33" table:style-name="ce2">
            <text:p>3.188.484,33</text:p>
          </table:table-cell>
          <table:table-cell office:value-type="float" office:value="17348" table:style-name="ce3">
            <text:p>17.348</text:p>
          </table:table-cell>
          <table:table-cell office:value-type="float" office:value="8427.3799999999992" table:style-name="ce2">
            <text:p>8.427,38</text:p>
          </table:table-cell>
          <table:table-cell office:value-type="float" office:value="853866.84" table:style-name="ce2">
            <text:p>853.866,84</text:p>
          </table:table-cell>
          <table:table-cell office:value-type="float" office:value="6932" table:style-name="ce3">
            <text:p>6.932</text:p>
          </table:table-cell>
          <table:table-cell office:value-type="float" office:value="3224.93" table:style-name="ce2">
            <text:p>3.224,93</text:p>
          </table:table-cell>
          <table:table-cell office:value-type="float" office:value="334241.18" table:style-name="ce2">
            <text:p>334.241,18</text:p>
          </table:table-cell>
          <table:table-cell office:value-type="float" office:value="15996" table:style-name="ce3">
            <text:p>15.996</text:p>
          </table:table-cell>
          <table:table-cell office:value-type="float" office:value="7079.87" table:style-name="ce2">
            <text:p>7.079,87</text:p>
          </table:table-cell>
          <table:table-cell office:value-type="float" office:value="716542.45" table:style-name="ce2">
            <text:p>716.542,45</text:p>
          </table:table-cell>
          <table:table-cell office:value-type="float" office:value="11392" table:style-name="ce3">
            <text:p>11.392</text:p>
          </table:table-cell>
          <table:table-cell office:value-type="float" office:value="4359.97" table:style-name="ce2">
            <text:p>4.359,97</text:p>
          </table:table-cell>
          <table:table-cell office:value-type="float" office:value="442412.66" table:style-name="ce2">
            <text:p>442.412,66</text:p>
          </table:table-cell>
          <table:table-cell office:value-type="float" office:value="8940" table:style-name="ce3">
            <text:p>8.940</text:p>
          </table:table-cell>
          <table:table-cell office:value-type="float" office:value="3765.63" table:style-name="ce2">
            <text:p>3.765,63</text:p>
          </table:table-cell>
          <table:table-cell office:value-type="float" office:value="382164.62" table:style-name="ce2">
            <text:p>382.164,62</text:p>
          </table:table-cell>
          <table:table-cell office:value-type="float" office:value="24042" table:style-name="ce3">
            <text:p>24.042</text:p>
          </table:table-cell>
          <table:table-cell office:value-type="float" office:value="7550.95" table:style-name="ce2">
            <text:p>7.550,95</text:p>
          </table:table-cell>
          <table:table-cell office:value-type="float" office:value="759993.98" table:style-name="ce2">
            <text:p>759.993,98</text:p>
          </table:table-cell>
          <table:table-cell office:value-type="float" office:value="11297" table:style-name="ce3">
            <text:p>11.297</text:p>
          </table:table-cell>
          <table:table-cell office:value-type="float" office:value="3994.23" table:style-name="ce2">
            <text:p>3.994,23</text:p>
          </table:table-cell>
          <table:table-cell office:value-type="float" office:value="405927.35" table:style-name="ce2">
            <text:p>405.927,3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8" table:style-name="ce1">
            <text:p>8</text:p>
          </table:table-cell>
          <table:table-cell office:value-type="float" office:value="25.68" table:style-name="ce1">
            <text:p>25,68</text:p>
          </table:table-cell>
          <table:table-cell office:value-type="float" office:value="2532.0300000000002" table:style-name="ce2">
            <text:p>2.532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float" office:value="161.26" table:style-name="ce1">
            <text:p>161,26</text:p>
          </table:table-cell>
          <table:table-cell office:value-type="float" office:value="20130.09" table:style-name="ce2">
            <text:p>20.130,09</text:p>
          </table:table-cell>
          <table:table-cell office:value-type="float" office:value="4177" table:style-name="ce3">
            <text:p>4.177</text:p>
          </table:table-cell>
          <table:table-cell office:value-type="float" office:value="14541.59" table:style-name="ce2">
            <text:p>14.541,59</text:p>
          </table:table-cell>
          <table:table-cell office:value-type="float" office:value="1628443.18" table:style-name="ce2">
            <text:p>1.628.443,18</text:p>
          </table:table-cell>
          <table:table-cell office:value-type="float" office:value="1055" table:style-name="ce3">
            <text:p>1.055</text:p>
          </table:table-cell>
          <table:table-cell office:value-type="float" office:value="3711.11" table:style-name="ce2">
            <text:p>3.711,11</text:p>
          </table:table-cell>
          <table:table-cell office:value-type="float" office:value="425317.1" table:style-name="ce2">
            <text:p>425.317,10</text:p>
          </table:table-cell>
          <table:table-cell office:value-type="float" office:value="70" table:style-name="ce1">
            <text:p>70</text:p>
          </table:table-cell>
          <table:table-cell office:value-type="float" office:value="170.02" table:style-name="ce1">
            <text:p>170,02</text:p>
          </table:table-cell>
          <table:table-cell office:value-type="float" office:value="19333.55" table:style-name="ce2">
            <text:p>19.333,55</text:p>
          </table:table-cell>
          <table:table-cell office:value-type="float" office:value="128" table:style-name="ce1">
            <text:p>128</text:p>
          </table:table-cell>
          <table:table-cell office:value-type="float" office:value="222.35" table:style-name="ce1">
            <text:p>222,35</text:p>
          </table:table-cell>
          <table:table-cell office:value-type="float" office:value="26359.35" table:style-name="ce2">
            <text:p>26.359,35</text:p>
          </table:table-cell>
          <table:table-cell office:value-type="float" office:value="362" table:style-name="ce1">
            <text:p>362</text:p>
          </table:table-cell>
          <table:table-cell office:value-type="float" office:value="926.29" table:style-name="ce1">
            <text:p>926,29</text:p>
          </table:table-cell>
          <table:table-cell office:value-type="float" office:value="104598.24" table:style-name="ce2">
            <text:p>104.598,24</text:p>
          </table:table-cell>
          <table:table-cell office:value-type="float" office:value="70" table:style-name="ce1">
            <text:p>70</text:p>
          </table:table-cell>
          <table:table-cell office:value-type="float" office:value="245.31" table:style-name="ce1">
            <text:p>245,31</text:p>
          </table:table-cell>
          <table:table-cell office:value-type="float" office:value="27086.93" table:style-name="ce2">
            <text:p>27.086,93</text:p>
          </table:table-cell>
          <table:table-cell office:value-type="float" office:value="36" table:style-name="ce1">
            <text:p>36</text:p>
          </table:table-cell>
          <table:table-cell office:value-type="float" office:value="83.28" table:style-name="ce1">
            <text:p>83,28</text:p>
          </table:table-cell>
          <table:table-cell office:value-type="float" office:value="9465.2999999999993" table:style-name="ce2">
            <text:p>9.465,30</text:p>
          </table:table-cell>
          <table:table-cell office:value-type="float" office:value="83" table:style-name="ce1">
            <text:p>83</text:p>
          </table:table-cell>
          <table:table-cell office:value-type="float" office:value="109.92" table:style-name="ce1">
            <text:p>109,92</text:p>
          </table:table-cell>
          <table:table-cell office:value-type="float" office:value="12883.71" table:style-name="ce2">
            <text:p>12.883,7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490.73" table:style-name="ce1">
            <text:p>490,73</text:p>
          </table:table-cell>
          <table:table-cell office:value-type="float" office:value="49902.879999999997" table:style-name="ce2">
            <text:p>49.902,88</text:p>
          </table:table-cell>
          <table:table-cell office:value-type="float" office:value="102" table:style-name="ce1">
            <text:p>102</text:p>
          </table:table-cell>
          <table:table-cell office:value-type="float" office:value="144.97" table:style-name="ce1">
            <text:p>144,97</text:p>
          </table:table-cell>
          <table:table-cell office:value-type="float" office:value="14824.5" table:style-name="ce2">
            <text:p>14.824,50</text:p>
          </table:table-cell>
          <table:table-cell office:value-type="float" office:value="2" table:style-name="ce1">
            <text:p>2</text:p>
          </table:table-cell>
          <table:table-cell office:value-type="float" office:value="48.73" table:style-name="ce1">
            <text:p>48,73</text:p>
          </table:table-cell>
          <table:table-cell office:value-type="float" office:value="4686.92" table:style-name="ce2">
            <text:p>4.686,92</text:p>
          </table:table-cell>
          <table:table-cell office:value-type="float" office:value="23" table:style-name="ce1">
            <text:p>23</text:p>
          </table:table-cell>
          <table:table-cell office:value-type="float" office:value="183.49" table:style-name="ce1">
            <text:p>183,49</text:p>
          </table:table-cell>
          <table:table-cell office:value-type="float" office:value="19288.3" table:style-name="ce2">
            <text:p>19.288,30</text:p>
          </table:table-cell>
          <table:table-cell office:value-type="float" office:value="2" table:style-name="ce1">
            <text:p>2</text:p>
          </table:table-cell>
          <table:table-cell office:value-type="float" office:value="6.77" table:style-name="ce1">
            <text:p>6,77</text:p>
          </table:table-cell>
          <table:table-cell office:value-type="float" office:value="639.33000000000004" table:style-name="ce1">
            <text:p>639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7" table:style-name="ce1">
            <text:p>557</text:p>
          </table:table-cell>
          <table:table-cell office:value-type="float" office:value="2208.75" table:style-name="ce2">
            <text:p>2.208,75</text:p>
          </table:table-cell>
          <table:table-cell office:value-type="float" office:value="234373.83" table:style-name="ce2">
            <text:p>234.373,8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05" table:style-name="ce1">
            <text:p>305</text:p>
          </table:table-cell>
          <table:table-cell office:value-type="float" office:value="18.12" table:style-name="ce1">
            <text:p>18,12</text:p>
          </table:table-cell>
          <table:table-cell office:value-type="float" office:value="1136.9100000000001" table:style-name="ce2">
            <text:p>1.136,91</text:p>
          </table:table-cell>
          <table:table-cell office:value-type="float" office:value="538" table:style-name="ce1">
            <text:p>538</text:p>
          </table:table-cell>
          <table:table-cell office:value-type="float" office:value="81.709999999999994" table:style-name="ce1">
            <text:p>81,71</text:p>
          </table:table-cell>
          <table:table-cell office:value-type="float" office:value="4473.32" table:style-name="ce2">
            <text:p>4.473,32</text:p>
          </table:table-cell>
          <table:table-cell office:value-type="float" office:value="420" table:style-name="ce1">
            <text:p>420</text:p>
          </table:table-cell>
          <table:table-cell office:value-type="float" office:value="78.19" table:style-name="ce1">
            <text:p>78,19</text:p>
          </table:table-cell>
          <table:table-cell office:value-type="float" office:value="4089.42" table:style-name="ce2">
            <text:p>4.089,42</text:p>
          </table:table-cell>
          <table:table-cell office:value-type="float" office:value="386" table:style-name="ce1">
            <text:p>386</text:p>
          </table:table-cell>
          <table:table-cell office:value-type="float" office:value="157.32" table:style-name="ce1">
            <text:p>157,32</text:p>
          </table:table-cell>
          <table:table-cell office:value-type="float" office:value="14306.88" table:style-name="ce2">
            <text:p>14.306,88</text:p>
          </table:table-cell>
          <table:table-cell office:value-type="float" office:value="930" table:style-name="ce1">
            <text:p>930</text:p>
          </table:table-cell>
          <table:table-cell office:value-type="float" office:value="194.04" table:style-name="ce1">
            <text:p>194,04</text:p>
          </table:table-cell>
          <table:table-cell office:value-type="float" office:value="10399.99" table:style-name="ce2">
            <text:p>10.399,99</text:p>
          </table:table-cell>
          <table:table-cell office:value-type="float" office:value="420" table:style-name="ce1">
            <text:p>420</text:p>
          </table:table-cell>
          <table:table-cell office:value-type="float" office:value="68.709999999999994" table:style-name="ce1">
            <text:p>68,71</text:p>
          </table:table-cell>
          <table:table-cell office:value-type="float" office:value="3682.2" table:style-name="ce2">
            <text:p>3.682,20</text:p>
          </table:table-cell>
          <table:table-cell office:value-type="float" office:value="414" table:style-name="ce1">
            <text:p>414</text:p>
          </table:table-cell>
          <table:table-cell office:value-type="float" office:value="77.040000000000006" table:style-name="ce1">
            <text:p>77,04</text:p>
          </table:table-cell>
          <table:table-cell office:value-type="float" office:value="4049.26" table:style-name="ce2">
            <text:p>4.049,26</text:p>
          </table:table-cell>
          <table:table-cell office:value-type="float" office:value="422" table:style-name="ce1">
            <text:p>422</text:p>
          </table:table-cell>
          <table:table-cell office:value-type="float" office:value="74.010000000000005" table:style-name="ce1">
            <text:p>74,01</text:p>
          </table:table-cell>
          <table:table-cell office:value-type="float" office:value="3839.4" table:style-name="ce2">
            <text:p>3.839,40</text:p>
          </table:table-cell>
          <table:table-cell office:value-type="float" office:value="267" table:style-name="ce1">
            <text:p>267</text:p>
          </table:table-cell>
          <table:table-cell office:value-type="float" office:value="51.33" table:style-name="ce1">
            <text:p>51,33</text:p>
          </table:table-cell>
          <table:table-cell office:value-type="float" office:value="2637.54" table:style-name="ce2">
            <text:p>2.637,54</text:p>
          </table:table-cell>
          <table:table-cell office:value-type="float" office:value="722" table:style-name="ce1">
            <text:p>722</text:p>
          </table:table-cell>
          <table:table-cell office:value-type="float" office:value="109.56" table:style-name="ce1">
            <text:p>109,56</text:p>
          </table:table-cell>
          <table:table-cell office:value-type="float" office:value="5966.35" table:style-name="ce2">
            <text:p>5.966,35</text:p>
          </table:table-cell>
          <table:table-cell office:value-type="float" office:value="408" table:style-name="ce1">
            <text:p>408</text:p>
          </table:table-cell>
          <table:table-cell office:value-type="float" office:value="46.59" table:style-name="ce1">
            <text:p>46,59</text:p>
          </table:table-cell>
          <table:table-cell office:value-type="float" office:value="2563.59" table:style-name="ce2">
            <text:p>2.563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39" table:style-name="ce1">
            <text:p>0,39</text:p>
          </table:table-cell>
          <table:table-cell office:value-type="float" office:value="37.43" table:style-name="ce1">
            <text:p>37,43</text:p>
          </table:table-cell>
          <table:table-cell office:value-type="float" office:value="48" table:style-name="ce1">
            <text:p>48</text:p>
          </table:table-cell>
          <table:table-cell office:value-type="float" office:value="55.19" table:style-name="ce1">
            <text:p>55,19</text:p>
          </table:table-cell>
          <table:table-cell office:value-type="float" office:value="5774.18" table:style-name="ce2">
            <text:p>5.774,18</text:p>
          </table:table-cell>
          <table:table-cell office:value-type="float" office:value="14" table:style-name="ce1">
            <text:p>14</text:p>
          </table:table-cell>
          <table:table-cell office:value-type="float" office:value="7.95" table:style-name="ce1">
            <text:p>7,95</text:p>
          </table:table-cell>
          <table:table-cell office:value-type="float" office:value="799.08" table:style-name="ce1">
            <text:p>799,08</text:p>
          </table:table-cell>
          <table:table-cell office:value-type="float" office:value="3" table:style-name="ce1">
            <text:p>3</text:p>
          </table:table-cell>
          <table:table-cell office:value-type="float" office:value="3.79" table:style-name="ce1">
            <text:p>3,79</text:p>
          </table:table-cell>
          <table:table-cell office:value-type="float" office:value="388.23" table:style-name="ce1">
            <text:p>388,2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61.95" table:style-name="ce1">
            <text:p>361,95</text:p>
          </table:table-cell>
          <table:table-cell office:value-type="float" office:value="15" table:style-name="ce1">
            <text:p>15</text:p>
          </table:table-cell>
          <table:table-cell office:value-type="float" office:value="15.44" table:style-name="ce1">
            <text:p>15,44</text:p>
          </table:table-cell>
          <table:table-cell office:value-type="float" office:value="1924.65" table:style-name="ce2">
            <text:p>1.924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3.68" table:style-name="ce1">
            <text:p>23,68</text:p>
          </table:table-cell>
          <table:table-cell office:value-type="float" office:value="2658.17" table:style-name="ce2">
            <text:p>2.658,17</text:p>
          </table:table-cell>
          <table:table-cell office:value-type="float" office:value="6" table:style-name="ce1">
            <text:p>6</text:p>
          </table:table-cell>
          <table:table-cell office:value-type="float" office:value="0.92" table:style-name="ce1">
            <text:p>0,92</text:p>
          </table:table-cell>
          <table:table-cell office:value-type="float" office:value="229" table:style-name="ce1">
            <text:p>229</text:p>
          </table:table-cell>
          <table:table-cell office:value-type="float" office:value="1" table:style-name="ce1">
            <text:p>1</text:p>
          </table:table-cell>
          <table:table-cell office:value-type="float" office:value="1.93" table:style-name="ce1">
            <text:p>1,93</text:p>
          </table:table-cell>
          <table:table-cell office:value-type="float" office:value="232.77" table:style-name="ce1">
            <text:p>232,77</text:p>
          </table:table-cell>
          <table:table-cell office:value-type="float" office:value="2" table:style-name="ce1">
            <text:p>2</text:p>
          </table:table-cell>
          <table:table-cell office:value-type="float" office:value="3.95" table:style-name="ce1">
            <text:p>3,95</text:p>
          </table:table-cell>
          <table:table-cell office:value-type="float" office:value="500.92" table:style-name="ce1">
            <text:p>500,92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,04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100" table:style-name="ce1">
            <text:p>100</text:p>
          </table:table-cell>
          <table:table-cell office:value-type="float" office:value="18.12" table:style-name="ce1">
            <text:p>18,12</text:p>
          </table:table-cell>
          <table:table-cell office:value-type="float" office:value="1518.01" table:style-name="ce2">
            <text:p>1.518,01</text:p>
          </table:table-cell>
          <table:table-cell office:value-type="float" office:value="971" table:style-name="ce1">
            <text:p>971</text:p>
          </table:table-cell>
          <table:table-cell office:value-type="float" office:value="334.15" table:style-name="ce1">
            <text:p>334,15</text:p>
          </table:table-cell>
          <table:table-cell office:value-type="float" office:value="28343.42" table:style-name="ce2">
            <text:p>28.343,42</text:p>
          </table:table-cell>
          <table:table-cell office:value-type="float" office:value="263" table:style-name="ce1">
            <text:p>263</text:p>
          </table:table-cell>
          <table:table-cell office:value-type="float" office:value="64.92" table:style-name="ce1">
            <text:p>64,92</text:p>
          </table:table-cell>
          <table:table-cell office:value-type="float" office:value="5445.78" table:style-name="ce2">
            <text:p>5.445,78</text:p>
          </table:table-cell>
          <table:table-cell office:value-type="float" office:value="977" table:style-name="ce1">
            <text:p>977</text:p>
          </table:table-cell>
          <table:table-cell office:value-type="float" office:value="529.29999999999995" table:style-name="ce1">
            <text:p>529,3</text:p>
          </table:table-cell>
          <table:table-cell office:value-type="float" office:value="48470.25" table:style-name="ce2">
            <text:p>48.470,25</text:p>
          </table:table-cell>
          <table:table-cell office:value-type="float" office:value="206" table:style-name="ce1">
            <text:p>206</text:p>
          </table:table-cell>
          <table:table-cell office:value-type="float" office:value="95.78" table:style-name="ce1">
            <text:p>95,78</text:p>
          </table:table-cell>
          <table:table-cell office:value-type="float" office:value="8118.52" table:style-name="ce2">
            <text:p>8.118,52</text:p>
          </table:table-cell>
          <table:table-cell office:value-type="float" office:value="204" table:style-name="ce1">
            <text:p>204</text:p>
          </table:table-cell>
          <table:table-cell office:value-type="float" office:value="53.79" table:style-name="ce1">
            <text:p>53,79</text:p>
          </table:table-cell>
          <table:table-cell office:value-type="float" office:value="4537.4399999999996" table:style-name="ce2">
            <text:p>4.537,44</text:p>
          </table:table-cell>
          <table:table-cell office:value-type="float" office:value="342" table:style-name="ce1">
            <text:p>342</text:p>
          </table:table-cell>
          <table:table-cell office:value-type="float" office:value="153.33000000000001" table:style-name="ce1">
            <text:p>153,33</text:p>
          </table:table-cell>
          <table:table-cell office:value-type="float" office:value="13143.86" table:style-name="ce2">
            <text:p>13.143,86</text:p>
          </table:table-cell>
          <table:table-cell office:value-type="float" office:value="23" table:style-name="ce1">
            <text:p>23</text:p>
          </table:table-cell>
          <table:table-cell office:value-type="float" office:value="8.75" table:style-name="ce1">
            <text:p>8,75</text:p>
          </table:table-cell>
          <table:table-cell office:value-type="float" office:value="736.7" table:style-name="ce1">
            <text:p>736,7</text:p>
          </table:table-cell>
          <table:table-cell office:value-type="float" office:value="90" table:style-name="ce1">
            <text:p>90</text:p>
          </table:table-cell>
          <table:table-cell office:value-type="float" office:value="35.81" table:style-name="ce1">
            <text:p>35,81</text:p>
          </table:table-cell>
          <table:table-cell office:value-type="float" office:value="2983.2" table:style-name="ce2">
            <text:p>2.983,20</text:p>
          </table:table-cell>
          <table:table-cell office:value-type="float" office:value="93" table:style-name="ce1">
            <text:p>93</text:p>
          </table:table-cell>
          <table:table-cell office:value-type="float" office:value="29.47" table:style-name="ce1">
            <text:p>29,47</text:p>
          </table:table-cell>
          <table:table-cell office:value-type="float" office:value="2457.62" table:style-name="ce2">
            <text:p>2.457,62</text:p>
          </table:table-cell>
          <table:table-cell office:value-type="float" office:value="251" table:style-name="ce1">
            <text:p>251</text:p>
          </table:table-cell>
          <table:table-cell office:value-type="float" office:value="82.38" table:style-name="ce1">
            <text:p>82,38</text:p>
          </table:table-cell>
          <table:table-cell office:value-type="float" office:value="6910.38" table:style-name="ce2">
            <text:p>6.910,3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407.42" table:style-name="ce1">
            <text:p>407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.42" table:style-name="ce1">
            <text:p>4,42</text:p>
          </table:table-cell>
          <table:table-cell office:value-type="float" office:value="637.67999999999995" table:style-name="ce1">
            <text:p>637,68</text:p>
          </table:table-cell>
          <table:table-cell office:value-type="float" office:value="523" table:style-name="ce1">
            <text:p>523</text:p>
          </table:table-cell>
          <table:table-cell office:value-type="float" office:value="1312.96" table:style-name="ce2">
            <text:p>1.312,96</text:p>
          </table:table-cell>
          <table:table-cell office:value-type="float" office:value="148450.49" table:style-name="ce2">
            <text:p>148.450,49</text:p>
          </table:table-cell>
          <table:table-cell office:value-type="float" office:value="14" table:style-name="ce1">
            <text:p>14</text:p>
          </table:table-cell>
          <table:table-cell office:value-type="float" office:value="10.57" table:style-name="ce1">
            <text:p>10,57</text:p>
          </table:table-cell>
          <table:table-cell office:value-type="float" office:value="1633.57" table:style-name="ce2">
            <text:p>1.633,57</text:p>
          </table:table-cell>
          <table:table-cell office:value-type="float" office:value="5" table:style-name="ce1">
            <text:p>5</text:p>
          </table:table-cell>
          <table:table-cell office:value-type="float" office:value="1.76" table:style-name="ce1">
            <text:p>1,76</text:p>
          </table:table-cell>
          <table:table-cell office:value-type="float" office:value="385.34" table:style-name="ce1">
            <text:p>385,34</text:p>
          </table:table-cell>
          <table:table-cell office:value-type="float" office:value="62" table:style-name="ce1">
            <text:p>62</text:p>
          </table:table-cell>
          <table:table-cell office:value-type="float" office:value="72.709999999999994" table:style-name="ce1">
            <text:p>72,71</text:p>
          </table:table-cell>
          <table:table-cell office:value-type="float" office:value="10815.32" table:style-name="ce2">
            <text:p>10.815,32</text:p>
          </table:table-cell>
          <table:table-cell office:value-type="float" office:value="55" table:style-name="ce1">
            <text:p>55</text:p>
          </table:table-cell>
          <table:table-cell office:value-type="float" office:value="26.58" table:style-name="ce1">
            <text:p>26,58</text:p>
          </table:table-cell>
          <table:table-cell office:value-type="float" office:value="3644.66" table:style-name="ce2">
            <text:p>3.644,66</text:p>
          </table:table-cell>
          <table:table-cell office:value-type="float" office:value="1" table:style-name="ce1">
            <text:p>1</text:p>
          </table:table-cell>
          <table:table-cell office:value-type="float" office:value="2.95" table:style-name="ce1">
            <text:p>2,95</text:p>
          </table:table-cell>
          <table:table-cell office:value-type="float" office:value="280.68" table:style-name="ce1">
            <text:p>280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9.61" table:style-name="ce1">
            <text:p>9,61</text:p>
          </table:table-cell>
          <table:table-cell office:value-type="float" office:value="1091.98" table:style-name="ce2">
            <text:p>1.091,9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94" table:style-name="ce1">
            <text:p>1,94</text:p>
          </table:table-cell>
          <table:table-cell office:value-type="float" office:value="136.77000000000001" table:style-name="ce1">
            <text:p>136,77</text:p>
          </table:table-cell>
          <table:table-cell office:value-type="float" office:value="1" table:style-name="ce1">
            <text:p>1</text:p>
          </table:table-cell>
          <table:table-cell office:value-type="float" office:value="2.29" table:style-name="ce1">
            <text:p>2,29</text:p>
          </table:table-cell>
          <table:table-cell office:value-type="float" office:value="269.88" table:style-name="ce1">
            <text:p>269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0.22" table:style-name="ce1">
            <text:p>40,22</text:p>
          </table:table-cell>
          <table:table-cell office:value-type="float" office:value="3269.18" table:style-name="ce2">
            <text:p>3.269,18</text:p>
          </table:table-cell>
          <table:table-cell office:value-type="float" office:value="25" table:style-name="ce1">
            <text:p>25</text:p>
          </table:table-cell>
          <table:table-cell office:value-type="float" office:value="333.13" table:style-name="ce1">
            <text:p>333,13</text:p>
          </table:table-cell>
          <table:table-cell office:value-type="float" office:value="29944.49" table:style-name="ce2">
            <text:p>29.944,49</text:p>
          </table:table-cell>
          <table:table-cell office:value-type="float" office:value="1" table:style-name="ce1">
            <text:p>1</text:p>
          </table:table-cell>
          <table:table-cell office:value-type="float" office:value="3.34" table:style-name="ce1">
            <text:p>3,34</text:p>
          </table:table-cell>
          <table:table-cell office:value-type="float" office:value="321.79000000000002" table:style-name="ce1">
            <text:p>321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839.64" table:style-name="ce1">
            <text:p>839,64</text:p>
          </table:table-cell>
          <table:table-cell office:value-type="float" office:value="92750.88" table:style-name="ce2">
            <text:p>92.750,8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4595.51" table:style-name="ce2">
            <text:p>-4.595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.38" table:style-name="ce1">
            <text:p>-10,38</text:p>
          </table:table-cell>
          <table:table-cell office:value-type="float" office:value="-2137.06" table:style-name="ce2">
            <text:p>-2.137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.5" table:style-name="ce1">
            <text:p>41,5</text:p>
          </table:table-cell>
          <table:table-cell office:value-type="float" office:value="-6224.9" table:style-name="ce2">
            <text:p>-6.224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3" table:style-name="ce1">
            <text:p>-1,03</text:p>
          </table:table-cell>
          <table:table-cell office:value-type="float" office:value="16253.21" table:style-name="ce2">
            <text:p>16.253,2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4.2" table:style-name="ce1">
            <text:p>-64,2</text:p>
          </table:table-cell>
          <table:table-cell office:value-type="float" office:value="-1679.58" table:style-name="ce2">
            <text:p>-1.679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.329999999999998" table:style-name="ce1">
            <text:p>-20,33</text:p>
          </table:table-cell>
          <table:table-cell office:value-type="float" office:value="-1906.1" table:style-name="ce2">
            <text:p>-1.906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77" table:style-name="ce1">
            <text:p>-8,77</text:p>
          </table:table-cell>
          <table:table-cell office:value-type="float" office:value="-1002.07" table:style-name="ce2">
            <text:p>-1.002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9" table:style-name="ce1">
            <text:p>-0,89</text:p>
          </table:table-cell>
          <table:table-cell office:value-type="float" office:value="9892.02" table:style-name="ce2">
            <text:p>9.892,0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60040" table:style-name="ce3">
            <text:p>60.040</text:p>
          </table:table-cell>
          <table:table-cell office:value-type="float" office:value="3688.93" table:style-name="ce2">
            <text:p>3.688,93</text:p>
          </table:table-cell>
          <table:table-cell office:value-type="float" office:value="430219.3" table:style-name="ce2">
            <text:p>430.219,30</text:p>
          </table:table-cell>
          <table:table-cell office:value-type="float" office:value="214681" table:style-name="ce3">
            <text:p>214.681</text:p>
          </table:table-cell>
          <table:table-cell office:value-type="float" office:value="28983.33" table:style-name="ce2">
            <text:p>28.983,33</text:p>
          </table:table-cell>
          <table:table-cell office:value-type="float" office:value="3145446.82" table:style-name="ce2">
            <text:p>3.145.446,82</text:p>
          </table:table-cell>
          <table:table-cell office:value-type="float" office:value="95735" table:style-name="ce3">
            <text:p>95.735</text:p>
          </table:table-cell>
          <table:table-cell office:value-type="float" office:value="12407.45" table:style-name="ce2">
            <text:p>12.407,45</text:p>
          </table:table-cell>
          <table:table-cell office:value-type="float" office:value="1331843.67" table:style-name="ce2">
            <text:p>1.331.843,67</text:p>
          </table:table-cell>
          <table:table-cell office:value-type="float" office:value="523701" table:style-name="ce3">
            <text:p>523.701</text:p>
          </table:table-cell>
          <table:table-cell office:value-type="float" office:value="107702.1" table:style-name="ce2">
            <text:p>107.702,10</text:p>
          </table:table-cell>
          <table:table-cell office:value-type="float" office:value="11114210.300000001" table:style-name="ce2">
            <text:p>11.114.210,30</text:p>
          </table:table-cell>
          <table:table-cell office:value-type="float" office:value="278794" table:style-name="ce3">
            <text:p>278.794</text:p>
          </table:table-cell>
          <table:table-cell office:value-type="float" office:value="59304.39" table:style-name="ce2">
            <text:p>59.304,39</text:p>
          </table:table-cell>
          <table:table-cell office:value-type="float" office:value="6824349.3799999999" table:style-name="ce2">
            <text:p>6.824.349,38</text:p>
          </table:table-cell>
          <table:table-cell office:value-type="float" office:value="113222" table:style-name="ce3">
            <text:p>113.222</text:p>
          </table:table-cell>
          <table:table-cell office:value-type="float" office:value="15499.88" table:style-name="ce2">
            <text:p>15.499,88</text:p>
          </table:table-cell>
          <table:table-cell office:value-type="float" office:value="1644814.62" table:style-name="ce2">
            <text:p>1.644.814,62</text:p>
          </table:table-cell>
          <table:table-cell office:value-type="float" office:value="268746" table:style-name="ce3">
            <text:p>268.746</text:p>
          </table:table-cell>
          <table:table-cell office:value-type="float" office:value="40418.93" table:style-name="ce2">
            <text:p>40.418,93</text:p>
          </table:table-cell>
          <table:table-cell office:value-type="float" office:value="4296656.9000000004" table:style-name="ce2">
            <text:p>4.296.656,90</text:p>
          </table:table-cell>
          <table:table-cell office:value-type="float" office:value="120101" table:style-name="ce3">
            <text:p>120.101</text:p>
          </table:table-cell>
          <table:table-cell office:value-type="float" office:value="16893.259999999998" table:style-name="ce2">
            <text:p>16.893,26</text:p>
          </table:table-cell>
          <table:table-cell office:value-type="float" office:value="1799750.96" table:style-name="ce2">
            <text:p>1.799.750,96</text:p>
          </table:table-cell>
          <table:table-cell office:value-type="float" office:value="84848" table:style-name="ce3">
            <text:p>84.848</text:p>
          </table:table-cell>
          <table:table-cell office:value-type="float" office:value="12693.65" table:style-name="ce2">
            <text:p>12.693,65</text:p>
          </table:table-cell>
          <table:table-cell office:value-type="float" office:value="1357939.23" table:style-name="ce2">
            <text:p>1.357.939,23</text:p>
          </table:table-cell>
          <table:table-cell office:value-type="float" office:value="193057" table:style-name="ce3">
            <text:p>193.057</text:p>
          </table:table-cell>
          <table:table-cell office:value-type="float" office:value="20861.52" table:style-name="ce2">
            <text:p>20.861,52</text:p>
          </table:table-cell>
          <table:table-cell office:value-type="float" office:value="2249579.79" table:style-name="ce2">
            <text:p>2.249.579,79</text:p>
          </table:table-cell>
          <table:table-cell office:value-type="float" office:value="78182" table:style-name="ce3">
            <text:p>78.182</text:p>
          </table:table-cell>
          <table:table-cell office:value-type="float" office:value="10287.57" table:style-name="ce2">
            <text:p>10.287,57</text:p>
          </table:table-cell>
          <table:table-cell office:value-type="float" office:value="1114102.93" table:style-name="ce2">
            <text:p>1.114.102,9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45" table:style-name="ce3">
            <text:p>5.745</text:p>
          </table:table-cell>
          <table:table-cell office:value-type="float" office:value="706.05" table:style-name="ce1">
            <text:p>706,05</text:p>
          </table:table-cell>
          <table:table-cell office:value-type="float" office:value="98825.44" table:style-name="ce2">
            <text:p>98.825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.63" table:style-name="ce1">
            <text:p>1,63</text:p>
          </table:table-cell>
          <table:table-cell office:value-type="float" office:value="230.75" table:style-name="ce1">
            <text:p>230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5" table:style-name="ce1">
            <text:p>325</text:p>
          </table:table-cell>
          <table:table-cell office:value-type="float" office:value="22.54" table:style-name="ce1">
            <text:p>22,54</text:p>
          </table:table-cell>
          <table:table-cell office:value-type="float" office:value="3340.04" table:style-name="ce2">
            <text:p>3.340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54" table:style-name="ce3">
            <text:p>13.154</text:p>
          </table:table-cell>
          <table:table-cell office:value-type="float" office:value="1853.97" table:style-name="ce2">
            <text:p>1.853,97</text:p>
          </table:table-cell>
          <table:table-cell office:value-type="float" office:value="260173.89" table:style-name="ce2">
            <text:p>260.173,89</text:p>
          </table:table-cell>
          <table:table-cell office:value-type="float" office:value="3993" table:style-name="ce3">
            <text:p>3.993</text:p>
          </table:table-cell>
          <table:table-cell office:value-type="float" office:value="615.97" table:style-name="ce1">
            <text:p>615,97</text:p>
          </table:table-cell>
          <table:table-cell office:value-type="float" office:value="64212.58" table:style-name="ce2">
            <text:p>64.212,58</text:p>
          </table:table-cell>
          <table:table-cell office:value-type="float" office:value="21" table:style-name="ce1">
            <text:p>21</text:p>
          </table:table-cell>
          <table:table-cell office:value-type="float" office:value="26.59" table:style-name="ce1">
            <text:p>26,59</text:p>
          </table:table-cell>
          <table:table-cell office:value-type="float" office:value="3838.76" table:style-name="ce2">
            <text:p>3.838,7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457" table:style-name="ce3">
            <text:p>3.457</text:p>
          </table:table-cell>
          <table:table-cell office:value-type="float" office:value="412.04" table:style-name="ce1">
            <text:p>412,04</text:p>
          </table:table-cell>
          <table:table-cell office:value-type="float" office:value="33948.720000000001" table:style-name="ce2">
            <text:p>33.948,72</text:p>
          </table:table-cell>
          <table:table-cell office:value-type="float" office:value="29469" table:style-name="ce3">
            <text:p>29.469</text:p>
          </table:table-cell>
          <table:table-cell office:value-type="float" office:value="5041.6000000000004" table:style-name="ce2">
            <text:p>5.041,60</text:p>
          </table:table-cell>
          <table:table-cell office:value-type="float" office:value="430803.5" table:style-name="ce2">
            <text:p>430.803,50</text:p>
          </table:table-cell>
          <table:table-cell office:value-type="float" office:value="18126" table:style-name="ce3">
            <text:p>18.126</text:p>
          </table:table-cell>
          <table:table-cell office:value-type="float" office:value="2979.07" table:style-name="ce2">
            <text:p>2.979,07</text:p>
          </table:table-cell>
          <table:table-cell office:value-type="float" office:value="253725.1" table:style-name="ce2">
            <text:p>253.725,10</text:p>
          </table:table-cell>
          <table:table-cell office:value-type="float" office:value="110779" table:style-name="ce3">
            <text:p>110.779</text:p>
          </table:table-cell>
          <table:table-cell office:value-type="float" office:value="22771.35" table:style-name="ce2">
            <text:p>22.771,35</text:p>
          </table:table-cell>
          <table:table-cell office:value-type="float" office:value="2242970.14" table:style-name="ce2">
            <text:p>2.242.970,14</text:p>
          </table:table-cell>
          <table:table-cell office:value-type="float" office:value="57183" table:style-name="ce3">
            <text:p>57.183</text:p>
          </table:table-cell>
          <table:table-cell office:value-type="float" office:value="11425.69" table:style-name="ce2">
            <text:p>11.425,69</text:p>
          </table:table-cell>
          <table:table-cell office:value-type="float" office:value="958176.3" table:style-name="ce2">
            <text:p>958.176,30</text:p>
          </table:table-cell>
          <table:table-cell office:value-type="float" office:value="20129" table:style-name="ce3">
            <text:p>20.129</text:p>
          </table:table-cell>
          <table:table-cell office:value-type="float" office:value="3394.87" table:style-name="ce2">
            <text:p>3.394,87</text:p>
          </table:table-cell>
          <table:table-cell office:value-type="float" office:value="273827.64" table:style-name="ce2">
            <text:p>273.827,64</text:p>
          </table:table-cell>
          <table:table-cell office:value-type="float" office:value="40686" table:style-name="ce3">
            <text:p>40.686</text:p>
          </table:table-cell>
          <table:table-cell office:value-type="float" office:value="7684.1" table:style-name="ce2">
            <text:p>7.684,10</text:p>
          </table:table-cell>
          <table:table-cell office:value-type="float" office:value="653473.47" table:style-name="ce2">
            <text:p>653.473,47</text:p>
          </table:table-cell>
          <table:table-cell office:value-type="float" office:value="23395" table:style-name="ce3">
            <text:p>23.395</text:p>
          </table:table-cell>
          <table:table-cell office:value-type="float" office:value="4121.33" table:style-name="ce2">
            <text:p>4.121,33</text:p>
          </table:table-cell>
          <table:table-cell office:value-type="float" office:value="341190.2" table:style-name="ce2">
            <text:p>341.190,20</text:p>
          </table:table-cell>
          <table:table-cell office:value-type="float" office:value="21603" table:style-name="ce3">
            <text:p>21.603</text:p>
          </table:table-cell>
          <table:table-cell office:value-type="float" office:value="3953.43" table:style-name="ce2">
            <text:p>3.953,43</text:p>
          </table:table-cell>
          <table:table-cell office:value-type="float" office:value="318123.46999999997" table:style-name="ce2">
            <text:p>318.123,47</text:p>
          </table:table-cell>
          <table:table-cell office:value-type="float" office:value="32455" table:style-name="ce3">
            <text:p>32.455</text:p>
          </table:table-cell>
          <table:table-cell office:value-type="float" office:value="4723.54" table:style-name="ce2">
            <text:p>4.723,54</text:p>
          </table:table-cell>
          <table:table-cell office:value-type="float" office:value="395751.97" table:style-name="ce2">
            <text:p>395.751,97</text:p>
          </table:table-cell>
          <table:table-cell office:value-type="float" office:value="10169" table:style-name="ce3">
            <text:p>10.169</text:p>
          </table:table-cell>
          <table:table-cell office:value-type="float" office:value="1952.43" table:style-name="ce2">
            <text:p>1.952,43</text:p>
          </table:table-cell>
          <table:table-cell office:value-type="float" office:value="166293.87" table:style-name="ce2">
            <text:p>166.293,8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89" table:style-name="ce1">
            <text:p>3,89</text:p>
          </table:table-cell>
          <table:table-cell office:value-type="float" office:value="317.19" table:style-name="ce1">
            <text:p>317,19</text:p>
          </table:table-cell>
          <table:table-cell office:value-type="float" office:value="81" table:style-name="ce1">
            <text:p>81</text:p>
          </table:table-cell>
          <table:table-cell office:value-type="float" office:value="180.33" table:style-name="ce1">
            <text:p>180,33</text:p>
          </table:table-cell>
          <table:table-cell office:value-type="float" office:value="14473.35" table:style-name="ce2">
            <text:p>14.473,35</text:p>
          </table:table-cell>
          <table:table-cell office:value-type="float" office:value="6" table:style-name="ce1">
            <text:p>6</text:p>
          </table:table-cell>
          <table:table-cell office:value-type="float" office:value="15.43" table:style-name="ce1">
            <text:p>15,43</text:p>
          </table:table-cell>
          <table:table-cell office:value-type="float" office:value="1416.31" table:style-name="ce2">
            <text:p>1.416,31</text:p>
          </table:table-cell>
          <table:table-cell office:value-type="float" office:value="2" table:style-name="ce1">
            <text:p>2</text:p>
          </table:table-cell>
          <table:table-cell office:value-type="float" office:value="22.27" table:style-name="ce1">
            <text:p>22,27</text:p>
          </table:table-cell>
          <table:table-cell office:value-type="float" office:value="1635.6" table:style-name="ce2">
            <text:p>1.635,60</text:p>
          </table:table-cell>
          <table:table-cell office:value-type="float" office:value="5" table:style-name="ce1">
            <text:p>5</text:p>
          </table:table-cell>
          <table:table-cell office:value-type="float" office:value="12.71" table:style-name="ce1">
            <text:p>12,71</text:p>
          </table:table-cell>
          <table:table-cell office:value-type="float" office:value="1047.9100000000001" table:style-name="ce2">
            <text:p>1.047,91</text:p>
          </table:table-cell>
          <table:table-cell office:value-type="float" office:value="1" table:style-name="ce1">
            <text:p>1</text:p>
          </table:table-cell>
          <table:table-cell office:value-type="float" office:value="1.22" table:style-name="ce1">
            <text:p>1,22</text:p>
          </table:table-cell>
          <table:table-cell office:value-type="float" office:value="101.78" table:style-name="ce1">
            <text:p>101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,8</text:p>
          </table:table-cell>
          <table:table-cell office:value-type="float" office:value="76.16" table:style-name="ce1">
            <text:p>76,1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£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296.87" table:style-name="ce1">
            <text:p>296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08" table:style-name="ce1">
            <text:p>4,08</text:p>
          </table:table-cell>
          <table:table-cell office:value-type="float" office:value="342.9" table:style-name="ce1">
            <text:p>342,9</text:p>
          </table:table-cell>
          <table:table-cell office:value-type="float" office:value="5" table:style-name="ce1">
            <text:p>5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349.08" table:style-name="ce1">
            <text:p>349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4" table:style-name="ce1">
            <text:p>0,24</text:p>
          </table:table-cell>
          <table:table-cell office:value-type="float" office:value="52.6" table:style-name="ce1">
            <text:p>52,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£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.85" table:style-name="ce1">
            <text:p>9,85</text:p>
          </table:table-cell>
          <table:table-cell office:value-type="float" office:value="858.01" table:style-name="ce1">
            <text:p>858,0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8.98" table:style-name="ce1">
            <text:p>8,98</text:p>
          </table:table-cell>
          <table:table-cell office:value-type="float" office:value="472.93" table:style-name="ce1">
            <text:p>472,93</text:p>
          </table:table-cell>
          <table:table-cell office:value-type="float" office:value="47" table:style-name="ce1">
            <text:p>47</text:p>
          </table:table-cell>
          <table:table-cell office:value-type="float" office:value="13.81" table:style-name="ce1">
            <text:p>13,81</text:p>
          </table:table-cell>
          <table:table-cell office:value-type="float" office:value="747.39" table:style-name="ce1">
            <text:p>747,39</text:p>
          </table:table-cell>
          <table:table-cell office:value-type="float" office:value="416" table:style-name="ce1">
            <text:p>416</text:p>
          </table:table-cell>
          <table:table-cell office:value-type="float" office:value="189.96" table:style-name="ce1">
            <text:p>189,96</text:p>
          </table:table-cell>
          <table:table-cell office:value-type="float" office:value="17779.11" table:style-name="ce2">
            <text:p>17.779,11</text:p>
          </table:table-cell>
          <table:table-cell office:value-type="float" office:value="56" table:style-name="ce1">
            <text:p>56</text:p>
          </table:table-cell>
          <table:table-cell office:value-type="float" office:value="25.88" table:style-name="ce1">
            <text:p>25,88</text:p>
          </table:table-cell>
          <table:table-cell office:value-type="float" office:value="1427.11" table:style-name="ce2">
            <text:p>1.427,11</text:p>
          </table:table-cell>
          <table:table-cell office:value-type="float" office:value="26" table:style-name="ce1">
            <text:p>26</text:p>
          </table:table-cell>
          <table:table-cell office:value-type="float" office:value="13.24" table:style-name="ce1">
            <text:p>13,24</text:p>
          </table:table-cell>
          <table:table-cell office:value-type="float" office:value="733.58" table:style-name="ce1">
            <text:p>733,58</text:p>
          </table:table-cell>
          <table:table-cell office:value-type="float" office:value="309" table:style-name="ce1">
            <text:p>309</text:p>
          </table:table-cell>
          <table:table-cell office:value-type="float" office:value="112.09" table:style-name="ce1">
            <text:p>112,09</text:p>
          </table:table-cell>
          <table:table-cell office:value-type="float" office:value="6248.57" table:style-name="ce2">
            <text:p>6.248,57</text:p>
          </table:table-cell>
          <table:table-cell office:value-type="float" office:value="30" table:style-name="ce1">
            <text:p>30</text:p>
          </table:table-cell>
          <table:table-cell office:value-type="float" office:value="7.67" table:style-name="ce1">
            <text:p>7,67</text:p>
          </table:table-cell>
          <table:table-cell office:value-type="float" office:value="383.09" table:style-name="ce1">
            <text:p>383,09</text:p>
          </table:table-cell>
          <table:table-cell office:value-type="float" office:value="19" table:style-name="ce1">
            <text:p>19</text:p>
          </table:table-cell>
          <table:table-cell office:value-type="float" office:value="2.79" table:style-name="ce1">
            <text:p>2,79</text:p>
          </table:table-cell>
          <table:table-cell office:value-type="float" office:value="160.84" table:style-name="ce1">
            <text:p>160,84</text:p>
          </table:table-cell>
          <table:table-cell office:value-type="float" office:value="3" table:style-name="ce1">
            <text:p>3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63.15" table:style-name="ce1">
            <text:p>63,15</text:p>
          </table:table-cell>
          <table:table-cell office:value-type="float" office:value="47" table:style-name="ce1">
            <text:p>47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460.8" table:style-name="ce1">
            <text:p>460,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£blic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64" table:style-name="ce1">
            <text:p>0,64</text:p>
          </table:table-cell>
          <table:table-cell office:value-type="float" office:value="32.79" table:style-name="ce1">
            <text:p>32,79</text:p>
          </table:table-cell>
          <table:table-cell office:value-type="float" office:value="63" table:style-name="ce1">
            <text:p>63</text:p>
          </table:table-cell>
          <table:table-cell office:value-type="float" office:value="12.83" table:style-name="ce1">
            <text:p>12,83</text:p>
          </table:table-cell>
          <table:table-cell office:value-type="float" office:value="696.51" table:style-name="ce1">
            <text:p>696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5.12" table:style-name="ce1">
            <text:p>5,12</text:p>
          </table:table-cell>
          <table:table-cell office:value-type="float" office:value="282.20999999999998" table:style-name="ce1">
            <text:p>282,21</text:p>
          </table:table-cell>
          <table:table-cell office:value-type="float" office:value="100" table:style-name="ce1">
            <text:p>100</text:p>
          </table:table-cell>
          <table:table-cell office:value-type="float" office:value="20.89" table:style-name="ce1">
            <text:p>20,89</text:p>
          </table:table-cell>
          <table:table-cell office:value-type="float" office:value="1206.48" table:style-name="ce2">
            <text:p>1.206,48</text:p>
          </table:table-cell>
          <table:table-cell office:value-type="float" office:value="249" table:style-name="ce1">
            <text:p>249</text:p>
          </table:table-cell>
          <table:table-cell office:value-type="float" office:value="40.39" table:style-name="ce1">
            <text:p>40,39</text:p>
          </table:table-cell>
          <table:table-cell office:value-type="float" office:value="2251.34" table:style-name="ce2">
            <text:p>2.251,34</text:p>
          </table:table-cell>
          <table:table-cell office:value-type="float" office:value="63" table:style-name="ce1">
            <text:p>63</text:p>
          </table:table-cell>
          <table:table-cell office:value-type="float" office:value="-17.82" table:style-name="ce1">
            <text:p>-17,82</text:p>
          </table:table-cell>
          <table:table-cell office:value-type="float" office:value="-1129.4100000000001" table:style-name="ce2">
            <text:p>-1.129,41</text:p>
          </table:table-cell>
          <table:table-cell office:value-type="float" office:value="21" table:style-name="ce1">
            <text:p>21</text:p>
          </table:table-cell>
          <table:table-cell office:value-type="float" office:value="6.29" table:style-name="ce1">
            <text:p>6,29</text:p>
          </table:table-cell>
          <table:table-cell office:value-type="float" office:value="343.25" table:style-name="ce1">
            <text:p>343,25</text:p>
          </table:table-cell>
          <table:table-cell office:value-type="float" office:value="74" table:style-name="ce1">
            <text:p>74</text:p>
          </table:table-cell>
          <table:table-cell office:value-type="float" office:value="6.91" table:style-name="ce1">
            <text:p>6,91</text:p>
          </table:table-cell>
          <table:table-cell office:value-type="float" office:value="347.03" table:style-name="ce1">
            <text:p>347,03</text:p>
          </table:table-cell>
          <table:table-cell office:value-type="float" office:value="51" table:style-name="ce1">
            <text:p>51</text:p>
          </table:table-cell>
          <table:table-cell office:value-type="float" office:value="12.27" table:style-name="ce1">
            <text:p>12,27</text:p>
          </table:table-cell>
          <table:table-cell office:value-type="float" office:value="678.04" table:style-name="ce1">
            <text:p>678,0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6.32" table:style-name="ce1">
            <text:p>6,32</text:p>
          </table:table-cell>
          <table:table-cell office:value-type="float" office:value="595.14" table:style-name="ce1">
            <text:p>595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.63" table:style-name="ce1">
            <text:p>3,63</text:p>
          </table:table-cell>
          <table:table-cell office:value-type="float" office:value="355.27" table:style-name="ce1">
            <text:p>355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70.33" table:style-name="ce1">
            <text:p>270,33</text:p>
          </table:table-cell>
          <table:table-cell office:value-type="float" office:value="16" table:style-name="ce1">
            <text:p>16</text:p>
          </table:table-cell>
          <table:table-cell office:value-type="float" office:value="1.59" table:style-name="ce1">
            <text:p>1,59</text:p>
          </table:table-cell>
          <table:table-cell office:value-type="float" office:value="155.36000000000001" table:style-name="ce1">
            <text:p>155,36</text:p>
          </table:table-cell>
          <table:table-cell office:value-type="float" office:value="6" table:style-name="ce1">
            <text:p>6</text:p>
          </table:table-cell>
          <table:table-cell office:value-type="float" office:value="1.71" table:style-name="ce1">
            <text:p>1,71</text:p>
          </table:table-cell>
          <table:table-cell office:value-type="float" office:value="156.68" table:style-name="ce1">
            <text:p>156,68</text:p>
          </table:table-cell>
          <table:table-cell office:value-type="float" office:value="6" table:style-name="ce1">
            <text:p>6</text:p>
          </table:table-cell>
          <table:table-cell office:value-type="float" office:value="2.46" table:style-name="ce1">
            <text:p>2,46</text:p>
          </table:table-cell>
          <table:table-cell office:value-type="float" office:value="222.47" table:style-name="ce1">
            <text:p>222,47</text:p>
          </table:table-cell>
          <table:table-cell office:value-type="float" office:value="20" table:style-name="ce1">
            <text:p>20</text:p>
          </table:table-cell>
          <table:table-cell office:value-type="float" office:value="5.23" table:style-name="ce1">
            <text:p>5,23</text:p>
          </table:table-cell>
          <table:table-cell office:value-type="float" office:value="475.12" table:style-name="ce1">
            <text:p>475,12</text:p>
          </table:table-cell>
          <table:table-cell office:value-type="float" office:value="9" table:style-name="ce1">
            <text:p>9</text:p>
          </table:table-cell>
          <table:table-cell office:value-type="float" office:value="0.74" table:style-name="ce1">
            <text:p>0,74</text:p>
          </table:table-cell>
          <table:table-cell office:value-type="float" office:value="74.39" table:style-name="ce1">
            <text:p>74,3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43.11" table:style-name="ce1">
            <text:p>43,11</text:p>
          </table:table-cell>
          <table:table-cell office:value-type="float" office:value="3524.66" table:style-name="ce2">
            <text:p>3.524,66</text:p>
          </table:table-cell>
          <table:table-cell office:value-type="float" office:value="2" table:style-name="ce1">
            <text:p>2</text:p>
          </table:table-cell>
          <table:table-cell office:value-type="float" office:value="0.69" table:style-name="ce1">
            <text:p>0,69</text:p>
          </table:table-cell>
          <table:table-cell office:value-type="float" office:value="58.13" table:style-name="ce1">
            <text:p>58,13</text:p>
          </table:table-cell>
          <table:table-cell office:value-type="float" office:value="12" table:style-name="ce1">
            <text:p>12</text:p>
          </table:table-cell>
          <table:table-cell office:value-type="float" office:value="8.11" table:style-name="ce1">
            <text:p>8,11</text:p>
          </table:table-cell>
          <table:table-cell office:value-type="float" office:value="718.24" table:style-name="ce1">
            <text:p>718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228.71" table:style-name="ce1">
            <text:p>228,71</text:p>
          </table:table-cell>
          <table:table-cell office:value-type="float" office:value="19662.18" table:style-name="ce2">
            <text:p>19.662,18</text:p>
          </table:table-cell>
          <table:table-cell office:value-type="float" office:value="257" table:style-name="ce1">
            <text:p>257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6658.24" table:style-name="ce2">
            <text:p>6.658,24</text:p>
          </table:table-cell>
          <table:table-cell office:value-type="float" office:value="69" table:style-name="ce1">
            <text:p>69</text:p>
          </table:table-cell>
          <table:table-cell office:value-type="float" office:value="56.67" table:style-name="ce1">
            <text:p>56,67</text:p>
          </table:table-cell>
          <table:table-cell office:value-type="float" office:value="4630.6400000000003" table:style-name="ce2">
            <text:p>4.630,64</text:p>
          </table:table-cell>
          <table:table-cell office:value-type="float" office:value="22" table:style-name="ce1">
            <text:p>22</text:p>
          </table:table-cell>
          <table:table-cell office:value-type="float" office:value="10.4" table:style-name="ce1">
            <text:p>10,4</text:p>
          </table:table-cell>
          <table:table-cell office:value-type="float" office:value="846.45" table:style-name="ce1">
            <text:p>846,45</text:p>
          </table:table-cell>
          <table:table-cell office:value-type="float" office:value="99" table:style-name="ce1">
            <text:p>99</text:p>
          </table:table-cell>
          <table:table-cell office:value-type="float" office:value="86.77" table:style-name="ce1">
            <text:p>86,77</text:p>
          </table:table-cell>
          <table:table-cell office:value-type="float" office:value="7115.5" table:style-name="ce2">
            <text:p>7.115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22.9" table:style-name="ce1">
            <text:p>22,9</text:p>
          </table:table-cell>
          <table:table-cell office:value-type="float" office:value="2114.6799999999998" table:style-name="ce2">
            <text:p>2.114,68</text:p>
          </table:table-cell>
          <table:table-cell office:value-type="float" office:value="35" table:style-name="ce1">
            <text:p>35</text:p>
          </table:table-cell>
          <table:table-cell office:value-type="float" office:value="21.21" table:style-name="ce1">
            <text:p>21,21</text:p>
          </table:table-cell>
          <table:table-cell office:value-type="float" office:value="1923.94" table:style-name="ce2">
            <text:p>1.923,94</text:p>
          </table:table-cell>
          <table:table-cell office:value-type="float" office:value="648" table:style-name="ce1">
            <text:p>648</text:p>
          </table:table-cell>
          <table:table-cell office:value-type="float" office:value="210.66" table:style-name="ce1">
            <text:p>210,66</text:p>
          </table:table-cell>
          <table:table-cell office:value-type="float" office:value="19630.79" table:style-name="ce2">
            <text:p>19.630,79</text:p>
          </table:table-cell>
          <table:table-cell office:value-type="float" office:value="515" table:style-name="ce1">
            <text:p>515</text:p>
          </table:table-cell>
          <table:table-cell office:value-type="float" office:value="305.33999999999997" table:style-name="ce1">
            <text:p>305,34</text:p>
          </table:table-cell>
          <table:table-cell office:value-type="float" office:value="28125.919999999998" table:style-name="ce2">
            <text:p>28.125,92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3.05" table:style-name="ce1">
            <text:p>3,05</text:p>
          </table:table-cell>
          <table:table-cell office:value-type="float" office:value="70" table:style-name="ce1">
            <text:p>70</text:p>
          </table:table-cell>
          <table:table-cell office:value-type="float" office:value="33.15" table:style-name="ce1">
            <text:p>33,15</text:p>
          </table:table-cell>
          <table:table-cell office:value-type="float" office:value="3023.27" table:style-name="ce2">
            <text:p>3.023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" table:style-name="ce1">
            <text:p>315</text:p>
          </table:table-cell>
          <table:table-cell office:value-type="float" office:value="753.02" table:style-name="ce1">
            <text:p>753,02</text:p>
          </table:table-cell>
          <table:table-cell office:value-type="float" office:value="69650.84" table:style-name="ce2">
            <text:p>69.650,84</text:p>
          </table:table-cell>
          <table:table-cell office:value-type="float" office:value="123" table:style-name="ce1">
            <text:p>123</text:p>
          </table:table-cell>
          <table:table-cell office:value-type="float" office:value="20.64" table:style-name="ce1">
            <text:p>20,64</text:p>
          </table:table-cell>
          <table:table-cell office:value-type="float" office:value="1916.42" table:style-name="ce2">
            <text:p>1.916,42</text:p>
          </table:table-cell>
          <table:table-cell office:value-type="float" office:value="41" table:style-name="ce1">
            <text:p>41</text:p>
          </table:table-cell>
          <table:table-cell office:value-type="float" office:value="1.18" table:style-name="ce1">
            <text:p>1,18</text:p>
          </table:table-cell>
          <table:table-cell office:value-type="float" office:value="154.63999999999999" table:style-name="ce1">
            <text:p>154,6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.83" table:style-name="ce1">
            <text:p>9,83</text:p>
          </table:table-cell>
          <table:table-cell office:value-type="float" office:value="1017.34" table:style-name="ce2">
            <text:p>1.017,34</text:p>
          </table:table-cell>
          <table:table-cell office:value-type="float" office:value="224" table:style-name="ce1">
            <text:p>224</text:p>
          </table:table-cell>
          <table:table-cell office:value-type="float" office:value="495.41" table:style-name="ce1">
            <text:p>495,41</text:p>
          </table:table-cell>
          <table:table-cell office:value-type="float" office:value="50611.66" table:style-name="ce2">
            <text:p>50.611,66</text:p>
          </table:table-cell>
          <table:table-cell office:value-type="float" office:value="83" table:style-name="ce1">
            <text:p>83</text:p>
          </table:table-cell>
          <table:table-cell office:value-type="float" office:value="262.41000000000003" table:style-name="ce1">
            <text:p>262,41</text:p>
          </table:table-cell>
          <table:table-cell office:value-type="float" office:value="28401.96" table:style-name="ce2">
            <text:p>28.401,96</text:p>
          </table:table-cell>
          <table:table-cell office:value-type="float" office:value="1" table:style-name="ce1">
            <text:p>1</text:p>
          </table:table-cell>
          <table:table-cell office:value-type="float" office:value="8.44" table:style-name="ce1">
            <text:p>8,44</text:p>
          </table:table-cell>
          <table:table-cell office:value-type="float" office:value="752.93" table:style-name="ce1">
            <text:p>752,93</text:p>
          </table:table-cell>
          <table:table-cell office:value-type="float" office:value="23" table:style-name="ce1">
            <text:p>23</text:p>
          </table:table-cell>
          <table:table-cell office:value-type="float" office:value="58.24" table:style-name="ce1">
            <text:p>58,24</text:p>
          </table:table-cell>
          <table:table-cell office:value-type="float" office:value="5863.36" table:style-name="ce2">
            <text:p>5.863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92.04" table:style-name="ce1">
            <text:p>192,04</text:p>
          </table:table-cell>
          <table:table-cell office:value-type="float" office:value="15970.55" table:style-name="ce2">
            <text:p>15.970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3373.4" table:style-name="ce2">
            <text:p>3.373,4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¡culos El‚ctricos con Demanda Horaria)</text:p>
          </table:table-cell>
          <table:table-cell office:value-type="float" office:value="1" table:style-name="ce1">
            <text:p>1</text:p>
          </table:table-cell>
          <table:table-cell office:value-type="float" office:value="0.18" table:style-name="ce1">
            <text:p>0,18</text:p>
          </table:table-cell>
          <table:table-cell office:value-type="float" office:value="16.05" table:style-name="ce1">
            <text:p>16,05</text:p>
          </table:table-cell>
          <table:table-cell office:value-type="float" office:value="2" table:style-name="ce1">
            <text:p>2</text:p>
          </table:table-cell>
          <table:table-cell office:value-type="float" office:value="0.75" table:style-name="ce1">
            <text:p>0,75</text:p>
          </table:table-cell>
          <table:table-cell office:value-type="float" office:value="90.82" table:style-name="ce1">
            <text:p>90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4.12" table:style-name="ce1">
            <text:p>14,12</text:p>
          </table:table-cell>
          <table:table-cell office:value-type="float" office:value="1113.55" table:style-name="ce2">
            <text:p>1.113,55</text:p>
          </table:table-cell>
          <table:table-cell office:value-type="float" office:value="11" table:style-name="ce1">
            <text:p>11</text:p>
          </table:table-cell>
          <table:table-cell office:value-type="float" office:value="4.7" table:style-name="ce1">
            <text:p>4,7</text:p>
          </table:table-cell>
          <table:table-cell office:value-type="float" office:value="569.73" table:style-name="ce1">
            <text:p>569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9" table:style-name="ce1">
            <text:p>0,79</text:p>
          </table:table-cell>
          <table:table-cell office:value-type="float" office:value="109.06" table:style-name="ce1">
            <text:p>109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3" table:style-name="ce1">
            <text:p>1,3</text:p>
          </table:table-cell>
          <table:table-cell office:value-type="float" office:value="245.05" table:style-name="ce1">
            <text:p>245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51.03" table:style-name="ce1">
            <text:p>51,03</text:p>
          </table:table-cell>
          <table:table-cell office:value-type="float" office:value="2059.4" table:style-name="ce2">
            <text:p>2.059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58.73" table:style-name="ce1">
            <text:p>58,73</text:p>
          </table:table-cell>
          <table:table-cell office:value-type="float" office:value="2364.6799999999998" table:style-name="ce2">
            <text:p>2.364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55.65" table:style-name="ce1">
            <text:p>55,65</text:p>
          </table:table-cell>
          <table:table-cell office:value-type="float" office:value="4859.05" table:style-name="ce2">
            <text:p>4.859,05</text:p>
          </table:table-cell>
          <table:table-cell office:value-type="float" office:value="25" table:style-name="ce1">
            <text:p>25</text:p>
          </table:table-cell>
          <table:table-cell office:value-type="float" office:value="75.25" table:style-name="ce1">
            <text:p>75,25</text:p>
          </table:table-cell>
          <table:table-cell office:value-type="float" office:value="6606.02" table:style-name="ce2">
            <text:p>6.606,02</text:p>
          </table:table-cell>
          <table:table-cell office:value-type="float" office:value="29" table:style-name="ce1">
            <text:p>29</text:p>
          </table:table-cell>
          <table:table-cell office:value-type="float" office:value="331.93" table:style-name="ce1">
            <text:p>331,93</text:p>
          </table:table-cell>
          <table:table-cell office:value-type="float" office:value="24257.32" table:style-name="ce2">
            <text:p>24.257,32</text:p>
          </table:table-cell>
          <table:table-cell office:value-type="float" office:value="489" table:style-name="ce1">
            <text:p>489</text:p>
          </table:table-cell>
          <table:table-cell office:value-type="float" office:value="2152.41" table:style-name="ce2">
            <text:p>2.152,41</text:p>
          </table:table-cell>
          <table:table-cell office:value-type="float" office:value="182870.11" table:style-name="ce2">
            <text:p>182.870,11</text:p>
          </table:table-cell>
          <table:table-cell office:value-type="float" office:value="60" table:style-name="ce1">
            <text:p>60</text:p>
          </table:table-cell>
          <table:table-cell office:value-type="float" office:value="394.53" table:style-name="ce1">
            <text:p>394,53</text:p>
          </table:table-cell>
          <table:table-cell office:value-type="float" office:value="33447.589999999997" table:style-name="ce2">
            <text:p>33.447,59</text:p>
          </table:table-cell>
          <table:table-cell office:value-type="float" office:value="212" table:style-name="ce1">
            <text:p>212</text:p>
          </table:table-cell>
          <table:table-cell office:value-type="float" office:value="647.38" table:style-name="ce1">
            <text:p>647,38</text:p>
          </table:table-cell>
          <table:table-cell office:value-type="float" office:value="55718.49" table:style-name="ce2">
            <text:p>55.718,49</text:p>
          </table:table-cell>
          <table:table-cell office:value-type="float" office:value="76" table:style-name="ce1">
            <text:p>76</text:p>
          </table:table-cell>
          <table:table-cell office:value-type="float" office:value="2598.08" table:style-name="ce2">
            <text:p>2.598,08</text:p>
          </table:table-cell>
          <table:table-cell office:value-type="float" office:value="197776.1" table:style-name="ce2">
            <text:p>197.776,10</text:p>
          </table:table-cell>
          <table:table-cell office:value-type="float" office:value="270" table:style-name="ce1">
            <text:p>270</text:p>
          </table:table-cell>
          <table:table-cell office:value-type="float" office:value="5549.43" table:style-name="ce2">
            <text:p>5.549,43</text:p>
          </table:table-cell>
          <table:table-cell office:value-type="float" office:value="430126.02" table:style-name="ce2">
            <text:p>430.126,02</text:p>
          </table:table-cell>
          <table:table-cell office:value-type="float" office:value="41" table:style-name="ce1">
            <text:p>41</text:p>
          </table:table-cell>
          <table:table-cell office:value-type="float" office:value="201.73" table:style-name="ce1">
            <text:p>201,73</text:p>
          </table:table-cell>
          <table:table-cell office:value-type="float" office:value="15859.14" table:style-name="ce2">
            <text:p>15.859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" table:style-name="ce1">
            <text:p>349</text:p>
          </table:table-cell>
          <table:table-cell office:value-type="float" office:value="8711.74" table:style-name="ce2">
            <text:p>8.711,74</text:p>
          </table:table-cell>
          <table:table-cell office:value-type="float" office:value="619181.79" table:style-name="ce2">
            <text:p>619.181,79</text:p>
          </table:table-cell>
          <table:table-cell office:value-type="float" office:value="3" table:style-name="ce1">
            <text:p>3</text:p>
          </table:table-cell>
          <table:table-cell office:value-type="float" office:value="13.31" table:style-name="ce1">
            <text:p>13,31</text:p>
          </table:table-cell>
          <table:table-cell office:value-type="float" office:value="1876.74" table:style-name="ce2">
            <text:p>1.876,74</text:p>
          </table:table-cell>
          <table:table-cell office:value-type="float" office:value="24" table:style-name="ce1">
            <text:p>24</text:p>
          </table:table-cell>
          <table:table-cell office:value-type="float" office:value="2377.3000000000002" table:style-name="ce2">
            <text:p>2.377,30</text:p>
          </table:table-cell>
          <table:table-cell office:value-type="float" office:value="140623.47" table:style-name="ce2">
            <text:p>140.623,47</text:p>
          </table:table-cell>
          <table:table-cell office:value-type="float" office:value="29" table:style-name="ce1">
            <text:p>29</text:p>
          </table:table-cell>
          <table:table-cell office:value-type="float" office:value="987.19" table:style-name="ce1">
            <text:p>987,19</text:p>
          </table:table-cell>
          <table:table-cell office:value-type="float" office:value="79215.100000000006" table:style-name="ce2">
            <text:p>79.215,10</text:p>
          </table:table-cell>
          <table:table-cell office:value-type="float" office:value="7" table:style-name="ce1">
            <text:p>7</text:p>
          </table:table-cell>
          <table:table-cell office:value-type="float" office:value="294.94" table:style-name="ce1">
            <text:p>294,94</text:p>
          </table:table-cell>
          <table:table-cell office:value-type="float" office:value="21029.02" table:style-name="ce2">
            <text:p>21.029,02</text:p>
          </table:table-cell>
          <table:table-cell office:value-type="float" office:value="51" table:style-name="ce1">
            <text:p>51</text:p>
          </table:table-cell>
          <table:table-cell office:value-type="float" office:value="610.32000000000005" table:style-name="ce1">
            <text:p>610,32</text:p>
          </table:table-cell>
          <table:table-cell office:value-type="float" office:value="46595.67" table:style-name="ce2">
            <text:p>46.595,67</text:p>
          </table:table-cell>
          <table:table-cell office:value-type="float" office:value="32" table:style-name="ce1">
            <text:p>32</text:p>
          </table:table-cell>
          <table:table-cell office:value-type="float" office:value="3624.66" table:style-name="ce2">
            <text:p>3.624,66</text:p>
          </table:table-cell>
          <table:table-cell office:value-type="float" office:value="252269.16" table:style-name="ce2">
            <text:p>252.269,16</text:p>
          </table:table-cell>
          <table:table-cell office:value-type="float" office:value="24" table:style-name="ce1">
            <text:p>24</text:p>
          </table:table-cell>
          <table:table-cell office:value-type="float" office:value="1943.85" table:style-name="ce2">
            <text:p>1.943,85</text:p>
          </table:table-cell>
          <table:table-cell office:value-type="float" office:value="134046.79999999999" table:style-name="ce2">
            <text:p>134.046,80</text:p>
          </table:table-cell>
          <table:table-cell office:value-type="float" office:value="34" table:style-name="ce1">
            <text:p>34</text:p>
          </table:table-cell>
          <table:table-cell office:value-type="float" office:value="312.93" table:style-name="ce1">
            <text:p>312,93</text:p>
          </table:table-cell>
          <table:table-cell office:value-type="float" office:value="23043.41" table:style-name="ce2">
            <text:p>23.043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1" table:style-name="ce1">
            <text:p>181</text:p>
          </table:table-cell>
          <table:table-cell office:value-type="float" office:value="294.23" table:style-name="ce1">
            <text:p>294,23</text:p>
          </table:table-cell>
          <table:table-cell office:value-type="float" office:value="34698.89" table:style-name="ce2">
            <text:p>34.698,89</text:p>
          </table:table-cell>
          <table:table-cell office:value-type="float" office:value="747" table:style-name="ce1">
            <text:p>747</text:p>
          </table:table-cell>
          <table:table-cell office:value-type="float" office:value="782.05" table:style-name="ce1">
            <text:p>782,05</text:p>
          </table:table-cell>
          <table:table-cell office:value-type="float" office:value="85970.33" table:style-name="ce2">
            <text:p>85.970,33</text:p>
          </table:table-cell>
          <table:table-cell office:value-type="float" office:value="434" table:style-name="ce1">
            <text:p>434</text:p>
          </table:table-cell>
          <table:table-cell office:value-type="float" office:value="1385.54" table:style-name="ce2">
            <text:p>1.385,54</text:p>
          </table:table-cell>
          <table:table-cell office:value-type="float" office:value="169735.19" table:style-name="ce2">
            <text:p>169.735,19</text:p>
          </table:table-cell>
          <table:table-cell office:value-type="float" office:value="1322" table:style-name="ce3">
            <text:p>1.322</text:p>
          </table:table-cell>
          <table:table-cell office:value-type="float" office:value="19529.05" table:style-name="ce2">
            <text:p>19.529,05</text:p>
          </table:table-cell>
          <table:table-cell office:value-type="float" office:value="2052582.59" table:style-name="ce2">
            <text:p>2.052.582,59</text:p>
          </table:table-cell>
          <table:table-cell office:value-type="float" office:value="1606" table:style-name="ce3">
            <text:p>1.606</text:p>
          </table:table-cell>
          <table:table-cell office:value-type="float" office:value="9243.24" table:style-name="ce2">
            <text:p>9.243,24</text:p>
          </table:table-cell>
          <table:table-cell office:value-type="float" office:value="1084854.17" table:style-name="ce2">
            <text:p>1.084.854,17</text:p>
          </table:table-cell>
          <table:table-cell office:value-type="float" office:value="612" table:style-name="ce1">
            <text:p>612</text:p>
          </table:table-cell>
          <table:table-cell office:value-type="float" office:value="2034.07" table:style-name="ce2">
            <text:p>2.034,07</text:p>
          </table:table-cell>
          <table:table-cell office:value-type="float" office:value="246266.1" table:style-name="ce2">
            <text:p>246.266,10</text:p>
          </table:table-cell>
          <table:table-cell office:value-type="float" office:value="1928" table:style-name="ce3">
            <text:p>1.928</text:p>
          </table:table-cell>
          <table:table-cell office:value-type="float" office:value="4449.59" table:style-name="ce2">
            <text:p>4.449,59</text:p>
          </table:table-cell>
          <table:table-cell office:value-type="float" office:value="538567.65" table:style-name="ce2">
            <text:p>538.567,65</text:p>
          </table:table-cell>
          <table:table-cell office:value-type="float" office:value="413" table:style-name="ce1">
            <text:p>413</text:p>
          </table:table-cell>
          <table:table-cell office:value-type="float" office:value="2695.45" table:style-name="ce2">
            <text:p>2.695,45</text:p>
          </table:table-cell>
          <table:table-cell office:value-type="float" office:value="312020.40000000002" table:style-name="ce2">
            <text:p>312.020,40</text:p>
          </table:table-cell>
          <table:table-cell office:value-type="float" office:value="625" table:style-name="ce1">
            <text:p>625</text:p>
          </table:table-cell>
          <table:table-cell office:value-type="float" office:value="5076.28" table:style-name="ce2">
            <text:p>5.076,28</text:p>
          </table:table-cell>
          <table:table-cell office:value-type="float" office:value="580325.68000000005" table:style-name="ce2">
            <text:p>580.325,68</text:p>
          </table:table-cell>
          <table:table-cell office:value-type="float" office:value="732" table:style-name="ce1">
            <text:p>732</text:p>
          </table:table-cell>
          <table:table-cell office:value-type="float" office:value="2454.27" table:style-name="ce2">
            <text:p>2.454,27</text:p>
          </table:table-cell>
          <table:table-cell office:value-type="float" office:value="302614.71999999997" table:style-name="ce2">
            <text:p>302.614,72</text:p>
          </table:table-cell>
          <table:table-cell office:value-type="float" office:value="17" table:style-name="ce1">
            <text:p>17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2249.9499999999998" table:style-name="ce2">
            <text:p>2.249,9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7" table:style-name="ce1">
            <text:p>547</text:p>
          </table:table-cell>
          <table:table-cell office:value-type="float" office:value="4796.45" table:style-name="ce2">
            <text:p>4.796,45</text:p>
          </table:table-cell>
          <table:table-cell office:value-type="float" office:value="503291.98" table:style-name="ce2">
            <text:p>503.291,98</text:p>
          </table:table-cell>
          <table:table-cell office:value-type="float" office:value="46" table:style-name="ce1">
            <text:p>46</text:p>
          </table:table-cell>
          <table:table-cell office:value-type="float" office:value="762.71" table:style-name="ce1">
            <text:p>762,71</text:p>
          </table:table-cell>
          <table:table-cell office:value-type="float" office:value="81372.81" table:style-name="ce2">
            <text:p>81.372,81</text:p>
          </table:table-cell>
          <table:table-cell office:value-type="float" office:value="587" table:style-name="ce1">
            <text:p>587</text:p>
          </table:table-cell>
          <table:table-cell office:value-type="float" office:value="21875.42" table:style-name="ce2">
            <text:p>21.875,42</text:p>
          </table:table-cell>
          <table:table-cell office:value-type="float" office:value="2101452.54" table:style-name="ce2">
            <text:p>2.101.452,54</text:p>
          </table:table-cell>
          <table:table-cell office:value-type="float" office:value="85" table:style-name="ce1">
            <text:p>85</text:p>
          </table:table-cell>
          <table:table-cell office:value-type="float" office:value="3029.9" table:style-name="ce2">
            <text:p>3.029,90</text:p>
          </table:table-cell>
          <table:table-cell office:value-type="float" office:value="308349.12" table:style-name="ce2">
            <text:p>308.349,12</text:p>
          </table:table-cell>
          <table:table-cell office:value-type="float" office:value="38" table:style-name="ce1">
            <text:p>38</text:p>
          </table:table-cell>
          <table:table-cell office:value-type="float" office:value="536.42999999999995" table:style-name="ce1">
            <text:p>536,43</text:p>
          </table:table-cell>
          <table:table-cell office:value-type="float" office:value="56470.99" table:style-name="ce2">
            <text:p>56.470,99</text:p>
          </table:table-cell>
          <table:table-cell office:value-type="float" office:value="398" table:style-name="ce1">
            <text:p>398</text:p>
          </table:table-cell>
          <table:table-cell office:value-type="float" office:value="7504.26" table:style-name="ce2">
            <text:p>7.504,26</text:p>
          </table:table-cell>
          <table:table-cell office:value-type="float" office:value="772092.95" table:style-name="ce2">
            <text:p>772.092,95</text:p>
          </table:table-cell>
          <table:table-cell office:value-type="float" office:value="31" table:style-name="ce1">
            <text:p>31</text:p>
          </table:table-cell>
          <table:table-cell office:value-type="float" office:value="1782.86" table:style-name="ce2">
            <text:p>1.782,86</text:p>
          </table:table-cell>
          <table:table-cell office:value-type="float" office:value="181557.05" table:style-name="ce2">
            <text:p>181.557,05</text:p>
          </table:table-cell>
          <table:table-cell office:value-type="float" office:value="5" table:style-name="ce1">
            <text:p>5</text:p>
          </table:table-cell>
          <table:table-cell office:value-type="float" office:value="515.91" table:style-name="ce1">
            <text:p>515,91</text:p>
          </table:table-cell>
          <table:table-cell office:value-type="float" office:value="51173.09" table:style-name="ce2">
            <text:p>51.173,09</text:p>
          </table:table-cell>
          <table:table-cell office:value-type="float" office:value="166" table:style-name="ce1">
            <text:p>166</text:p>
          </table:table-cell>
          <table:table-cell office:value-type="float" office:value="3283.42" table:style-name="ce2">
            <text:p>3.283,42</text:p>
          </table:table-cell>
          <table:table-cell office:value-type="float" office:value="339909.72" table:style-name="ce2">
            <text:p>339.909,72</text:p>
          </table:table-cell>
          <table:table-cell office:value-type="float" office:value="11" table:style-name="ce1">
            <text:p>11</text:p>
          </table:table-cell>
          <table:table-cell office:value-type="float" office:value="234.89" table:style-name="ce1">
            <text:p>234,89</text:p>
          </table:table-cell>
          <table:table-cell office:value-type="float" office:value="25463.18" table:style-name="ce2">
            <text:p>25.463,1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float" office:value="1.82" table:style-name="ce1">
            <text:p>1,82</text:p>
          </table:table-cell>
          <table:table-cell office:value-type="float" office:value="163.46" table:style-name="ce1">
            <text:p>163,46</text:p>
          </table:table-cell>
          <table:table-cell office:value-type="float" office:value="32" table:style-name="ce1">
            <text:p>32</text:p>
          </table:table-cell>
          <table:table-cell office:value-type="float" office:value="35.89" table:style-name="ce1">
            <text:p>35,89</text:p>
          </table:table-cell>
          <table:table-cell office:value-type="float" office:value="3747.4" table:style-name="ce2">
            <text:p>3.747,40</text:p>
          </table:table-cell>
          <table:table-cell office:value-type="float" office:value="5" table:style-name="ce1">
            <text:p>5</text:p>
          </table:table-cell>
          <table:table-cell office:value-type="float" office:value="7.68" table:style-name="ce1">
            <text:p>7,68</text:p>
          </table:table-cell>
          <table:table-cell office:value-type="float" office:value="830.39" table:style-name="ce1">
            <text:p>830,39</text:p>
          </table:table-cell>
          <table:table-cell office:value-type="float" office:value="35" table:style-name="ce1">
            <text:p>35</text:p>
          </table:table-cell>
          <table:table-cell office:value-type="float" office:value="121.77" table:style-name="ce1">
            <text:p>121,77</text:p>
          </table:table-cell>
          <table:table-cell office:value-type="float" office:value="11450.66" table:style-name="ce2">
            <text:p>11.450,66</text:p>
          </table:table-cell>
          <table:table-cell office:value-type="float" office:value="51" table:style-name="ce1">
            <text:p>51</text:p>
          </table:table-cell>
          <table:table-cell office:value-type="float" office:value="174.24" table:style-name="ce1">
            <text:p>174,24</text:p>
          </table:table-cell>
          <table:table-cell office:value-type="float" office:value="17328.419999999998" table:style-name="ce2">
            <text:p>17.328,42</text:p>
          </table:table-cell>
          <table:table-cell office:value-type="float" office:value="23" table:style-name="ce1">
            <text:p>23</text:p>
          </table:table-cell>
          <table:table-cell office:value-type="float" office:value="37.549999999999997" table:style-name="ce1">
            <text:p>37,55</text:p>
          </table:table-cell>
          <table:table-cell office:value-type="float" office:value="4007.46" table:style-name="ce2">
            <text:p>4.007,46</text:p>
          </table:table-cell>
          <table:table-cell office:value-type="float" office:value="39" table:style-name="ce1">
            <text:p>39</text:p>
          </table:table-cell>
          <table:table-cell office:value-type="float" office:value="30.37" table:style-name="ce1">
            <text:p>30,37</text:p>
          </table:table-cell>
          <table:table-cell office:value-type="float" office:value="3595.02" table:style-name="ce2">
            <text:p>3.595,02</text:p>
          </table:table-cell>
          <table:table-cell office:value-type="float" office:value="11" table:style-name="ce1">
            <text:p>11</text:p>
          </table:table-cell>
          <table:table-cell office:value-type="float" office:value="26.66" table:style-name="ce1">
            <text:p>26,66</text:p>
          </table:table-cell>
          <table:table-cell office:value-type="float" office:value="3084.45" table:style-name="ce2">
            <text:p>3.084,45</text:p>
          </table:table-cell>
          <table:table-cell office:value-type="float" office:value="10" table:style-name="ce1">
            <text:p>10</text:p>
          </table:table-cell>
          <table:table-cell office:value-type="float" office:value="9.94" table:style-name="ce1">
            <text:p>9,94</text:p>
          </table:table-cell>
          <table:table-cell office:value-type="float" office:value="1402.86" table:style-name="ce2">
            <text:p>1.402,86</text:p>
          </table:table-cell>
          <table:table-cell office:value-type="float" office:value="13" table:style-name="ce1">
            <text:p>13</text:p>
          </table:table-cell>
          <table:table-cell office:value-type="float" office:value="12.86" table:style-name="ce1">
            <text:p>12,86</text:p>
          </table:table-cell>
          <table:table-cell office:value-type="float" office:value="1265.47" table:style-name="ce2">
            <text:p>1.265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.09" table:style-name="ce1">
            <text:p>7,09</text:p>
          </table:table-cell>
          <table:table-cell office:value-type="float" office:value="788.69" table:style-name="ce1">
            <text:p>788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216.01" table:style-name="ce1">
            <text:p>216,01</text:p>
          </table:table-cell>
          <table:table-cell office:value-type="float" office:value="21524.75" table:style-name="ce2">
            <text:p>21.524,75</text:p>
          </table:table-cell>
          <table:table-cell office:value-type="float" office:value="4" table:style-name="ce1">
            <text:p>4</text:p>
          </table:table-cell>
          <table:table-cell office:value-type="float" office:value="18.149999999999999" table:style-name="ce1">
            <text:p>18,15</text:p>
          </table:table-cell>
          <table:table-cell office:value-type="float" office:value="1725.68" table:style-name="ce2">
            <text:p>1.725,68</text:p>
          </table:table-cell>
          <table:table-cell office:value-type="float" office:value="6" table:style-name="ce1">
            <text:p>6</text:p>
          </table:table-cell>
          <table:table-cell office:value-type="float" office:value="11.9" table:style-name="ce1">
            <text:p>11,9</text:p>
          </table:table-cell>
          <table:table-cell office:value-type="float" office:value="1433.23" table:style-name="ce2">
            <text:p>1.433,23</text:p>
          </table:table-cell>
          <table:table-cell office:value-type="float" office:value="9" table:style-name="ce1">
            <text:p>9</text:p>
          </table:table-cell>
          <table:table-cell office:value-type="float" office:value="14.6" table:style-name="ce1">
            <text:p>14,6</text:p>
          </table:table-cell>
          <table:table-cell office:value-type="float" office:value="1666.59" table:style-name="ce2">
            <text:p>1.666,59</text:p>
          </table:table-cell>
          <table:table-cell office:value-type="float" office:value="2" table:style-name="ce1">
            <text:p>2</text:p>
          </table:table-cell>
          <table:table-cell office:value-type="float" office:value="1.88" table:style-name="ce1">
            <text:p>1,88</text:p>
          </table:table-cell>
          <table:table-cell office:value-type="float" office:value="251.22" table:style-name="ce1">
            <text:p>251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35" table:style-name="ce1">
            <text:p>3,35</text:p>
          </table:table-cell>
          <table:table-cell office:value-type="float" office:value="374.72" table:style-name="ce1">
            <text:p>374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.55" table:style-name="ce1">
            <text:p>18,55</text:p>
          </table:table-cell>
          <table:table-cell office:value-type="float" office:value="1759.09" table:style-name="ce2">
            <text:p>1.759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2.37" table:style-name="ce1">
            <text:p>72,37</text:p>
          </table:table-cell>
          <table:table-cell office:value-type="float" office:value="7461.77" table:style-name="ce2">
            <text:p>7.461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.02" table:style-name="ce1">
            <text:p>11,02</text:p>
          </table:table-cell>
          <table:table-cell office:value-type="float" office:value="2308.79" table:style-name="ce2">
            <text:p>2.308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¢n de Carga R 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1.14999999999998" table:style-name="ce1">
            <text:p>301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22" table:style-name="ce1">
            <text:p>22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4299.6499999999996" table:style-name="ce2">
            <text:p>4.299,65</text:p>
          </table:table-cell>
          <table:table-cell office:value-type="float" office:value="149" table:style-name="ce1">
            <text:p>149</text:p>
          </table:table-cell>
          <table:table-cell office:value-type="float" office:value="98.83" table:style-name="ce1">
            <text:p>98,83</text:p>
          </table:table-cell>
          <table:table-cell office:value-type="float" office:value="11885.39" table:style-name="ce2">
            <text:p>11.885,39</text:p>
          </table:table-cell>
          <table:table-cell office:value-type="float" office:value="45" table:style-name="ce1">
            <text:p>45</text:p>
          </table:table-cell>
          <table:table-cell office:value-type="float" office:value="160.46" table:style-name="ce1">
            <text:p>160,46</text:p>
          </table:table-cell>
          <table:table-cell office:value-type="float" office:value="20358.97" table:style-name="ce2">
            <text:p>20.358,97</text:p>
          </table:table-cell>
          <table:table-cell office:value-type="float" office:value="190" table:style-name="ce1">
            <text:p>190</text:p>
          </table:table-cell>
          <table:table-cell office:value-type="float" office:value="6284.97" table:style-name="ce2">
            <text:p>6.284,97</text:p>
          </table:table-cell>
          <table:table-cell office:value-type="float" office:value="559749.61" table:style-name="ce2">
            <text:p>559.749,61</text:p>
          </table:table-cell>
          <table:table-cell office:value-type="float" office:value="380" table:style-name="ce1">
            <text:p>380</text:p>
          </table:table-cell>
          <table:table-cell office:value-type="float" office:value="5997.72" table:style-name="ce2">
            <text:p>5.997,72</text:p>
          </table:table-cell>
          <table:table-cell office:value-type="float" office:value="661270.05000000005" table:style-name="ce2">
            <text:p>661.270,05</text:p>
          </table:table-cell>
          <table:table-cell office:value-type="float" office:value="52" table:style-name="ce1">
            <text:p>52</text:p>
          </table:table-cell>
          <table:table-cell office:value-type="float" office:value="156.66999999999999" table:style-name="ce1">
            <text:p>156,67</text:p>
          </table:table-cell>
          <table:table-cell office:value-type="float" office:value="20546.91" table:style-name="ce2">
            <text:p>20.546,91</text:p>
          </table:table-cell>
          <table:table-cell office:value-type="float" office:value="16" table:style-name="ce1">
            <text:p>16</text:p>
          </table:table-cell>
          <table:table-cell office:value-type="float" office:value="40.03" table:style-name="ce1">
            <text:p>40,03</text:p>
          </table:table-cell>
          <table:table-cell office:value-type="float" office:value="4920.66" table:style-name="ce2">
            <text:p>4.920,66</text:p>
          </table:table-cell>
          <table:table-cell office:value-type="float" office:value="44" table:style-name="ce1">
            <text:p>44</text:p>
          </table:table-cell>
          <table:table-cell office:value-type="float" office:value="439.16" table:style-name="ce1">
            <text:p>439,16</text:p>
          </table:table-cell>
          <table:table-cell office:value-type="float" office:value="48200.72" table:style-name="ce2">
            <text:p>48.200,72</text:p>
          </table:table-cell>
          <table:table-cell office:value-type="float" office:value="70" table:style-name="ce1">
            <text:p>70</text:p>
          </table:table-cell>
          <table:table-cell office:value-type="float" office:value="3328.63" table:style-name="ce2">
            <text:p>3.328,63</text:p>
          </table:table-cell>
          <table:table-cell office:value-type="float" office:value="328897" table:style-name="ce2">
            <text:p>328.897,00</text:p>
          </table:table-cell>
          <table:table-cell office:value-type="float" office:value="77" table:style-name="ce1">
            <text:p>77</text:p>
          </table:table-cell>
          <table:table-cell office:value-type="float" office:value="297.45" table:style-name="ce1">
            <text:p>297,45</text:p>
          </table:table-cell>
          <table:table-cell office:value-type="float" office:value="36333.1" table:style-name="ce2">
            <text:p>36.333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4" table:style-name="ce1">
            <text:p>514</text:p>
          </table:table-cell>
          <table:table-cell office:value-type="float" office:value="27082.240000000002" table:style-name="ce2">
            <text:p>27.082,24</text:p>
          </table:table-cell>
          <table:table-cell office:value-type="float" office:value="2329875.87" table:style-name="ce2">
            <text:p>2.329.875,87</text:p>
          </table:table-cell>
          <table:table-cell office:value-type="float" office:value="42" table:style-name="ce1">
            <text:p>42</text:p>
          </table:table-cell>
          <table:table-cell office:value-type="float" office:value="3964.97" table:style-name="ce2">
            <text:p>3.964,97</text:p>
          </table:table-cell>
          <table:table-cell office:value-type="float" office:value="346083.79" table:style-name="ce2">
            <text:p>346.083,79</text:p>
          </table:table-cell>
          <table:table-cell office:value-type="float" office:value="537" table:style-name="ce1">
            <text:p>537</text:p>
          </table:table-cell>
          <table:table-cell office:value-type="float" office:value="47516.56" table:style-name="ce2">
            <text:p>47.516,56</text:p>
          </table:table-cell>
          <table:table-cell office:value-type="float" office:value="3640391.83" table:style-name="ce2">
            <text:p>3.640.391,83</text:p>
          </table:table-cell>
          <table:table-cell office:value-type="float" office:value="200" table:style-name="ce1">
            <text:p>200</text:p>
          </table:table-cell>
          <table:table-cell office:value-type="float" office:value="19294.72" table:style-name="ce2">
            <text:p>19.294,72</text:p>
          </table:table-cell>
          <table:table-cell office:value-type="float" office:value="1674706.61" table:style-name="ce2">
            <text:p>1.674.706,61</text:p>
          </table:table-cell>
          <table:table-cell office:value-type="float" office:value="89" table:style-name="ce1">
            <text:p>89</text:p>
          </table:table-cell>
          <table:table-cell office:value-type="float" office:value="2885.97" table:style-name="ce2">
            <text:p>2.885,97</text:p>
          </table:table-cell>
          <table:table-cell office:value-type="float" office:value="265989.14" table:style-name="ce2">
            <text:p>265.989,14</text:p>
          </table:table-cell>
          <table:table-cell office:value-type="float" office:value="111" table:style-name="ce1">
            <text:p>111</text:p>
          </table:table-cell>
          <table:table-cell office:value-type="float" office:value="13738.31" table:style-name="ce2">
            <text:p>13.738,31</text:p>
          </table:table-cell>
          <table:table-cell office:value-type="float" office:value="1170445.29" table:style-name="ce2">
            <text:p>1.170.445,29</text:p>
          </table:table-cell>
          <table:table-cell office:value-type="float" office:value="43" table:style-name="ce1">
            <text:p>43</text:p>
          </table:table-cell>
          <table:table-cell office:value-type="float" office:value="5362.21" table:style-name="ce2">
            <text:p>5.362,21</text:p>
          </table:table-cell>
          <table:table-cell office:value-type="float" office:value="464107.92" table:style-name="ce2">
            <text:p>464.107,92</text:p>
          </table:table-cell>
          <table:table-cell office:value-type="float" office:value="31" table:style-name="ce1">
            <text:p>31</text:p>
          </table:table-cell>
          <table:table-cell office:value-type="float" office:value="2997.64" table:style-name="ce2">
            <text:p>2.997,64</text:p>
          </table:table-cell>
          <table:table-cell office:value-type="float" office:value="260681.24" table:style-name="ce2">
            <text:p>260.681,24</text:p>
          </table:table-cell>
          <table:table-cell office:value-type="float" office:value="107" table:style-name="ce1">
            <text:p>107</text:p>
          </table:table-cell>
          <table:table-cell office:value-type="float" office:value="6170.03" table:style-name="ce2">
            <text:p>6.170,03</text:p>
          </table:table-cell>
          <table:table-cell office:value-type="float" office:value="533924.69999999995" table:style-name="ce2">
            <text:p>533.924,70</text:p>
          </table:table-cell>
          <table:table-cell office:value-type="float" office:value="40" table:style-name="ce1">
            <text:p>40</text:p>
          </table:table-cell>
          <table:table-cell office:value-type="float" office:value="2667.06" table:style-name="ce2">
            <text:p>2.667,06</text:p>
          </table:table-cell>
          <table:table-cell office:value-type="float" office:value="230163.87" table:style-name="ce2">
            <text:p>230.163,8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78" table:style-name="ce1">
            <text:p>5,78</text:p>
          </table:table-cell>
          <table:table-cell office:value-type="float" office:value="-33277.71" table:style-name="ce2">
            <text:p>-33.277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5.17" table:style-name="ce1">
            <text:p>-45,17</text:p>
          </table:table-cell>
          <table:table-cell office:value-type="float" office:value="-18438.88" table:style-name="ce2">
            <text:p>-18.438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19" table:style-name="ce1">
            <text:p>6,19</text:p>
          </table:table-cell>
          <table:table-cell office:value-type="float" office:value="-2594.0700000000002" table:style-name="ce2">
            <text:p>-2.594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-7718.17" table:style-name="ce2">
            <text:p>-7.718,1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6" table:style-name="ce1">
            <text:p>0,76</text:p>
          </table:table-cell>
          <table:table-cell office:value-type="float" office:value="68.489999999999995" table:style-name="ce1">
            <text:p>68,49</text:p>
          </table:table-cell>
          <table:table-cell office:value-type="float" office:value="6" table:style-name="ce1">
            <text:p>6</text:p>
          </table:table-cell>
          <table:table-cell office:value-type="float" office:value="17.63" table:style-name="ce1">
            <text:p>17,63</text:p>
          </table:table-cell>
          <table:table-cell office:value-type="float" office:value="1822.44" table:style-name="ce2">
            <text:p>1.822,44</text:p>
          </table:table-cell>
          <table:table-cell office:value-type="float" office:value="115" table:style-name="ce1">
            <text:p>115</text:p>
          </table:table-cell>
          <table:table-cell office:value-type="float" office:value="869.22" table:style-name="ce1">
            <text:p>869,22</text:p>
          </table:table-cell>
          <table:table-cell office:value-type="float" office:value="66110.13" table:style-name="ce2">
            <text:p>66.110,13</text:p>
          </table:table-cell>
          <table:table-cell office:value-type="float" office:value="9" table:style-name="ce1">
            <text:p>9</text:p>
          </table:table-cell>
          <table:table-cell office:value-type="float" office:value="61.14" table:style-name="ce1">
            <text:p>61,14</text:p>
          </table:table-cell>
          <table:table-cell office:value-type="float" office:value="4888.46" table:style-name="ce2">
            <text:p>4.888,46</text:p>
          </table:table-cell>
          <table:table-cell office:value-type="float" office:value="4" table:style-name="ce1">
            <text:p>4</text:p>
          </table:table-cell>
          <table:table-cell office:value-type="float" office:value="25.25" table:style-name="ce1">
            <text:p>25,25</text:p>
          </table:table-cell>
          <table:table-cell office:value-type="float" office:value="2095.75" table:style-name="ce2">
            <text:p>2.095,75</text:p>
          </table:table-cell>
          <table:table-cell office:value-type="float" office:value="26" table:style-name="ce1">
            <text:p>26</text:p>
          </table:table-cell>
          <table:table-cell office:value-type="float" office:value="47.64" table:style-name="ce1">
            <text:p>47,64</text:p>
          </table:table-cell>
          <table:table-cell office:value-type="float" office:value="3968.29" table:style-name="ce2">
            <text:p>3.968,29</text:p>
          </table:table-cell>
          <table:table-cell office:value-type="float" office:value="2" table:style-name="ce1">
            <text:p>2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680.5" table:style-name="ce1">
            <text:p>680,5</text:p>
          </table:table-cell>
          <table:table-cell office:value-type="float" office:value="2" table:style-name="ce1">
            <text:p>2</text:p>
          </table:table-cell>
          <table:table-cell office:value-type="float" office:value="6.37" table:style-name="ce1">
            <text:p>6,37</text:p>
          </table:table-cell>
          <table:table-cell office:value-type="float" office:value="477.06" table:style-name="ce1">
            <text:p>477,06</text:p>
          </table:table-cell>
          <table:table-cell office:value-type="float" office:value="1" table:style-name="ce1">
            <text:p>1</text:p>
          </table:table-cell>
          <table:table-cell office:value-type="float" office:value="0.13" table:style-name="ce1">
            <text:p>0,13</text:p>
          </table:table-cell>
          <table:table-cell office:value-type="float" office:value="120.54" table:style-name="ce1">
            <text:p>120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1.05" table:style-name="ce1">
            <text:p>81,05</text:p>
          </table:table-cell>
          <table:table-cell office:value-type="float" office:value="5754.54" table:style-name="ce2">
            <text:p>5.754,54</text:p>
          </table:table-cell>
          <table:table-cell office:value-type="float" office:value="2" table:style-name="ce1">
            <text:p>2</text:p>
          </table:table-cell>
          <table:table-cell office:value-type="float" office:value="18.13" table:style-name="ce1">
            <text:p>18,13</text:p>
          </table:table-cell>
          <table:table-cell office:value-type="float" office:value="1276.94" table:style-name="ce2">
            <text:p>1.276,94</text:p>
          </table:table-cell>
          <table:table-cell office:value-type="float" office:value="38" table:style-name="ce1">
            <text:p>38</text:p>
          </table:table-cell>
          <table:table-cell office:value-type="float" office:value="3847.66" table:style-name="ce2">
            <text:p>3.847,66</text:p>
          </table:table-cell>
          <table:table-cell office:value-type="float" office:value="235606.08" table:style-name="ce2">
            <text:p>235.606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812.62" table:style-name="ce2">
            <text:p>1.812,62</text:p>
          </table:table-cell>
          <table:table-cell office:value-type="float" office:value="121254.32" table:style-name="ce2">
            <text:p>121.254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1.38" table:style-name="ce1">
            <text:p>121,38</text:p>
          </table:table-cell>
          <table:table-cell office:value-type="float" office:value="8200.59" table:style-name="ce2">
            <text:p>8.200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£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.18" table:style-name="ce1">
            <text:p>5,18</text:p>
          </table:table-cell>
          <table:table-cell office:value-type="float" office:value="468.33" table:style-name="ce1">
            <text:p>468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.85" table:style-name="ce1">
            <text:p>8,85</text:p>
          </table:table-cell>
          <table:table-cell office:value-type="float" office:value="881.32" table:style-name="ce1">
            <text:p>881,32</text:p>
          </table:table-cell>
          <table:table-cell office:value-type="float" office:value="6" table:style-name="ce1">
            <text:p>6</text:p>
          </table:table-cell>
          <table:table-cell office:value-type="float" office:value="24.31" table:style-name="ce1">
            <text:p>24,31</text:p>
          </table:table-cell>
          <table:table-cell office:value-type="float" office:value="1992.94" table:style-name="ce2">
            <text:p>1.992,94</text:p>
          </table:table-cell>
          <table:table-cell office:value-type="float" office:value="100" table:style-name="ce1">
            <text:p>100</text:p>
          </table:table-cell>
          <table:table-cell office:value-type="float" office:value="126.44" table:style-name="ce1">
            <text:p>126,44</text:p>
          </table:table-cell>
          <table:table-cell office:value-type="float" office:value="11072.42" table:style-name="ce2">
            <text:p>11.072,42</text:p>
          </table:table-cell>
          <table:table-cell office:value-type="float" office:value="5" table:style-name="ce1">
            <text:p>5</text:p>
          </table:table-cell>
          <table:table-cell office:value-type="float" office:value="25.21" table:style-name="ce1">
            <text:p>25,21</text:p>
          </table:table-cell>
          <table:table-cell office:value-type="float" office:value="2109.5700000000002" table:style-name="ce2">
            <text:p>2.109,57</text:p>
          </table:table-cell>
          <table:table-cell office:value-type="float" office:value="7" table:style-name="ce1">
            <text:p>7</text:p>
          </table:table-cell>
          <table:table-cell office:value-type="float" office:value="20.71" table:style-name="ce1">
            <text:p>20,71</text:p>
          </table:table-cell>
          <table:table-cell office:value-type="float" office:value="1689.37" table:style-name="ce2">
            <text:p>1.689,37</text:p>
          </table:table-cell>
          <table:table-cell office:value-type="float" office:value="6" table:style-name="ce1">
            <text:p>6</text:p>
          </table:table-cell>
          <table:table-cell office:value-type="float" office:value="1.96" table:style-name="ce1">
            <text:p>1,96</text:p>
          </table:table-cell>
          <table:table-cell office:value-type="float" office:value="136.07" table:style-name="ce1">
            <text:p>136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£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1.27" table:style-name="ce1">
            <text:p>71,27</text:p>
          </table:table-cell>
          <table:table-cell office:value-type="float" office:value="4722.18" table:style-name="ce2">
            <text:p>4.722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97" table:style-name="ce1">
            <text:p>2,97</text:p>
          </table:table-cell>
          <table:table-cell office:value-type="float" office:value="376.98" table:style-name="ce1">
            <text:p>376,98</text:p>
          </table:table-cell>
          <table:table-cell office:value-type="float" office:value="2" table:style-name="ce1">
            <text:p>2</text:p>
          </table:table-cell>
          <table:table-cell office:value-type="float" office:value="6.07" table:style-name="ce1">
            <text:p>6,07</text:p>
          </table:table-cell>
          <table:table-cell office:value-type="float" office:value="486.01" table:style-name="ce1">
            <text:p>486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10.16" table:style-name="ce1">
            <text:p>10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5" table:style-name="ce1">
            <text:p>-0,35</text:p>
          </table:table-cell>
          <table:table-cell office:value-type="float" office:value="-29.91" table:style-name="ce1">
            <text:p>-29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" table:style-name="ce1">
            <text:p>-0,4</text:p>
          </table:table-cell>
          <table:table-cell office:value-type="float" office:value="-36.72" table:style-name="ce1">
            <text:p>-36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.29" table:style-name="ce1">
            <text:p>5,29</text:p>
          </table:table-cell>
          <table:table-cell office:value-type="float" office:value="525.85" table:style-name="ce1">
            <text:p>525,85</text:p>
          </table:table-cell>
          <table:table-cell office:value-type="float" office:value="33" table:style-name="ce1">
            <text:p>33</text:p>
          </table:table-cell>
          <table:table-cell office:value-type="float" office:value="73.39" table:style-name="ce1">
            <text:p>73,39</text:p>
          </table:table-cell>
          <table:table-cell office:value-type="float" office:value="7195.67" table:style-name="ce2">
            <text:p>7.195,67</text:p>
          </table:table-cell>
          <table:table-cell office:value-type="float" office:value="113" table:style-name="ce1">
            <text:p>113</text:p>
          </table:table-cell>
          <table:table-cell office:value-type="float" office:value="1505.33" table:style-name="ce2">
            <text:p>1.505,33</text:p>
          </table:table-cell>
          <table:table-cell office:value-type="float" office:value="115312.65" table:style-name="ce2">
            <text:p>115.312,65</text:p>
          </table:table-cell>
          <table:table-cell office:value-type="float" office:value="144" table:style-name="ce1">
            <text:p>144</text:p>
          </table:table-cell>
          <table:table-cell office:value-type="float" office:value="788.68" table:style-name="ce1">
            <text:p>788,68</text:p>
          </table:table-cell>
          <table:table-cell office:value-type="float" office:value="74781.429999999993" table:style-name="ce2">
            <text:p>74.781,43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,4</text:p>
          </table:table-cell>
          <table:table-cell office:value-type="float" office:value="161.43" table:style-name="ce1">
            <text:p>161,43</text:p>
          </table:table-cell>
          <table:table-cell office:value-type="float" office:value="59" table:style-name="ce1">
            <text:p>59</text:p>
          </table:table-cell>
          <table:table-cell office:value-type="float" office:value="169.42" table:style-name="ce1">
            <text:p>169,42</text:p>
          </table:table-cell>
          <table:table-cell office:value-type="float" office:value="16175.16" table:style-name="ce2">
            <text:p>16.175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63.35" table:style-name="ce1">
            <text:p>63,35</text:p>
          </table:table-cell>
          <table:table-cell office:value-type="float" office:value="6825.5" table:style-name="ce2">
            <text:p>6.825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337.76" table:style-name="ce2">
            <text:p>1.337,76</text:p>
          </table:table-cell>
          <table:table-cell office:value-type="float" office:value="94512.61" table:style-name="ce2">
            <text:p>94.512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7.5" table:style-name="ce1">
            <text:p>17,5</text:p>
          </table:table-cell>
          <table:table-cell office:value-type="float" office:value="1472.53" table:style-name="ce2">
            <text:p>1.472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351.38" table:style-name="ce1">
            <text:p>351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7.75" table:style-name="ce1">
            <text:p>127,75</text:p>
          </table:table-cell>
          <table:table-cell office:value-type="float" office:value="6496.47" table:style-name="ce2">
            <text:p>6.496,47</text:p>
          </table:table-cell>
          <table:table-cell office:value-type="float" office:value="1" table:style-name="ce1">
            <text:p>1</text:p>
          </table:table-cell>
          <table:table-cell office:value-type="float" office:value="3337.95" table:style-name="ce2">
            <text:p>3.337,95</text:p>
          </table:table-cell>
          <table:table-cell office:value-type="float" office:value="204037.92" table:style-name="ce2">
            <text:p>204.037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74.82" table:style-name="ce2">
            <text:p>1.274,82</text:p>
          </table:table-cell>
          <table:table-cell office:value-type="float" office:value="80866.990000000005" table:style-name="ce2">
            <text:p>80.866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¢n de Carga R 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68.39" table:style-name="ce1">
            <text:p>668,39</text:p>
          </table:table-cell>
          <table:table-cell office:value-type="float" office:value="51951.62" table:style-name="ce2">
            <text:p>51.951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55641.919999999998" table:style-name="ce2">
            <text:p>55.641,92</text:p>
          </table:table-cell>
          <table:table-cell office:value-type="float" office:value="3706904.21" table:style-name="ce2">
            <text:p>3.706.904,21</text:p>
          </table:table-cell>
          <table:table-cell office:value-type="float" office:value="19" table:style-name="ce1">
            <text:p>19</text:p>
          </table:table-cell>
          <table:table-cell office:value-type="float" office:value="17772.900000000001" table:style-name="ce2">
            <text:p>17.772,90</text:p>
          </table:table-cell>
          <table:table-cell office:value-type="float" office:value="1400080.46" table:style-name="ce2">
            <text:p>1.400.080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24.49" table:style-name="ce2">
            <text:p>1.024,49</text:p>
          </table:table-cell>
          <table:table-cell office:value-type="float" office:value="86202.8" table:style-name="ce2">
            <text:p>86.202,80</text:p>
          </table:table-cell>
          <table:table-cell office:value-type="float" office:value="4" table:style-name="ce1">
            <text:p>4</text:p>
          </table:table-cell>
          <table:table-cell office:value-type="float" office:value="11147.21" table:style-name="ce2">
            <text:p>11.147,21</text:p>
          </table:table-cell>
          <table:table-cell office:value-type="float" office:value="829161.85" table:style-name="ce2">
            <text:p>829.161,85</text:p>
          </table:table-cell>
          <table:table-cell office:value-type="float" office:value="4" table:style-name="ce1">
            <text:p>4</text:p>
          </table:table-cell>
          <table:table-cell office:value-type="float" office:value="3307.92" table:style-name="ce2">
            <text:p>3.307,92</text:p>
          </table:table-cell>
          <table:table-cell office:value-type="float" office:value="257848.32000000001" table:style-name="ce2">
            <text:p>257.848,32</text:p>
          </table:table-cell>
          <table:table-cell office:value-type="float" office:value="2" table:style-name="ce1">
            <text:p>2</text:p>
          </table:table-cell>
          <table:table-cell office:value-type="float" office:value="2466.8000000000002" table:style-name="ce2">
            <text:p>2.466,80</text:p>
          </table:table-cell>
          <table:table-cell office:value-type="float" office:value="197503.44" table:style-name="ce2">
            <text:p>197.503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5.98" table:style-name="ce1">
            <text:p>-95,98</text:p>
          </table:table-cell>
          <table:table-cell office:value-type="float" office:value="-76347.77" table:style-name="ce2">
            <text:p>-76.347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3.18" table:style-name="ce1">
            <text:p>-33,18</text:p>
          </table:table-cell>
          <table:table-cell office:value-type="float" office:value="-28241.3" table:style-name="ce2">
            <text:p>-28.241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.98" table:style-name="ce1">
            <text:p>22,98</text:p>
          </table:table-cell>
          <table:table-cell office:value-type="float" office:value="-8.7200000000000006" table:style-name="ce1">
            <text:p>-8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5" table:style-name="ce1">
            <text:p>-3,35</text:p>
          </table:table-cell>
          <table:table-cell office:value-type="float" office:value="5092.76" table:style-name="ce2">
            <text:p>5.092,7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42.52" table:style-name="ce2">
            <text:p>1.042,52</text:p>
          </table:table-cell>
          <table:table-cell office:value-type="float" office:value="65138.239999999998" table:style-name="ce2">
            <text:p>65.138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065.0500000000002" table:style-name="ce2">
            <text:p>2.065,05</text:p>
          </table:table-cell>
          <table:table-cell office:value-type="float" office:value="195257.82" table:style-name="ce2">
            <text:p>195.257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231.5" table:style-name="ce2">
            <text:p>4.231,50</text:p>
          </table:table-cell>
          <table:table-cell office:value-type="float" office:value="381698.66" table:style-name="ce2">
            <text:p>381.698,66</text:p>
          </table:table-cell>
          <table:table-cell office:value-type="float" office:value="6" table:style-name="ce1">
            <text:p>6</text:p>
          </table:table-cell>
          <table:table-cell office:value-type="float" office:value="4261.16" table:style-name="ce2">
            <text:p>4.261,16</text:p>
          </table:table-cell>
          <table:table-cell office:value-type="float" office:value="414336.63" table:style-name="ce2">
            <text:p>414.336,63</text:p>
          </table:table-cell>
          <table:table-cell office:value-type="float" office:value="1" table:style-name="ce1">
            <text:p>1</text:p>
          </table:table-cell>
          <table:table-cell office:value-type="float" office:value="532.95000000000005" table:style-name="ce1">
            <text:p>532,95</text:p>
          </table:table-cell>
          <table:table-cell office:value-type="float" office:value="52600.57" table:style-name="ce2">
            <text:p>52.600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84" table:style-name="ce1">
            <text:p>384</text:p>
          </table:table-cell>
          <table:table-cell office:value-type="float" office:value="37393.410000000003" table:style-name="ce2">
            <text:p>37.393,41</text:p>
          </table:table-cell>
          <table:table-cell office:value-type="float" office:value="1" table:style-name="ce1">
            <text:p>1</text:p>
          </table:table-cell>
          <table:table-cell office:value-type="float" office:value="450" table:style-name="ce1">
            <text:p>450</text:p>
          </table:table-cell>
          <table:table-cell office:value-type="float" office:value="44159.01" table:style-name="ce2">
            <text:p>44.159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594.3" table:style-name="ce2">
            <text:p>22.594,30</text:p>
          </table:table-cell>
          <table:table-cell office:value-type="float" office:value="1668743.38" table:style-name="ce2">
            <text:p>1.668.743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EVELYN NATHALIE RENDON MUÑOZ</dc:creator>
    <meta:creation-date>2022-02-08T17:14:19Z</meta:creation-date>
    <dc:date>2022-02-08T17:14:19Z</dc:date>
  </office:meta>
</office:document-meta>
</file>